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ew Text Document" table:style-name="ta1">
        <table:shapes>
          <draw:frame draw:z-index="0" draw:style-name="gr1" draw:text-style-name="P1" svg:width="15.999cm" svg:height="8.999cm" svg:x="5.618cm" svg:y="158.596cm">
            <draw:object draw:notify-on-update-of-ranges="'New Text Document'.B1:'New Text Document'.B360 'New Text Document'.C1:'New Text Document'.C3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 0</text:p>
          </table:table-cell>
          <table:table-cell office:value-type="float" office:value="9942.857" calcext:value-type="float">
            <text:p>9942.857</text:p>
          </table:table-cell>
          <table:table-cell office:value-type="float" office:value="57.14286" calcext:value-type="float">
            <text:p>57.14286</text:p>
          </table:table-cell>
        </table:table-row>
        <table:table-row table:style-name="ro1">
          <table:table-cell office:value-type="string" calcext:value-type="string">
            <text:p>Min 1</text:p>
          </table:table-cell>
          <table:table-cell office:value-type="float" office:value="9886.367" calcext:value-type="float">
            <text:p>9886.367</text:p>
          </table:table-cell>
          <table:table-cell office:value-type="float" office:value="113.63266" calcext:value-type="float">
            <text:p>113.63266</text:p>
          </table:table-cell>
        </table:table-row>
        <table:table-row table:style-name="ro1">
          <table:table-cell office:value-type="string" calcext:value-type="string">
            <text:p>Min 2</text:p>
          </table:table-cell>
          <table:table-cell office:value-type="float" office:value="9830.523" calcext:value-type="float">
            <text:p>9830.523</text:p>
          </table:table-cell>
          <table:table-cell office:value-type="float" office:value="169.47685" calcext:value-type="float">
            <text:p>169.47685</text:p>
          </table:table-cell>
        </table:table-row>
        <table:table-row table:style-name="ro1">
          <table:table-cell office:value-type="string" calcext:value-type="string">
            <text:p>Min 3</text:p>
          </table:table-cell>
          <table:table-cell office:value-type="float" office:value="9775.317" calcext:value-type="float">
            <text:p>9775.317</text:p>
          </table:table-cell>
          <table:table-cell office:value-type="float" office:value="224.68285" calcext:value-type="float">
            <text:p>224.68285</text:p>
          </table:table-cell>
        </table:table-row>
        <table:table-row table:style-name="ro1">
          <table:table-cell office:value-type="string" calcext:value-type="string">
            <text:p>Min 4</text:p>
          </table:table-cell>
          <table:table-cell office:value-type="float" office:value="9720.742" calcext:value-type="float">
            <text:p>9720.742</text:p>
          </table:table-cell>
          <table:table-cell office:value-type="float" office:value="279.2579" calcext:value-type="float">
            <text:p>279.2579</text:p>
          </table:table-cell>
        </table:table-row>
        <table:table-row table:style-name="ro1">
          <table:table-cell office:value-type="string" calcext:value-type="string">
            <text:p>Min 5</text:p>
          </table:table-cell>
          <table:table-cell office:value-type="float" office:value="9666.791" calcext:value-type="float">
            <text:p>9666.791</text:p>
          </table:table-cell>
          <table:table-cell office:value-type="float" office:value="333.20926" calcext:value-type="float">
            <text:p>333.20926</text:p>
          </table:table-cell>
        </table:table-row>
        <table:table-row table:style-name="ro1">
          <table:table-cell office:value-type="string" calcext:value-type="string">
            <text:p>Min 6</text:p>
          </table:table-cell>
          <table:table-cell office:value-type="float" office:value="9613.456" calcext:value-type="float">
            <text:p>9613.456</text:p>
          </table:table-cell>
          <table:table-cell office:value-type="float" office:value="386.544" calcext:value-type="float">
            <text:p>386.544</text:p>
          </table:table-cell>
        </table:table-row>
        <table:table-row table:style-name="ro1">
          <table:table-cell office:value-type="string" calcext:value-type="string">
            <text:p>Min 7</text:p>
          </table:table-cell>
          <table:table-cell office:value-type="float" office:value="9560.731" calcext:value-type="float">
            <text:p>9560.731</text:p>
          </table:table-cell>
          <table:table-cell office:value-type="float" office:value="439.26923" calcext:value-type="float">
            <text:p>439.26923</text:p>
          </table:table-cell>
        </table:table-row>
        <table:table-row table:style-name="ro1">
          <table:table-cell office:value-type="string" calcext:value-type="string">
            <text:p>Min 8</text:p>
          </table:table-cell>
          <table:table-cell office:value-type="float" office:value="9508.608" calcext:value-type="float">
            <text:p>9508.608</text:p>
          </table:table-cell>
          <table:table-cell office:value-type="float" office:value="491.39188" calcext:value-type="float">
            <text:p>491.39188</text:p>
          </table:table-cell>
        </table:table-row>
        <table:table-row table:style-name="ro1">
          <table:table-cell office:value-type="string" calcext:value-type="string">
            <text:p>Min 9</text:p>
          </table:table-cell>
          <table:table-cell office:value-type="float" office:value="9457.081" calcext:value-type="float">
            <text:p>9457.081</text:p>
          </table:table-cell>
          <table:table-cell office:value-type="float" office:value="542.9188" calcext:value-type="float">
            <text:p>542.9188</text:p>
          </table:table-cell>
        </table:table-row>
        <table:table-row table:style-name="ro1">
          <table:table-cell office:value-type="string" calcext:value-type="string">
            <text:p>Min 10</text:p>
          </table:table-cell>
          <table:table-cell office:value-type="float" office:value="9406.143" calcext:value-type="float">
            <text:p>9406.143</text:p>
          </table:table-cell>
          <table:table-cell office:value-type="float" office:value="593.8569" calcext:value-type="float">
            <text:p>593.8569</text:p>
          </table:table-cell>
        </table:table-row>
        <table:table-row table:style-name="ro1">
          <table:table-cell office:value-type="string" calcext:value-type="string">
            <text:p>Min 11</text:p>
          </table:table-cell>
          <table:table-cell office:value-type="float" office:value="9355.787" calcext:value-type="float">
            <text:p>9355.787</text:p>
          </table:table-cell>
          <table:table-cell office:value-type="float" office:value="644.2128" calcext:value-type="float">
            <text:p>644.2128</text:p>
          </table:table-cell>
        </table:table-row>
        <table:table-row table:style-name="ro1">
          <table:table-cell office:value-type="string" calcext:value-type="string">
            <text:p>Min 12</text:p>
          </table:table-cell>
          <table:table-cell office:value-type="float" office:value="9306.007" calcext:value-type="float">
            <text:p>9306.007</text:p>
          </table:table-cell>
          <table:table-cell office:value-type="float" office:value="693.9932" calcext:value-type="float">
            <text:p>693.9932</text:p>
          </table:table-cell>
        </table:table-row>
        <table:table-row table:style-name="ro1">
          <table:table-cell office:value-type="string" calcext:value-type="string">
            <text:p>Min 13</text:p>
          </table:table-cell>
          <table:table-cell office:value-type="float" office:value="9256.795" calcext:value-type="float">
            <text:p>9256.795</text:p>
          </table:table-cell>
          <table:table-cell office:value-type="float" office:value="743.2048" calcext:value-type="float">
            <text:p>743.2048</text:p>
          </table:table-cell>
        </table:table-row>
        <table:table-row table:style-name="ro1">
          <table:table-cell office:value-type="string" calcext:value-type="string">
            <text:p>Min 14</text:p>
          </table:table-cell>
          <table:table-cell office:value-type="float" office:value="9208.146" calcext:value-type="float">
            <text:p>9208.146</text:p>
          </table:table-cell>
          <table:table-cell office:value-type="float" office:value="791.8538" calcext:value-type="float">
            <text:p>791.8538</text:p>
          </table:table-cell>
        </table:table-row>
        <table:table-row table:style-name="ro1">
          <table:table-cell office:value-type="string" calcext:value-type="string">
            <text:p>Min 15</text:p>
          </table:table-cell>
          <table:table-cell office:value-type="float" office:value="9160.053" calcext:value-type="float">
            <text:p>9160.053</text:p>
          </table:table-cell>
          <table:table-cell office:value-type="float" office:value="839.94696" calcext:value-type="float">
            <text:p>839.94696</text:p>
          </table:table-cell>
        </table:table-row>
        <table:table-row table:style-name="ro1">
          <table:table-cell office:value-type="string" calcext:value-type="string">
            <text:p>Min 16</text:p>
          </table:table-cell>
          <table:table-cell office:value-type="float" office:value="9112.51" calcext:value-type="float">
            <text:p>9112.51</text:p>
          </table:table-cell>
          <table:table-cell office:value-type="float" office:value="887.49036" calcext:value-type="float">
            <text:p>887.49036</text:p>
          </table:table-cell>
        </table:table-row>
        <table:table-row table:style-name="ro1">
          <table:table-cell office:value-type="string" calcext:value-type="string">
            <text:p>Min 17</text:p>
          </table:table-cell>
          <table:table-cell office:value-type="float" office:value="9065.51" calcext:value-type="float">
            <text:p>9065.51</text:p>
          </table:table-cell>
          <table:table-cell office:value-type="float" office:value="934.4905" calcext:value-type="float">
            <text:p>934.4905</text:p>
          </table:table-cell>
        </table:table-row>
        <table:table-row table:style-name="ro1">
          <table:table-cell office:value-type="string" calcext:value-type="string">
            <text:p>Min 18</text:p>
          </table:table-cell>
          <table:table-cell office:value-type="float" office:value="9019.047" calcext:value-type="float">
            <text:p>9019.047</text:p>
          </table:table-cell>
          <table:table-cell office:value-type="float" office:value="980.9535" calcext:value-type="float">
            <text:p>980.9535</text:p>
          </table:table-cell>
        </table:table-row>
        <table:table-row table:style-name="ro1">
          <table:table-cell office:value-type="string" calcext:value-type="string">
            <text:p>Min 19</text:p>
          </table:table-cell>
          <table:table-cell office:value-type="float" office:value="8973.115" calcext:value-type="float">
            <text:p>8973.115</text:p>
          </table:table-cell>
          <table:table-cell office:value-type="float" office:value="1026.8855" calcext:value-type="float">
            <text:p>1026.8855</text:p>
          </table:table-cell>
        </table:table-row>
        <table:table-row table:style-name="ro1">
          <table:table-cell office:value-type="string" calcext:value-type="string">
            <text:p>Min 20</text:p>
          </table:table-cell>
          <table:table-cell office:value-type="float" office:value="8927.708" calcext:value-type="float">
            <text:p>8927.708</text:p>
          </table:table-cell>
          <table:table-cell office:value-type="float" office:value="1072.2925" calcext:value-type="float">
            <text:p>1072.2925</text:p>
          </table:table-cell>
        </table:table-row>
        <table:table-row table:style-name="ro1">
          <table:table-cell office:value-type="string" calcext:value-type="string">
            <text:p>Min 21</text:p>
          </table:table-cell>
          <table:table-cell office:value-type="float" office:value="8882.82" calcext:value-type="float">
            <text:p>8882.82</text:p>
          </table:table-cell>
          <table:table-cell office:value-type="float" office:value="1117.1807" calcext:value-type="float">
            <text:p>1117.1807</text:p>
          </table:table-cell>
        </table:table-row>
        <table:table-row table:style-name="ro1">
          <table:table-cell office:value-type="string" calcext:value-type="string">
            <text:p>Min 22</text:p>
          </table:table-cell>
          <table:table-cell office:value-type="float" office:value="8838.445" calcext:value-type="float">
            <text:p>8838.445</text:p>
          </table:table-cell>
          <table:table-cell office:value-type="float" office:value="1161.5558" calcext:value-type="float">
            <text:p>1161.5558</text:p>
          </table:table-cell>
        </table:table-row>
        <table:table-row table:style-name="ro1">
          <table:table-cell office:value-type="string" calcext:value-type="string">
            <text:p>Min 23</text:p>
          </table:table-cell>
          <table:table-cell office:value-type="float" office:value="8794.577" calcext:value-type="float">
            <text:p>8794.577</text:p>
          </table:table-cell>
          <table:table-cell office:value-type="float" office:value="1205.4237" calcext:value-type="float">
            <text:p>1205.4237</text:p>
          </table:table-cell>
        </table:table-row>
        <table:table-row table:style-name="ro1">
          <table:table-cell office:value-type="string" calcext:value-type="string">
            <text:p>Min 24</text:p>
          </table:table-cell>
          <table:table-cell office:value-type="float" office:value="8751.21" calcext:value-type="float">
            <text:p>8751.21</text:p>
          </table:table-cell>
          <table:table-cell office:value-type="float" office:value="1248.7904" calcext:value-type="float">
            <text:p>1248.7904</text:p>
          </table:table-cell>
        </table:table-row>
        <table:table-row table:style-name="ro1">
          <table:table-cell office:value-type="string" calcext:value-type="string">
            <text:p>Min 25</text:p>
          </table:table-cell>
          <table:table-cell office:value-type="float" office:value="8708.339" calcext:value-type="float">
            <text:p>8708.339</text:p>
          </table:table-cell>
          <table:table-cell office:value-type="float" office:value="1291.6614" calcext:value-type="float">
            <text:p>1291.6614</text:p>
          </table:table-cell>
        </table:table-row>
        <table:table-row table:style-name="ro1">
          <table:table-cell office:value-type="string" calcext:value-type="string">
            <text:p>Min 26</text:p>
          </table:table-cell>
          <table:table-cell office:value-type="float" office:value="8665.958" calcext:value-type="float">
            <text:p>8665.958</text:p>
          </table:table-cell>
          <table:table-cell office:value-type="float" office:value="1334.0424" calcext:value-type="float">
            <text:p>1334.0424</text:p>
          </table:table-cell>
        </table:table-row>
        <table:table-row table:style-name="ro1">
          <table:table-cell office:value-type="string" calcext:value-type="string">
            <text:p>Min 27</text:p>
          </table:table-cell>
          <table:table-cell office:value-type="float" office:value="8624.061" calcext:value-type="float">
            <text:p>8624.061</text:p>
          </table:table-cell>
          <table:table-cell office:value-type="float" office:value="1375.939" calcext:value-type="float">
            <text:p>1375.939</text:p>
          </table:table-cell>
        </table:table-row>
        <table:table-row table:style-name="ro1">
          <table:table-cell office:value-type="string" calcext:value-type="string">
            <text:p>Min 28</text:p>
          </table:table-cell>
          <table:table-cell office:value-type="float" office:value="8582.643" calcext:value-type="float">
            <text:p>8582.643</text:p>
          </table:table-cell>
          <table:table-cell office:value-type="float" office:value="1417.3569" calcext:value-type="float">
            <text:p>1417.3569</text:p>
          </table:table-cell>
        </table:table-row>
        <table:table-row table:style-name="ro1">
          <table:table-cell office:value-type="string" calcext:value-type="string">
            <text:p>Min 29</text:p>
          </table:table-cell>
          <table:table-cell office:value-type="float" office:value="8541.699" calcext:value-type="float">
            <text:p>8541.699</text:p>
          </table:table-cell>
          <table:table-cell office:value-type="float" office:value="1458.3014" calcext:value-type="float">
            <text:p>1458.3014</text:p>
          </table:table-cell>
        </table:table-row>
        <table:table-row table:style-name="ro1">
          <table:table-cell office:value-type="string" calcext:value-type="string">
            <text:p>Min 30</text:p>
          </table:table-cell>
          <table:table-cell office:value-type="float" office:value="8501.222" calcext:value-type="float">
            <text:p>8501.222</text:p>
          </table:table-cell>
          <table:table-cell office:value-type="float" office:value="1498.7778" calcext:value-type="float">
            <text:p>1498.7778</text:p>
          </table:table-cell>
        </table:table-row>
        <table:table-row table:style-name="ro1">
          <table:table-cell office:value-type="string" calcext:value-type="string">
            <text:p>Min 31</text:p>
          </table:table-cell>
          <table:table-cell office:value-type="float" office:value="8461.208" calcext:value-type="float">
            <text:p>8461.208</text:p>
          </table:table-cell>
          <table:table-cell office:value-type="float" office:value="1538.7919" calcext:value-type="float">
            <text:p>1538.7919</text:p>
          </table:table-cell>
        </table:table-row>
        <table:table-row table:style-name="ro1">
          <table:table-cell office:value-type="string" calcext:value-type="string">
            <text:p>Min 32</text:p>
          </table:table-cell>
          <table:table-cell office:value-type="float" office:value="8421.651" calcext:value-type="float">
            <text:p>8421.651</text:p>
          </table:table-cell>
          <table:table-cell office:value-type="float" office:value="1578.3485" calcext:value-type="float">
            <text:p>1578.3485</text:p>
          </table:table-cell>
        </table:table-row>
        <table:table-row table:style-name="ro1">
          <table:table-cell office:value-type="string" calcext:value-type="string">
            <text:p>Min 33</text:p>
          </table:table-cell>
          <table:table-cell office:value-type="float" office:value="8382.547" calcext:value-type="float">
            <text:p>8382.547</text:p>
          </table:table-cell>
          <table:table-cell office:value-type="float" office:value="1617.4531" calcext:value-type="float">
            <text:p>1617.4531</text:p>
          </table:table-cell>
        </table:table-row>
        <table:table-row table:style-name="ro1">
          <table:table-cell office:value-type="string" calcext:value-type="string">
            <text:p>Min 34</text:p>
          </table:table-cell>
          <table:table-cell office:value-type="float" office:value="8343.89" calcext:value-type="float">
            <text:p>8343.89</text:p>
          </table:table-cell>
          <table:table-cell office:value-type="float" office:value="1656.1107" calcext:value-type="float">
            <text:p>1656.1107</text:p>
          </table:table-cell>
        </table:table-row>
        <table:table-row table:style-name="ro1">
          <table:table-cell office:value-type="string" calcext:value-type="string">
            <text:p>Min 35</text:p>
          </table:table-cell>
          <table:table-cell office:value-type="float" office:value="8305.674" calcext:value-type="float">
            <text:p>8305.674</text:p>
          </table:table-cell>
          <table:table-cell office:value-type="float" office:value="1694.3267" calcext:value-type="float">
            <text:p>1694.3267</text:p>
          </table:table-cell>
        </table:table-row>
        <table:table-row table:style-name="ro1">
          <table:table-cell office:value-type="string" calcext:value-type="string">
            <text:p>Min 36</text:p>
          </table:table-cell>
          <table:table-cell office:value-type="float" office:value="8267.895" calcext:value-type="float">
            <text:p>8267.895</text:p>
          </table:table-cell>
          <table:table-cell office:value-type="float" office:value="1732.1057" calcext:value-type="float">
            <text:p>1732.1057</text:p>
          </table:table-cell>
        </table:table-row>
        <table:table-row table:style-name="ro1">
          <table:table-cell office:value-type="string" calcext:value-type="string">
            <text:p>Min 37</text:p>
          </table:table-cell>
          <table:table-cell office:value-type="float" office:value="8230.547" calcext:value-type="float">
            <text:p>8230.547</text:p>
          </table:table-cell>
          <table:table-cell office:value-type="float" office:value="1769.4531" calcext:value-type="float">
            <text:p>1769.4531</text:p>
          </table:table-cell>
        </table:table-row>
        <table:table-row table:style-name="ro1">
          <table:table-cell office:value-type="string" calcext:value-type="string">
            <text:p>Min 38</text:p>
          </table:table-cell>
          <table:table-cell office:value-type="float" office:value="8193.627" calcext:value-type="float">
            <text:p>8193.627</text:p>
          </table:table-cell>
          <table:table-cell office:value-type="float" office:value="1806.3737" calcext:value-type="float">
            <text:p>1806.3737</text:p>
          </table:table-cell>
        </table:table-row>
        <table:table-row table:style-name="ro1">
          <table:table-cell office:value-type="string" calcext:value-type="string">
            <text:p>Min 39</text:p>
          </table:table-cell>
          <table:table-cell office:value-type="float" office:value="8157.1284" calcext:value-type="float">
            <text:p>8157.1284</text:p>
          </table:table-cell>
          <table:table-cell office:value-type="float" office:value="1842.8722" calcext:value-type="float">
            <text:p>1842.8722</text:p>
          </table:table-cell>
        </table:table-row>
        <table:table-row table:style-name="ro1">
          <table:table-cell office:value-type="string" calcext:value-type="string">
            <text:p>Min 40</text:p>
          </table:table-cell>
          <table:table-cell office:value-type="float" office:value="8121.047" calcext:value-type="float">
            <text:p>8121.047</text:p>
          </table:table-cell>
          <table:table-cell office:value-type="float" office:value="1878.9537" calcext:value-type="float">
            <text:p>1878.9537</text:p>
          </table:table-cell>
        </table:table-row>
        <table:table-row table:style-name="ro1">
          <table:table-cell office:value-type="string" calcext:value-type="string">
            <text:p>Min 41</text:p>
          </table:table-cell>
          <table:table-cell office:value-type="float" office:value="8085.378" calcext:value-type="float">
            <text:p>8085.378</text:p>
          </table:table-cell>
          <table:table-cell office:value-type="float" office:value="1914.6229" calcext:value-type="float">
            <text:p>1914.6229</text:p>
          </table:table-cell>
        </table:table-row>
        <table:table-row table:style-name="ro1">
          <table:table-cell office:value-type="string" calcext:value-type="string">
            <text:p>Min 42</text:p>
          </table:table-cell>
          <table:table-cell office:value-type="float" office:value="8050.1167" calcext:value-type="float">
            <text:p>8050.1167</text:p>
          </table:table-cell>
          <table:table-cell office:value-type="float" office:value="1949.8844" calcext:value-type="float">
            <text:p>1949.8844</text:p>
          </table:table-cell>
        </table:table-row>
        <table:table-row table:style-name="ro1">
          <table:table-cell office:value-type="string" calcext:value-type="string">
            <text:p>Min 43</text:p>
          </table:table-cell>
          <table:table-cell office:value-type="float" office:value="8015.258" calcext:value-type="float">
            <text:p>8015.258</text:p>
          </table:table-cell>
          <table:table-cell office:value-type="float" office:value="1984.7429" calcext:value-type="float">
            <text:p>1984.7429</text:p>
          </table:table-cell>
        </table:table-row>
        <table:table-row table:style-name="ro1">
          <table:table-cell office:value-type="string" calcext:value-type="string">
            <text:p>Min 44</text:p>
          </table:table-cell>
          <table:table-cell office:value-type="float" office:value="7980.798" calcext:value-type="float">
            <text:p>7980.798</text:p>
          </table:table-cell>
          <table:table-cell office:value-type="float" office:value="2019.203" calcext:value-type="float">
            <text:p>2019.203</text:p>
          </table:table-cell>
        </table:table-row>
        <table:table-row table:style-name="ro1">
          <table:table-cell office:value-type="string" calcext:value-type="string">
            <text:p>Min 45</text:p>
          </table:table-cell>
          <table:table-cell office:value-type="float" office:value="7946.7314" calcext:value-type="float">
            <text:p>7946.7314</text:p>
          </table:table-cell>
          <table:table-cell office:value-type="float" office:value="2053.2693" calcext:value-type="float">
            <text:p>2053.2693</text:p>
          </table:table-cell>
        </table:table-row>
        <table:table-row table:style-name="ro1">
          <table:table-cell office:value-type="string" calcext:value-type="string">
            <text:p>Min 46</text:p>
          </table:table-cell>
          <table:table-cell office:value-type="float" office:value="7913.0547" calcext:value-type="float">
            <text:p>7913.0547</text:p>
          </table:table-cell>
          <table:table-cell office:value-type="float" office:value="2086.946" calcext:value-type="float">
            <text:p>2086.946</text:p>
          </table:table-cell>
        </table:table-row>
        <table:table-row table:style-name="ro1">
          <table:table-cell office:value-type="string" calcext:value-type="string">
            <text:p>Min 47</text:p>
          </table:table-cell>
          <table:table-cell office:value-type="float" office:value="7879.7627" calcext:value-type="float">
            <text:p>7879.7627</text:p>
          </table:table-cell>
          <table:table-cell office:value-type="float" office:value="2120.238" calcext:value-type="float">
            <text:p>2120.238</text:p>
          </table:table-cell>
        </table:table-row>
        <table:table-row table:style-name="ro1">
          <table:table-cell office:value-type="string" calcext:value-type="string">
            <text:p>Min 48</text:p>
          </table:table-cell>
          <table:table-cell office:value-type="float" office:value="7846.851" calcext:value-type="float">
            <text:p>7846.851</text:p>
          </table:table-cell>
          <table:table-cell office:value-type="float" office:value="2153.1494" calcext:value-type="float">
            <text:p>2153.1494</text:p>
          </table:table-cell>
        </table:table-row>
        <table:table-row table:style-name="ro1">
          <table:table-cell office:value-type="string" calcext:value-type="string">
            <text:p>Min 49</text:p>
          </table:table-cell>
          <table:table-cell office:value-type="float" office:value="7814.3154" calcext:value-type="float">
            <text:p>7814.3154</text:p>
          </table:table-cell>
          <table:table-cell office:value-type="float" office:value="2185.685" calcext:value-type="float">
            <text:p>2185.685</text:p>
          </table:table-cell>
        </table:table-row>
        <table:table-row table:style-name="ro1">
          <table:table-cell office:value-type="string" calcext:value-type="string">
            <text:p>Min 50</text:p>
          </table:table-cell>
          <table:table-cell office:value-type="float" office:value="7782.152" calcext:value-type="float">
            <text:p>7782.152</text:p>
          </table:table-cell>
          <table:table-cell office:value-type="float" office:value="2217.8484" calcext:value-type="float">
            <text:p>2217.8484</text:p>
          </table:table-cell>
        </table:table-row>
        <table:table-row table:style-name="ro1">
          <table:table-cell office:value-type="string" calcext:value-type="string">
            <text:p>Min 51</text:p>
          </table:table-cell>
          <table:table-cell office:value-type="float" office:value="7750.356" calcext:value-type="float">
            <text:p>7750.356</text:p>
          </table:table-cell>
          <table:table-cell office:value-type="float" office:value="2249.6445" calcext:value-type="float">
            <text:p>2249.6445</text:p>
          </table:table-cell>
        </table:table-row>
        <table:table-row table:style-name="ro1">
          <table:table-cell office:value-type="string" calcext:value-type="string">
            <text:p>Min 52</text:p>
          </table:table-cell>
          <table:table-cell office:value-type="float" office:value="7718.9233" calcext:value-type="float">
            <text:p>7718.9233</text:p>
          </table:table-cell>
          <table:table-cell office:value-type="float" office:value="2281.0771" calcext:value-type="float">
            <text:p>2281.0771</text:p>
          </table:table-cell>
        </table:table-row>
        <table:table-row table:style-name="ro1">
          <table:table-cell office:value-type="string" calcext:value-type="string">
            <text:p>Min 53</text:p>
          </table:table-cell>
          <table:table-cell office:value-type="float" office:value="7687.85" calcext:value-type="float">
            <text:p>7687.85</text:p>
          </table:table-cell>
          <table:table-cell office:value-type="float" office:value="2312.1506" calcext:value-type="float">
            <text:p>2312.1506</text:p>
          </table:table-cell>
        </table:table-row>
        <table:table-row table:style-name="ro1">
          <table:table-cell office:value-type="string" calcext:value-type="string">
            <text:p>Min 54</text:p>
          </table:table-cell>
          <table:table-cell office:value-type="float" office:value="7657.1313" calcext:value-type="float">
            <text:p>7657.1313</text:p>
          </table:table-cell>
          <table:table-cell office:value-type="float" office:value="2342.869" calcext:value-type="float">
            <text:p>2342.869</text:p>
          </table:table-cell>
        </table:table-row>
        <table:table-row table:style-name="ro1">
          <table:table-cell office:value-type="string" calcext:value-type="string">
            <text:p>Min 55</text:p>
          </table:table-cell>
          <table:table-cell office:value-type="float" office:value="7626.7646" calcext:value-type="float">
            <text:p>7626.7646</text:p>
          </table:table-cell>
          <table:table-cell office:value-type="float" office:value="2373.2363" calcext:value-type="float">
            <text:p>2373.2363</text:p>
          </table:table-cell>
        </table:table-row>
        <table:table-row table:style-name="ro1">
          <table:table-cell office:value-type="string" calcext:value-type="string">
            <text:p>Min 56</text:p>
          </table:table-cell>
          <table:table-cell office:value-type="float" office:value="7596.7446" calcext:value-type="float">
            <text:p>7596.7446</text:p>
          </table:table-cell>
          <table:table-cell office:value-type="float" office:value="2403.2566" calcext:value-type="float">
            <text:p>2403.2566</text:p>
          </table:table-cell>
        </table:table-row>
        <table:table-row table:style-name="ro1">
          <table:table-cell office:value-type="string" calcext:value-type="string">
            <text:p>Min 57</text:p>
          </table:table-cell>
          <table:table-cell office:value-type="float" office:value="7567.0674" calcext:value-type="float">
            <text:p>7567.0674</text:p>
          </table:table-cell>
          <table:table-cell office:value-type="float" office:value="2432.9336" calcext:value-type="float">
            <text:p>2432.9336</text:p>
          </table:table-cell>
        </table:table-row>
        <table:table-row table:style-name="ro1">
          <table:table-cell office:value-type="string" calcext:value-type="string">
            <text:p>Min 58</text:p>
          </table:table-cell>
          <table:table-cell office:value-type="float" office:value="7537.7295" calcext:value-type="float">
            <text:p>7537.7295</text:p>
          </table:table-cell>
          <table:table-cell office:value-type="float" office:value="2462.2715" calcext:value-type="float">
            <text:p>2462.2715</text:p>
          </table:table-cell>
        </table:table-row>
        <table:table-row table:style-name="ro1">
          <table:table-cell office:value-type="string" calcext:value-type="string">
            <text:p>Min 59</text:p>
          </table:table-cell>
          <table:table-cell office:value-type="float" office:value="7508.727" calcext:value-type="float">
            <text:p>7508.727</text:p>
          </table:table-cell>
          <table:table-cell office:value-type="float" office:value="2491.274" calcext:value-type="float">
            <text:p>2491.274</text:p>
          </table:table-cell>
        </table:table-row>
        <table:table-row table:style-name="ro1">
          <table:table-cell office:value-type="string" calcext:value-type="string">
            <text:p>Min 60</text:p>
          </table:table-cell>
          <table:table-cell office:value-type="float" office:value="7480.056" calcext:value-type="float">
            <text:p>7480.056</text:p>
          </table:table-cell>
          <table:table-cell office:value-type="float" office:value="2519.9453" calcext:value-type="float">
            <text:p>2519.9453</text:p>
          </table:table-cell>
        </table:table-row>
        <table:table-row table:style-name="ro1">
          <table:table-cell office:value-type="string" calcext:value-type="string">
            <text:p>Min 61</text:p>
          </table:table-cell>
          <table:table-cell office:value-type="float" office:value="7451.7124" calcext:value-type="float">
            <text:p>7451.7124</text:p>
          </table:table-cell>
          <table:table-cell office:value-type="float" office:value="2548.2888" calcext:value-type="float">
            <text:p>2548.2888</text:p>
          </table:table-cell>
        </table:table-row>
        <table:table-row table:style-name="ro1">
          <table:table-cell office:value-type="string" calcext:value-type="string">
            <text:p>Min 62</text:p>
          </table:table-cell>
          <table:table-cell office:value-type="float" office:value="7423.693" calcext:value-type="float">
            <text:p>7423.693</text:p>
          </table:table-cell>
          <table:table-cell office:value-type="float" office:value="2576.3083" calcext:value-type="float">
            <text:p>2576.3083</text:p>
          </table:table-cell>
        </table:table-row>
        <table:table-row table:style-name="ro1">
          <table:table-cell office:value-type="string" calcext:value-type="string">
            <text:p>Min 63</text:p>
          </table:table-cell>
          <table:table-cell office:value-type="float" office:value="7395.9937" calcext:value-type="float">
            <text:p>7395.9937</text:p>
          </table:table-cell>
          <table:table-cell office:value-type="float" office:value="2604.0076" calcext:value-type="float">
            <text:p>2604.0076</text:p>
          </table:table-cell>
        </table:table-row>
        <table:table-row table:style-name="ro1">
          <table:table-cell office:value-type="string" calcext:value-type="string">
            <text:p>Min 64</text:p>
          </table:table-cell>
          <table:table-cell office:value-type="float" office:value="7368.6104" calcext:value-type="float">
            <text:p>7368.6104</text:p>
          </table:table-cell>
          <table:table-cell office:value-type="float" office:value="2631.3901" calcext:value-type="float">
            <text:p>2631.3901</text:p>
          </table:table-cell>
        </table:table-row>
        <table:table-row table:style-name="ro1">
          <table:table-cell office:value-type="string" calcext:value-type="string">
            <text:p>Min 65</text:p>
          </table:table-cell>
          <table:table-cell office:value-type="float" office:value="7341.5405" calcext:value-type="float">
            <text:p>7341.5405</text:p>
          </table:table-cell>
          <table:table-cell office:value-type="float" office:value="2658.46" calcext:value-type="float">
            <text:p>2658.46</text:p>
          </table:table-cell>
        </table:table-row>
        <table:table-row table:style-name="ro1">
          <table:table-cell office:value-type="string" calcext:value-type="string">
            <text:p>Min 66</text:p>
          </table:table-cell>
          <table:table-cell office:value-type="float" office:value="7314.78" calcext:value-type="float">
            <text:p>7314.78</text:p>
          </table:table-cell>
          <table:table-cell office:value-type="float" office:value="2685.2205" calcext:value-type="float">
            <text:p>2685.2205</text:p>
          </table:table-cell>
        </table:table-row>
        <table:table-row table:style-name="ro1">
          <table:table-cell office:value-type="string" calcext:value-type="string">
            <text:p>Min 67</text:p>
          </table:table-cell>
          <table:table-cell office:value-type="float" office:value="7288.3257" calcext:value-type="float">
            <text:p>7288.3257</text:p>
          </table:table-cell>
          <table:table-cell office:value-type="float" office:value="2711.6753" calcext:value-type="float">
            <text:p>2711.6753</text:p>
          </table:table-cell>
        </table:table-row>
        <table:table-row table:style-name="ro1">
          <table:table-cell office:value-type="string" calcext:value-type="string">
            <text:p>Min 68</text:p>
          </table:table-cell>
          <table:table-cell office:value-type="float" office:value="7262.173" calcext:value-type="float">
            <text:p>7262.173</text:p>
          </table:table-cell>
          <table:table-cell office:value-type="float" office:value="2737.8274" calcext:value-type="float">
            <text:p>2737.8274</text:p>
          </table:table-cell>
        </table:table-row>
        <table:table-row table:style-name="ro1">
          <table:table-cell office:value-type="string" calcext:value-type="string">
            <text:p>Min 69</text:p>
          </table:table-cell>
          <table:table-cell office:value-type="float" office:value="7236.3193" calcext:value-type="float">
            <text:p>7236.3193</text:p>
          </table:table-cell>
          <table:table-cell office:value-type="float" office:value="2763.681" calcext:value-type="float">
            <text:p>2763.681</text:p>
          </table:table-cell>
        </table:table-row>
        <table:table-row table:style-name="ro1">
          <table:table-cell office:value-type="string" calcext:value-type="string">
            <text:p>Min 70</text:p>
          </table:table-cell>
          <table:table-cell office:value-type="float" office:value="7210.7617" calcext:value-type="float">
            <text:p>7210.7617</text:p>
          </table:table-cell>
          <table:table-cell office:value-type="float" office:value="2789.239" calcext:value-type="float">
            <text:p>2789.239</text:p>
          </table:table-cell>
        </table:table-row>
        <table:table-row table:style-name="ro1">
          <table:table-cell office:value-type="string" calcext:value-type="string">
            <text:p>Min 71</text:p>
          </table:table-cell>
          <table:table-cell office:value-type="float" office:value="7185.4956" calcext:value-type="float">
            <text:p>7185.4956</text:p>
          </table:table-cell>
          <table:table-cell office:value-type="float" office:value="2814.5046" calcext:value-type="float">
            <text:p>2814.5046</text:p>
          </table:table-cell>
        </table:table-row>
        <table:table-row table:style-name="ro1">
          <table:table-cell office:value-type="string" calcext:value-type="string">
            <text:p>Min 72</text:p>
          </table:table-cell>
          <table:table-cell office:value-type="float" office:value="7160.5186" calcext:value-type="float">
            <text:p>7160.5186</text:p>
          </table:table-cell>
          <table:table-cell office:value-type="float" office:value="2839.4817" calcext:value-type="float">
            <text:p>2839.4817</text:p>
          </table:table-cell>
        </table:table-row>
        <table:table-row table:style-name="ro1">
          <table:table-cell office:value-type="string" calcext:value-type="string">
            <text:p>Min 73</text:p>
          </table:table-cell>
          <table:table-cell office:value-type="float" office:value="7135.827" calcext:value-type="float">
            <text:p>7135.827</text:p>
          </table:table-cell>
          <table:table-cell office:value-type="float" office:value="2864.1736" calcext:value-type="float">
            <text:p>2864.1736</text:p>
          </table:table-cell>
        </table:table-row>
        <table:table-row table:style-name="ro1">
          <table:table-cell office:value-type="string" calcext:value-type="string">
            <text:p>Min 74</text:p>
          </table:table-cell>
          <table:table-cell office:value-type="float" office:value="7111.4175" calcext:value-type="float">
            <text:p>7111.4175</text:p>
          </table:table-cell>
          <table:table-cell office:value-type="float" office:value="2888.583" calcext:value-type="float">
            <text:p>2888.583</text:p>
          </table:table-cell>
        </table:table-row>
        <table:table-row table:style-name="ro1">
          <table:table-cell office:value-type="string" calcext:value-type="string">
            <text:p>Min 75</text:p>
          </table:table-cell>
          <table:table-cell office:value-type="float" office:value="7087.287" calcext:value-type="float">
            <text:p>7087.287</text:p>
          </table:table-cell>
          <table:table-cell office:value-type="float" office:value="2912.7134" calcext:value-type="float">
            <text:p>2912.7134</text:p>
          </table:table-cell>
        </table:table-row>
        <table:table-row table:style-name="ro1">
          <table:table-cell office:value-type="string" calcext:value-type="string">
            <text:p>Min 76</text:p>
          </table:table-cell>
          <table:table-cell office:value-type="float" office:value="7063.4326" calcext:value-type="float">
            <text:p>7063.4326</text:p>
          </table:table-cell>
          <table:table-cell office:value-type="float" office:value="2936.5684" calcext:value-type="float">
            <text:p>2936.5684</text:p>
          </table:table-cell>
        </table:table-row>
        <table:table-row table:style-name="ro1">
          <table:table-cell office:value-type="string" calcext:value-type="string">
            <text:p>Min 77</text:p>
          </table:table-cell>
          <table:table-cell office:value-type="float" office:value="7039.8506" calcext:value-type="float">
            <text:p>7039.8506</text:p>
          </table:table-cell>
          <table:table-cell office:value-type="float" office:value="2960.1501" calcext:value-type="float">
            <text:p>2960.1501</text:p>
          </table:table-cell>
        </table:table-row>
        <table:table-row table:style-name="ro1">
          <table:table-cell office:value-type="string" calcext:value-type="string">
            <text:p>Min 78</text:p>
          </table:table-cell>
          <table:table-cell office:value-type="float" office:value="7016.538" calcext:value-type="float">
            <text:p>7016.538</text:p>
          </table:table-cell>
          <table:table-cell office:value-type="float" office:value="2983.4626" calcext:value-type="float">
            <text:p>2983.4626</text:p>
          </table:table-cell>
        </table:table-row>
        <table:table-row table:style-name="ro1">
          <table:table-cell office:value-type="string" calcext:value-type="string">
            <text:p>Min 79</text:p>
          </table:table-cell>
          <table:table-cell office:value-type="float" office:value="6993.492" calcext:value-type="float">
            <text:p>6993.492</text:p>
          </table:table-cell>
          <table:table-cell office:value-type="float" office:value="3006.509" calcext:value-type="float">
            <text:p>3006.509</text:p>
          </table:table-cell>
        </table:table-row>
        <table:table-row table:style-name="ro1">
          <table:table-cell office:value-type="string" calcext:value-type="string">
            <text:p>Min 80</text:p>
          </table:table-cell>
          <table:table-cell office:value-type="float" office:value="6970.709" calcext:value-type="float">
            <text:p>6970.709</text:p>
          </table:table-cell>
          <table:table-cell office:value-type="float" office:value="3029.2917" calcext:value-type="float">
            <text:p>3029.2917</text:p>
          </table:table-cell>
        </table:table-row>
        <table:table-row table:style-name="ro1">
          <table:table-cell office:value-type="string" calcext:value-type="string">
            <text:p>Min 81</text:p>
          </table:table-cell>
          <table:table-cell office:value-type="float" office:value="6948.1865" calcext:value-type="float">
            <text:p>6948.1865</text:p>
          </table:table-cell>
          <table:table-cell office:value-type="float" office:value="3051.8142" calcext:value-type="float">
            <text:p>3051.8142</text:p>
          </table:table-cell>
        </table:table-row>
        <table:table-row table:style-name="ro1">
          <table:table-cell office:value-type="string" calcext:value-type="string">
            <text:p>Min 82</text:p>
          </table:table-cell>
          <table:table-cell office:value-type="float" office:value="6925.9214" calcext:value-type="float">
            <text:p>6925.9214</text:p>
          </table:table-cell>
          <table:table-cell office:value-type="float" office:value="3074.0793" calcext:value-type="float">
            <text:p>3074.0793</text:p>
          </table:table-cell>
        </table:table-row>
        <table:table-row table:style-name="ro1">
          <table:table-cell office:value-type="string" calcext:value-type="string">
            <text:p>Min 83</text:p>
          </table:table-cell>
          <table:table-cell office:value-type="float" office:value="6903.911" calcext:value-type="float">
            <text:p>6903.911</text:p>
          </table:table-cell>
          <table:table-cell office:value-type="float" office:value="3096.0898" calcext:value-type="float">
            <text:p>3096.0898</text:p>
          </table:table-cell>
        </table:table-row>
        <table:table-row table:style-name="ro1">
          <table:table-cell office:value-type="string" calcext:value-type="string">
            <text:p>Min 84</text:p>
          </table:table-cell>
          <table:table-cell office:value-type="float" office:value="6882.152" calcext:value-type="float">
            <text:p>6882.152</text:p>
          </table:table-cell>
          <table:table-cell office:value-type="float" office:value="3117.8486" calcext:value-type="float">
            <text:p>3117.8486</text:p>
          </table:table-cell>
        </table:table-row>
        <table:table-row table:style-name="ro1">
          <table:table-cell office:value-type="string" calcext:value-type="string">
            <text:p>Min 85</text:p>
          </table:table-cell>
          <table:table-cell office:value-type="float" office:value="6860.6416" calcext:value-type="float">
            <text:p>6860.6416</text:p>
          </table:table-cell>
          <table:table-cell office:value-type="float" office:value="3139.359" calcext:value-type="float">
            <text:p>3139.359</text:p>
          </table:table-cell>
        </table:table-row>
        <table:table-row table:style-name="ro1">
          <table:table-cell office:value-type="string" calcext:value-type="string">
            <text:p>Min 86</text:p>
          </table:table-cell>
          <table:table-cell office:value-type="float" office:value="6839.377" calcext:value-type="float">
            <text:p>6839.377</text:p>
          </table:table-cell>
          <table:table-cell office:value-type="float" office:value="3160.6235" calcext:value-type="float">
            <text:p>3160.6235</text:p>
          </table:table-cell>
        </table:table-row>
        <table:table-row table:style-name="ro1">
          <table:table-cell office:value-type="string" calcext:value-type="string">
            <text:p>Min 87</text:p>
          </table:table-cell>
          <table:table-cell office:value-type="float" office:value="6818.3555" calcext:value-type="float">
            <text:p>6818.3555</text:p>
          </table:table-cell>
          <table:table-cell office:value-type="float" office:value="3181.645" calcext:value-type="float">
            <text:p>3181.645</text:p>
          </table:table-cell>
        </table:table-row>
        <table:table-row table:style-name="ro1">
          <table:table-cell office:value-type="string" calcext:value-type="string">
            <text:p>Min 88</text:p>
          </table:table-cell>
          <table:table-cell office:value-type="float" office:value="6797.5747" calcext:value-type="float">
            <text:p>6797.5747</text:p>
          </table:table-cell>
          <table:table-cell office:value-type="float" office:value="3202.4263" calcext:value-type="float">
            <text:p>3202.4263</text:p>
          </table:table-cell>
        </table:table-row>
        <table:table-row table:style-name="ro1">
          <table:table-cell office:value-type="string" calcext:value-type="string">
            <text:p>Min 89</text:p>
          </table:table-cell>
          <table:table-cell office:value-type="float" office:value="6777.031" calcext:value-type="float">
            <text:p>6777.031</text:p>
          </table:table-cell>
          <table:table-cell office:value-type="float" office:value="3222.97" calcext:value-type="float">
            <text:p>3222.97</text:p>
          </table:table-cell>
        </table:table-row>
        <table:table-row table:style-name="ro1">
          <table:table-cell office:value-type="string" calcext:value-type="string">
            <text:p>Min 90</text:p>
          </table:table-cell>
          <table:table-cell office:value-type="float" office:value="6756.722" calcext:value-type="float">
            <text:p>6756.722</text:p>
          </table:table-cell>
          <table:table-cell office:value-type="float" office:value="3243.279" calcext:value-type="float">
            <text:p>3243.279</text:p>
          </table:table-cell>
        </table:table-row>
        <table:table-row table:style-name="ro1">
          <table:table-cell office:value-type="string" calcext:value-type="string">
            <text:p>Min 91</text:p>
          </table:table-cell>
          <table:table-cell office:value-type="float" office:value="6736.645" calcext:value-type="float">
            <text:p>6736.645</text:p>
          </table:table-cell>
          <table:table-cell office:value-type="float" office:value="3263.3557" calcext:value-type="float">
            <text:p>3263.3557</text:p>
          </table:table-cell>
        </table:table-row>
        <table:table-row table:style-name="ro1">
          <table:table-cell office:value-type="string" calcext:value-type="string">
            <text:p>Min 92</text:p>
          </table:table-cell>
          <table:table-cell office:value-type="float" office:value="6716.7974" calcext:value-type="float">
            <text:p>6716.7974</text:p>
          </table:table-cell>
          <table:table-cell office:value-type="float" office:value="3283.203" calcext:value-type="float">
            <text:p>3283.203</text:p>
          </table:table-cell>
        </table:table-row>
        <table:table-row table:style-name="ro1">
          <table:table-cell office:value-type="string" calcext:value-type="string">
            <text:p>Min 93</text:p>
          </table:table-cell>
          <table:table-cell office:value-type="float" office:value="6697.177" calcext:value-type="float">
            <text:p>6697.177</text:p>
          </table:table-cell>
          <table:table-cell office:value-type="float" office:value="3302.8235" calcext:value-type="float">
            <text:p>3302.8235</text:p>
          </table:table-cell>
        </table:table-row>
        <table:table-row table:style-name="ro1">
          <table:table-cell office:value-type="string" calcext:value-type="string">
            <text:p>Min 94</text:p>
          </table:table-cell>
          <table:table-cell office:value-type="float" office:value="6677.7803" calcext:value-type="float">
            <text:p>6677.7803</text:p>
          </table:table-cell>
          <table:table-cell office:value-type="float" office:value="3322.2197" calcext:value-type="float">
            <text:p>3322.2197</text:p>
          </table:table-cell>
        </table:table-row>
        <table:table-row table:style-name="ro1">
          <table:table-cell office:value-type="string" calcext:value-type="string">
            <text:p>Min 95</text:p>
          </table:table-cell>
          <table:table-cell office:value-type="float" office:value="6658.606" calcext:value-type="float">
            <text:p>6658.606</text:p>
          </table:table-cell>
          <table:table-cell office:value-type="float" office:value="3341.3945" calcext:value-type="float">
            <text:p>3341.3945</text:p>
          </table:table-cell>
        </table:table-row>
        <table:table-row table:style-name="ro1">
          <table:table-cell office:value-type="string" calcext:value-type="string">
            <text:p>Min 96</text:p>
          </table:table-cell>
          <table:table-cell office:value-type="float" office:value="6639.6504" calcext:value-type="float">
            <text:p>6639.6504</text:p>
          </table:table-cell>
          <table:table-cell office:value-type="float" office:value="3360.35" calcext:value-type="float">
            <text:p>3360.35</text:p>
          </table:table-cell>
        </table:table-row>
        <table:table-row table:style-name="ro1">
          <table:table-cell office:value-type="string" calcext:value-type="string">
            <text:p>Min 97</text:p>
          </table:table-cell>
          <table:table-cell office:value-type="float" office:value="6620.9116" calcext:value-type="float">
            <text:p>6620.9116</text:p>
          </table:table-cell>
          <table:table-cell office:value-type="float" office:value="3379.0889" calcext:value-type="float">
            <text:p>3379.0889</text:p>
          </table:table-cell>
        </table:table-row>
        <table:table-row table:style-name="ro1">
          <table:table-cell office:value-type="string" calcext:value-type="string">
            <text:p>Min 98</text:p>
          </table:table-cell>
          <table:table-cell office:value-type="float" office:value="6602.387" calcext:value-type="float">
            <text:p>6602.387</text:p>
          </table:table-cell>
          <table:table-cell office:value-type="float" office:value="3397.6135" calcext:value-type="float">
            <text:p>3397.6135</text:p>
          </table:table-cell>
        </table:table-row>
        <table:table-row table:style-name="ro1">
          <table:table-cell office:value-type="string" calcext:value-type="string">
            <text:p>Min 99</text:p>
          </table:table-cell>
          <table:table-cell office:value-type="float" office:value="6584.074" calcext:value-type="float">
            <text:p>6584.074</text:p>
          </table:table-cell>
          <table:table-cell office:value-type="float" office:value="3415.9265" calcext:value-type="float">
            <text:p>3415.9265</text:p>
          </table:table-cell>
        </table:table-row>
        <table:table-row table:style-name="ro1">
          <table:table-cell office:value-type="string" calcext:value-type="string">
            <text:p>Min 100</text:p>
          </table:table-cell>
          <table:table-cell office:value-type="float" office:value="6565.9707" calcext:value-type="float">
            <text:p>6565.9707</text:p>
          </table:table-cell>
          <table:table-cell office:value-type="float" office:value="3434.0303" calcext:value-type="float">
            <text:p>3434.0303</text:p>
          </table:table-cell>
        </table:table-row>
        <table:table-row table:style-name="ro1">
          <table:table-cell office:value-type="string" calcext:value-type="string">
            <text:p>Min 101</text:p>
          </table:table-cell>
          <table:table-cell office:value-type="float" office:value="6548.0737" calcext:value-type="float">
            <text:p>6548.0737</text:p>
          </table:table-cell>
          <table:table-cell office:value-type="float" office:value="3451.927" calcext:value-type="float">
            <text:p>3451.927</text:p>
          </table:table-cell>
        </table:table-row>
        <table:table-row table:style-name="ro1">
          <table:table-cell office:value-type="string" calcext:value-type="string">
            <text:p>Min 102</text:p>
          </table:table-cell>
          <table:table-cell office:value-type="float" office:value="6530.381" calcext:value-type="float">
            <text:p>6530.381</text:p>
          </table:table-cell>
          <table:table-cell office:value-type="float" office:value="3469.6191" calcext:value-type="float">
            <text:p>3469.6191</text:p>
          </table:table-cell>
        </table:table-row>
        <table:table-row table:style-name="ro1">
          <table:table-cell office:value-type="string" calcext:value-type="string">
            <text:p>Min 103</text:p>
          </table:table-cell>
          <table:table-cell office:value-type="float" office:value="6512.891" calcext:value-type="float">
            <text:p>6512.891</text:p>
          </table:table-cell>
          <table:table-cell office:value-type="float" office:value="3487.1091" calcext:value-type="float">
            <text:p>3487.1091</text:p>
          </table:table-cell>
        </table:table-row>
        <table:table-row table:style-name="ro1">
          <table:table-cell office:value-type="string" calcext:value-type="string">
            <text:p>Min 104</text:p>
          </table:table-cell>
          <table:table-cell office:value-type="float" office:value="6495.601" calcext:value-type="float">
            <text:p>6495.601</text:p>
          </table:table-cell>
          <table:table-cell office:value-type="float" office:value="3504.3994" calcext:value-type="float">
            <text:p>3504.3994</text:p>
          </table:table-cell>
        </table:table-row>
        <table:table-row table:style-name="ro1">
          <table:table-cell office:value-type="string" calcext:value-type="string">
            <text:p>Min 105</text:p>
          </table:table-cell>
          <table:table-cell office:value-type="float" office:value="6478.5083" calcext:value-type="float">
            <text:p>6478.5083</text:p>
          </table:table-cell>
          <table:table-cell office:value-type="float" office:value="3521.492" calcext:value-type="float">
            <text:p>3521.492</text:p>
          </table:table-cell>
        </table:table-row>
        <table:table-row table:style-name="ro1">
          <table:table-cell office:value-type="string" calcext:value-type="string">
            <text:p>Min 106</text:p>
          </table:table-cell>
          <table:table-cell office:value-type="float" office:value="6461.6113" calcext:value-type="float">
            <text:p>6461.6113</text:p>
          </table:table-cell>
          <table:table-cell office:value-type="float" office:value="3538.3892" calcext:value-type="float">
            <text:p>3538.3892</text:p>
          </table:table-cell>
        </table:table-row>
        <table:table-row table:style-name="ro1">
          <table:table-cell office:value-type="string" calcext:value-type="string">
            <text:p>Min 107</text:p>
          </table:table-cell>
          <table:table-cell office:value-type="float" office:value="6444.9077" calcext:value-type="float">
            <text:p>6444.9077</text:p>
          </table:table-cell>
          <table:table-cell office:value-type="float" office:value="3555.0935" calcext:value-type="float">
            <text:p>3555.0935</text:p>
          </table:table-cell>
        </table:table-row>
        <table:table-row table:style-name="ro1">
          <table:table-cell office:value-type="string" calcext:value-type="string">
            <text:p>Min 108</text:p>
          </table:table-cell>
          <table:table-cell office:value-type="float" office:value="6428.3945" calcext:value-type="float">
            <text:p>6428.3945</text:p>
          </table:table-cell>
          <table:table-cell office:value-type="float" office:value="3571.6067" calcext:value-type="float">
            <text:p>3571.6067</text:p>
          </table:table-cell>
        </table:table-row>
        <table:table-row table:style-name="ro1">
          <table:table-cell office:value-type="string" calcext:value-type="string">
            <text:p>Min 109</text:p>
          </table:table-cell>
          <table:table-cell office:value-type="float" office:value="6412.07" calcext:value-type="float">
            <text:p>6412.07</text:p>
          </table:table-cell>
          <table:table-cell office:value-type="float" office:value="3587.9312" calcext:value-type="float">
            <text:p>3587.9312</text:p>
          </table:table-cell>
        </table:table-row>
        <table:table-row table:style-name="ro1">
          <table:table-cell office:value-type="string" calcext:value-type="string">
            <text:p>Min 110</text:p>
          </table:table-cell>
          <table:table-cell office:value-type="float" office:value="6395.932" calcext:value-type="float">
            <text:p>6395.932</text:p>
          </table:table-cell>
          <table:table-cell office:value-type="float" office:value="3604.0693" calcext:value-type="float">
            <text:p>3604.0693</text:p>
          </table:table-cell>
        </table:table-row>
        <table:table-row table:style-name="ro1">
          <table:table-cell office:value-type="string" calcext:value-type="string">
            <text:p>Min 111</text:p>
          </table:table-cell>
          <table:table-cell office:value-type="float" office:value="6379.9785" calcext:value-type="float">
            <text:p>6379.9785</text:p>
          </table:table-cell>
          <table:table-cell office:value-type="float" office:value="3620.0227" calcext:value-type="float">
            <text:p>3620.0227</text:p>
          </table:table-cell>
        </table:table-row>
        <table:table-row table:style-name="ro1">
          <table:table-cell office:value-type="string" calcext:value-type="string">
            <text:p>Min 112</text:p>
          </table:table-cell>
          <table:table-cell office:value-type="float" office:value="6364.2075" calcext:value-type="float">
            <text:p>6364.2075</text:p>
          </table:table-cell>
          <table:table-cell office:value-type="float" office:value="3635.794" calcext:value-type="float">
            <text:p>3635.794</text:p>
          </table:table-cell>
        </table:table-row>
        <table:table-row table:style-name="ro1">
          <table:table-cell office:value-type="string" calcext:value-type="string">
            <text:p>Min 113</text:p>
          </table:table-cell>
          <table:table-cell office:value-type="float" office:value="6348.6167" calcext:value-type="float">
            <text:p>6348.6167</text:p>
          </table:table-cell>
          <table:table-cell office:value-type="float" office:value="3651.385" calcext:value-type="float">
            <text:p>3651.385</text:p>
          </table:table-cell>
        </table:table-row>
        <table:table-row table:style-name="ro1">
          <table:table-cell office:value-type="string" calcext:value-type="string">
            <text:p>Min 114</text:p>
          </table:table-cell>
          <table:table-cell office:value-type="float" office:value="6333.2036" calcext:value-type="float">
            <text:p>6333.2036</text:p>
          </table:table-cell>
          <table:table-cell office:value-type="float" office:value="3666.7979" calcext:value-type="float">
            <text:p>3666.7979</text:p>
          </table:table-cell>
        </table:table-row>
        <table:table-row table:style-name="ro1">
          <table:table-cell office:value-type="string" calcext:value-type="string">
            <text:p>Min 115</text:p>
          </table:table-cell>
          <table:table-cell office:value-type="float" office:value="6317.967" calcext:value-type="float">
            <text:p>6317.967</text:p>
          </table:table-cell>
          <table:table-cell office:value-type="float" office:value="3682.0342" calcext:value-type="float">
            <text:p>3682.0342</text:p>
          </table:table-cell>
        </table:table-row>
        <table:table-row table:style-name="ro1">
          <table:table-cell office:value-type="string" calcext:value-type="string">
            <text:p>Min 116</text:p>
          </table:table-cell>
          <table:table-cell office:value-type="float" office:value="6302.9043" calcext:value-type="float">
            <text:p>6302.9043</text:p>
          </table:table-cell>
          <table:table-cell office:value-type="float" office:value="3697.0967" calcext:value-type="float">
            <text:p>3697.0967</text:p>
          </table:table-cell>
        </table:table-row>
        <table:table-row table:style-name="ro1">
          <table:table-cell office:value-type="string" calcext:value-type="string">
            <text:p>Min 117</text:p>
          </table:table-cell>
          <table:table-cell office:value-type="float" office:value="6288.014" calcext:value-type="float">
            <text:p>6288.014</text:p>
          </table:table-cell>
          <table:table-cell office:value-type="float" office:value="3711.987" calcext:value-type="float">
            <text:p>3711.987</text:p>
          </table:table-cell>
        </table:table-row>
        <table:table-row table:style-name="ro1">
          <table:table-cell office:value-type="string" calcext:value-type="string">
            <text:p>Min 118</text:p>
          </table:table-cell>
          <table:table-cell office:value-type="float" office:value="6273.294" calcext:value-type="float">
            <text:p>6273.294</text:p>
          </table:table-cell>
          <table:table-cell office:value-type="float" office:value="3726.7073" calcext:value-type="float">
            <text:p>3726.7073</text:p>
          </table:table-cell>
        </table:table-row>
        <table:table-row table:style-name="ro1">
          <table:table-cell office:value-type="string" calcext:value-type="string">
            <text:p>Min 119</text:p>
          </table:table-cell>
          <table:table-cell office:value-type="float" office:value="6258.742" calcext:value-type="float">
            <text:p>6258.742</text:p>
          </table:table-cell>
          <table:table-cell office:value-type="float" office:value="3741.2593" calcext:value-type="float">
            <text:p>3741.2593</text:p>
          </table:table-cell>
        </table:table-row>
        <table:table-row table:style-name="ro1">
          <table:table-cell office:value-type="string" calcext:value-type="string">
            <text:p>Min 120</text:p>
          </table:table-cell>
          <table:table-cell office:value-type="float" office:value="6244.3564" calcext:value-type="float">
            <text:p>6244.3564</text:p>
          </table:table-cell>
          <table:table-cell office:value-type="float" office:value="3755.6448" calcext:value-type="float">
            <text:p>3755.6448</text:p>
          </table:table-cell>
        </table:table-row>
        <table:table-row table:style-name="ro1">
          <table:table-cell office:value-type="string" calcext:value-type="string">
            <text:p>Min 121</text:p>
          </table:table-cell>
          <table:table-cell office:value-type="float" office:value="6230.1357" calcext:value-type="float">
            <text:p>6230.1357</text:p>
          </table:table-cell>
          <table:table-cell office:value-type="float" office:value="3769.866" calcext:value-type="float">
            <text:p>3769.866</text:p>
          </table:table-cell>
        </table:table-row>
        <table:table-row table:style-name="ro1">
          <table:table-cell office:value-type="string" calcext:value-type="string">
            <text:p>Min 122</text:p>
          </table:table-cell>
          <table:table-cell office:value-type="float" office:value="6216.077" calcext:value-type="float">
            <text:p>6216.077</text:p>
          </table:table-cell>
          <table:table-cell office:value-type="float" office:value="3783.9248" calcext:value-type="float">
            <text:p>3783.9248</text:p>
          </table:table-cell>
        </table:table-row>
        <table:table-row table:style-name="ro1">
          <table:table-cell office:value-type="string" calcext:value-type="string">
            <text:p>Min 123</text:p>
          </table:table-cell>
          <table:table-cell office:value-type="float" office:value="6202.179" calcext:value-type="float">
            <text:p>6202.179</text:p>
          </table:table-cell>
          <table:table-cell office:value-type="float" office:value="3797.8228" calcext:value-type="float">
            <text:p>3797.8228</text:p>
          </table:table-cell>
        </table:table-row>
        <table:table-row table:style-name="ro1">
          <table:table-cell office:value-type="string" calcext:value-type="string">
            <text:p>Min 124</text:p>
          </table:table-cell>
          <table:table-cell office:value-type="float" office:value="6188.44" calcext:value-type="float">
            <text:p>6188.44</text:p>
          </table:table-cell>
          <table:table-cell office:value-type="float" office:value="3811.562" calcext:value-type="float">
            <text:p>3811.562</text:p>
          </table:table-cell>
        </table:table-row>
        <table:table-row table:style-name="ro1">
          <table:table-cell office:value-type="string" calcext:value-type="string">
            <text:p>Min 125</text:p>
          </table:table-cell>
          <table:table-cell office:value-type="float" office:value="6174.858" calcext:value-type="float">
            <text:p>6174.858</text:p>
          </table:table-cell>
          <table:table-cell office:value-type="float" office:value="3825.1443" calcext:value-type="float">
            <text:p>3825.1443</text:p>
          </table:table-cell>
        </table:table-row>
        <table:table-row table:style-name="ro1">
          <table:table-cell office:value-type="string" calcext:value-type="string">
            <text:p>Min 126</text:p>
          </table:table-cell>
          <table:table-cell office:value-type="float" office:value="6161.431" calcext:value-type="float">
            <text:p>6161.431</text:p>
          </table:table-cell>
          <table:table-cell office:value-type="float" office:value="3838.5713" calcext:value-type="float">
            <text:p>3838.5713</text:p>
          </table:table-cell>
        </table:table-row>
        <table:table-row table:style-name="ro1">
          <table:table-cell office:value-type="string" calcext:value-type="string">
            <text:p>Min 127</text:p>
          </table:table-cell>
          <table:table-cell office:value-type="float" office:value="6148.1577" calcext:value-type="float">
            <text:p>6148.1577</text:p>
          </table:table-cell>
          <table:table-cell office:value-type="float" office:value="3851.8447" calcext:value-type="float">
            <text:p>3851.8447</text:p>
          </table:table-cell>
        </table:table-row>
        <table:table-row table:style-name="ro1">
          <table:table-cell office:value-type="string" calcext:value-type="string">
            <text:p>Min 128</text:p>
          </table:table-cell>
          <table:table-cell office:value-type="float" office:value="6135.0356" calcext:value-type="float">
            <text:p>6135.0356</text:p>
          </table:table-cell>
          <table:table-cell office:value-type="float" office:value="3864.9666" calcext:value-type="float">
            <text:p>3864.9666</text:p>
          </table:table-cell>
        </table:table-row>
        <table:table-row table:style-name="ro1">
          <table:table-cell office:value-type="string" calcext:value-type="string">
            <text:p>Min 129</text:p>
          </table:table-cell>
          <table:table-cell office:value-type="float" office:value="6122.0635" calcext:value-type="float">
            <text:p>6122.0635</text:p>
          </table:table-cell>
          <table:table-cell office:value-type="float" office:value="3877.9382" calcext:value-type="float">
            <text:p>3877.9382</text:p>
          </table:table-cell>
        </table:table-row>
        <table:table-row table:style-name="ro1">
          <table:table-cell office:value-type="string" calcext:value-type="string">
            <text:p>Min 130</text:p>
          </table:table-cell>
          <table:table-cell office:value-type="float" office:value="6109.24" calcext:value-type="float">
            <text:p>6109.24</text:p>
          </table:table-cell>
          <table:table-cell office:value-type="float" office:value="3890.7617" calcext:value-type="float">
            <text:p>3890.7617</text:p>
          </table:table-cell>
        </table:table-row>
        <table:table-row table:style-name="ro1">
          <table:table-cell office:value-type="string" calcext:value-type="string">
            <text:p>Min 131</text:p>
          </table:table-cell>
          <table:table-cell office:value-type="float" office:value="6096.563" calcext:value-type="float">
            <text:p>6096.563</text:p>
          </table:table-cell>
          <table:table-cell office:value-type="float" office:value="3903.4387" calcext:value-type="float">
            <text:p>3903.4387</text:p>
          </table:table-cell>
        </table:table-row>
        <table:table-row table:style-name="ro1">
          <table:table-cell office:value-type="string" calcext:value-type="string">
            <text:p>Min 132</text:p>
          </table:table-cell>
          <table:table-cell office:value-type="float" office:value="6084.031" calcext:value-type="float">
            <text:p>6084.031</text:p>
          </table:table-cell>
          <table:table-cell office:value-type="float" office:value="3915.971" calcext:value-type="float">
            <text:p>3915.971</text:p>
          </table:table-cell>
        </table:table-row>
        <table:table-row table:style-name="ro1">
          <table:table-cell office:value-type="string" calcext:value-type="string">
            <text:p>Min 133</text:p>
          </table:table-cell>
          <table:table-cell office:value-type="float" office:value="6071.642" calcext:value-type="float">
            <text:p>6071.642</text:p>
          </table:table-cell>
          <table:table-cell office:value-type="float" office:value="3928.36" calcext:value-type="float">
            <text:p>3928.36</text:p>
          </table:table-cell>
        </table:table-row>
        <table:table-row table:style-name="ro1">
          <table:table-cell office:value-type="string" calcext:value-type="string">
            <text:p>Min 134</text:p>
          </table:table-cell>
          <table:table-cell office:value-type="float" office:value="6059.3945" calcext:value-type="float">
            <text:p>6059.3945</text:p>
          </table:table-cell>
          <table:table-cell office:value-type="float" office:value="3940.6072" calcext:value-type="float">
            <text:p>3940.6072</text:p>
          </table:table-cell>
        </table:table-row>
        <table:table-row table:style-name="ro1">
          <table:table-cell office:value-type="string" calcext:value-type="string">
            <text:p>Min 135</text:p>
          </table:table-cell>
          <table:table-cell office:value-type="float" office:value="6047.287" calcext:value-type="float">
            <text:p>6047.287</text:p>
          </table:table-cell>
          <table:table-cell office:value-type="float" office:value="3952.7146" calcext:value-type="float">
            <text:p>3952.7146</text:p>
          </table:table-cell>
        </table:table-row>
        <table:table-row table:style-name="ro1">
          <table:table-cell office:value-type="string" calcext:value-type="string">
            <text:p>Min 136</text:p>
          </table:table-cell>
          <table:table-cell office:value-type="float" office:value="6035.318" calcext:value-type="float">
            <text:p>6035.318</text:p>
          </table:table-cell>
          <table:table-cell office:value-type="float" office:value="3964.6836" calcext:value-type="float">
            <text:p>3964.6836</text:p>
          </table:table-cell>
        </table:table-row>
        <table:table-row table:style-name="ro1">
          <table:table-cell office:value-type="string" calcext:value-type="string">
            <text:p>Min 137</text:p>
          </table:table-cell>
          <table:table-cell office:value-type="float" office:value="6023.486" calcext:value-type="float">
            <text:p>6023.486</text:p>
          </table:table-cell>
          <table:table-cell office:value-type="float" office:value="3976.5159" calcext:value-type="float">
            <text:p>3976.5159</text:p>
          </table:table-cell>
        </table:table-row>
        <table:table-row table:style-name="ro1">
          <table:table-cell office:value-type="string" calcext:value-type="string">
            <text:p>Min 138</text:p>
          </table:table-cell>
          <table:table-cell office:value-type="float" office:value="6011.789" calcext:value-type="float">
            <text:p>6011.789</text:p>
          </table:table-cell>
          <table:table-cell office:value-type="float" office:value="3988.2126" calcext:value-type="float">
            <text:p>3988.2126</text:p>
          </table:table-cell>
        </table:table-row>
        <table:table-row table:style-name="ro1">
          <table:table-cell office:value-type="string" calcext:value-type="string">
            <text:p>Min 139</text:p>
          </table:table-cell>
          <table:table-cell office:value-type="float" office:value="6000.2256" calcext:value-type="float">
            <text:p>6000.2256</text:p>
          </table:table-cell>
          <table:table-cell office:value-type="float" office:value="3999.776" calcext:value-type="float">
            <text:p>3999.776</text:p>
          </table:table-cell>
        </table:table-row>
        <table:table-row table:style-name="ro1">
          <table:table-cell office:value-type="string" calcext:value-type="string">
            <text:p>Min 140</text:p>
          </table:table-cell>
          <table:table-cell office:value-type="float" office:value="5988.7944" calcext:value-type="float">
            <text:p>5988.7944</text:p>
          </table:table-cell>
          <table:table-cell office:value-type="float" office:value="4011.2073" calcext:value-type="float">
            <text:p>4011.2073</text:p>
          </table:table-cell>
        </table:table-row>
        <table:table-row table:style-name="ro1">
          <table:table-cell office:value-type="string" calcext:value-type="string">
            <text:p>Min 141</text:p>
          </table:table-cell>
          <table:table-cell office:value-type="float" office:value="5977.494" calcext:value-type="float">
            <text:p>5977.494</text:p>
          </table:table-cell>
          <table:table-cell office:value-type="float" office:value="4022.5078" calcext:value-type="float">
            <text:p>4022.5078</text:p>
          </table:table-cell>
        </table:table-row>
        <table:table-row table:style-name="ro1">
          <table:table-cell office:value-type="string" calcext:value-type="string">
            <text:p>Min 142</text:p>
          </table:table-cell>
          <table:table-cell office:value-type="float" office:value="5966.3223" calcext:value-type="float">
            <text:p>5966.3223</text:p>
          </table:table-cell>
          <table:table-cell office:value-type="float" office:value="4033.679" calcext:value-type="float">
            <text:p>4033.679</text:p>
          </table:table-cell>
        </table:table-row>
        <table:table-row table:style-name="ro1">
          <table:table-cell office:value-type="string" calcext:value-type="string">
            <text:p>Min 143</text:p>
          </table:table-cell>
          <table:table-cell office:value-type="float" office:value="5955.279" calcext:value-type="float">
            <text:p>5955.279</text:p>
          </table:table-cell>
          <table:table-cell office:value-type="float" office:value="4044.7227" calcext:value-type="float">
            <text:p>4044.7227</text:p>
          </table:table-cell>
        </table:table-row>
        <table:table-row table:style-name="ro1">
          <table:table-cell office:value-type="string" calcext:value-type="string">
            <text:p>Min 144</text:p>
          </table:table-cell>
          <table:table-cell office:value-type="float" office:value="5944.3613" calcext:value-type="float">
            <text:p>5944.3613</text:p>
          </table:table-cell>
          <table:table-cell office:value-type="float" office:value="4055.6401" calcext:value-type="float">
            <text:p>4055.6401</text:p>
          </table:table-cell>
        </table:table-row>
        <table:table-row table:style-name="ro1">
          <table:table-cell office:value-type="string" calcext:value-type="string">
            <text:p>Min 145</text:p>
          </table:table-cell>
          <table:table-cell office:value-type="float" office:value="5933.569" calcext:value-type="float">
            <text:p>5933.569</text:p>
          </table:table-cell>
          <table:table-cell office:value-type="float" office:value="4066.433" calcext:value-type="float">
            <text:p>4066.433</text:p>
          </table:table-cell>
        </table:table-row>
        <table:table-row table:style-name="ro1">
          <table:table-cell office:value-type="string" calcext:value-type="string">
            <text:p>Min 146</text:p>
          </table:table-cell>
          <table:table-cell office:value-type="float" office:value="5922.8994" calcext:value-type="float">
            <text:p>5922.8994</text:p>
          </table:table-cell>
          <table:table-cell office:value-type="float" office:value="4077.1023" calcext:value-type="float">
            <text:p>4077.1023</text:p>
          </table:table-cell>
        </table:table-row>
        <table:table-row table:style-name="ro1">
          <table:table-cell office:value-type="string" calcext:value-type="string">
            <text:p>Min 147</text:p>
          </table:table-cell>
          <table:table-cell office:value-type="float" office:value="5912.352" calcext:value-type="float">
            <text:p>5912.352</text:p>
          </table:table-cell>
          <table:table-cell office:value-type="float" office:value="4087.6497" calcext:value-type="float">
            <text:p>4087.6497</text:p>
          </table:table-cell>
        </table:table-row>
        <table:table-row table:style-name="ro1">
          <table:table-cell office:value-type="string" calcext:value-type="string">
            <text:p>Min 148</text:p>
          </table:table-cell>
          <table:table-cell office:value-type="float" office:value="5901.925" calcext:value-type="float">
            <text:p>5901.925</text:p>
          </table:table-cell>
          <table:table-cell office:value-type="float" office:value="4098.0767" calcext:value-type="float">
            <text:p>4098.0767</text:p>
          </table:table-cell>
        </table:table-row>
        <table:table-row table:style-name="ro1">
          <table:table-cell office:value-type="string" calcext:value-type="string">
            <text:p>Min 149</text:p>
          </table:table-cell>
          <table:table-cell office:value-type="float" office:value="5891.6177" calcext:value-type="float">
            <text:p>5891.6177</text:p>
          </table:table-cell>
          <table:table-cell office:value-type="float" office:value="4108.3843" calcext:value-type="float">
            <text:p>4108.3843</text:p>
          </table:table-cell>
        </table:table-row>
        <table:table-row table:style-name="ro1">
          <table:table-cell office:value-type="string" calcext:value-type="string">
            <text:p>Min 150</text:p>
          </table:table-cell>
          <table:table-cell office:value-type="float" office:value="5881.4277" calcext:value-type="float">
            <text:p>5881.4277</text:p>
          </table:table-cell>
          <table:table-cell office:value-type="float" office:value="4118.574" calcext:value-type="float">
            <text:p>4118.574</text:p>
          </table:table-cell>
        </table:table-row>
        <table:table-row table:style-name="ro1">
          <table:table-cell office:value-type="string" calcext:value-type="string">
            <text:p>Min 151</text:p>
          </table:table-cell>
          <table:table-cell office:value-type="float" office:value="5871.354" calcext:value-type="float">
            <text:p>5871.354</text:p>
          </table:table-cell>
          <table:table-cell office:value-type="float" office:value="4128.648" calcext:value-type="float">
            <text:p>4128.648</text:p>
          </table:table-cell>
        </table:table-row>
        <table:table-row table:style-name="ro1">
          <table:table-cell office:value-type="string" calcext:value-type="string">
            <text:p>Min 152</text:p>
          </table:table-cell>
          <table:table-cell office:value-type="float" office:value="5861.3955" calcext:value-type="float">
            <text:p>5861.3955</text:p>
          </table:table-cell>
          <table:table-cell office:value-type="float" office:value="4138.6064" calcext:value-type="float">
            <text:p>4138.6064</text:p>
          </table:table-cell>
        </table:table-row>
        <table:table-row table:style-name="ro1">
          <table:table-cell office:value-type="string" calcext:value-type="string">
            <text:p>Min 153</text:p>
          </table:table-cell>
          <table:table-cell office:value-type="float" office:value="5851.551" calcext:value-type="float">
            <text:p>5851.551</text:p>
          </table:table-cell>
          <table:table-cell office:value-type="float" office:value="4148.451" calcext:value-type="float">
            <text:p>4148.451</text:p>
          </table:table-cell>
        </table:table-row>
        <table:table-row table:style-name="ro1">
          <table:table-cell office:value-type="string" calcext:value-type="string">
            <text:p>Min 154</text:p>
          </table:table-cell>
          <table:table-cell office:value-type="float" office:value="5841.819" calcext:value-type="float">
            <text:p>5841.819</text:p>
          </table:table-cell>
          <table:table-cell office:value-type="float" office:value="4158.183" calcext:value-type="float">
            <text:p>4158.183</text:p>
          </table:table-cell>
        </table:table-row>
        <table:table-row table:style-name="ro1">
          <table:table-cell office:value-type="string" calcext:value-type="string">
            <text:p>Min 155</text:p>
          </table:table-cell>
          <table:table-cell office:value-type="float" office:value="5832.198" calcext:value-type="float">
            <text:p>5832.198</text:p>
          </table:table-cell>
          <table:table-cell office:value-type="float" office:value="4167.8037" calcext:value-type="float">
            <text:p>4167.8037</text:p>
          </table:table-cell>
        </table:table-row>
        <table:table-row table:style-name="ro1">
          <table:table-cell office:value-type="string" calcext:value-type="string">
            <text:p>Min 156</text:p>
          </table:table-cell>
          <table:table-cell office:value-type="float" office:value="5822.687" calcext:value-type="float">
            <text:p>5822.687</text:p>
          </table:table-cell>
          <table:table-cell office:value-type="float" office:value="4177.3145" calcext:value-type="float">
            <text:p>4177.3145</text:p>
          </table:table-cell>
        </table:table-row>
        <table:table-row table:style-name="ro1">
          <table:table-cell office:value-type="string" calcext:value-type="string">
            <text:p>Min 157</text:p>
          </table:table-cell>
          <table:table-cell office:value-type="float" office:value="5813.285" calcext:value-type="float">
            <text:p>5813.285</text:p>
          </table:table-cell>
          <table:table-cell office:value-type="float" office:value="4186.717" calcext:value-type="float">
            <text:p>4186.717</text:p>
          </table:table-cell>
        </table:table-row>
        <table:table-row table:style-name="ro1">
          <table:table-cell office:value-type="string" calcext:value-type="string">
            <text:p>Min 158</text:p>
          </table:table-cell>
          <table:table-cell office:value-type="float" office:value="5803.9907" calcext:value-type="float">
            <text:p>5803.9907</text:p>
          </table:table-cell>
          <table:table-cell office:value-type="float" office:value="4196.0117" calcext:value-type="float">
            <text:p>4196.0117</text:p>
          </table:table-cell>
        </table:table-row>
        <table:table-row table:style-name="ro1">
          <table:table-cell office:value-type="string" calcext:value-type="string">
            <text:p>Min 159</text:p>
          </table:table-cell>
          <table:table-cell office:value-type="float" office:value="5794.802" calcext:value-type="float">
            <text:p>5794.802</text:p>
          </table:table-cell>
          <table:table-cell office:value-type="float" office:value="4205.2" calcext:value-type="float">
            <text:p>4205.2</text:p>
          </table:table-cell>
        </table:table-row>
        <table:table-row table:style-name="ro1">
          <table:table-cell office:value-type="string" calcext:value-type="string">
            <text:p>Min 160</text:p>
          </table:table-cell>
          <table:table-cell office:value-type="float" office:value="5785.7183" calcext:value-type="float">
            <text:p>5785.7183</text:p>
          </table:table-cell>
          <table:table-cell office:value-type="float" office:value="4214.2837" calcext:value-type="float">
            <text:p>4214.2837</text:p>
          </table:table-cell>
        </table:table-row>
        <table:table-row table:style-name="ro1">
          <table:table-cell office:value-type="string" calcext:value-type="string">
            <text:p>Min 161</text:p>
          </table:table-cell>
          <table:table-cell office:value-type="float" office:value="5776.739" calcext:value-type="float">
            <text:p>5776.739</text:p>
          </table:table-cell>
          <table:table-cell office:value-type="float" office:value="4223.263" calcext:value-type="float">
            <text:p>4223.263</text:p>
          </table:table-cell>
        </table:table-row>
        <table:table-row table:style-name="ro1">
          <table:table-cell office:value-type="string" calcext:value-type="string">
            <text:p>Min 162</text:p>
          </table:table-cell>
          <table:table-cell office:value-type="float" office:value="5767.862" calcext:value-type="float">
            <text:p>5767.862</text:p>
          </table:table-cell>
          <table:table-cell office:value-type="float" office:value="4232.14" calcext:value-type="float">
            <text:p>4232.14</text:p>
          </table:table-cell>
        </table:table-row>
        <table:table-row table:style-name="ro1">
          <table:table-cell office:value-type="string" calcext:value-type="string">
            <text:p>Min 163</text:p>
          </table:table-cell>
          <table:table-cell office:value-type="float" office:value="5759.0864" calcext:value-type="float">
            <text:p>5759.0864</text:p>
          </table:table-cell>
          <table:table-cell office:value-type="float" office:value="4240.9155" calcext:value-type="float">
            <text:p>4240.9155</text:p>
          </table:table-cell>
        </table:table-row>
        <table:table-row table:style-name="ro1">
          <table:table-cell office:value-type="string" calcext:value-type="string">
            <text:p>Min 164</text:p>
          </table:table-cell>
          <table:table-cell office:value-type="float" office:value="5750.411" calcext:value-type="float">
            <text:p>5750.411</text:p>
          </table:table-cell>
          <table:table-cell office:value-type="float" office:value="4249.591" calcext:value-type="float">
            <text:p>4249.591</text:p>
          </table:table-cell>
        </table:table-row>
        <table:table-row table:style-name="ro1">
          <table:table-cell office:value-type="string" calcext:value-type="string">
            <text:p>Min 165</text:p>
          </table:table-cell>
          <table:table-cell office:value-type="float" office:value="5741.835" calcext:value-type="float">
            <text:p>5741.835</text:p>
          </table:table-cell>
          <table:table-cell office:value-type="float" office:value="4258.167" calcext:value-type="float">
            <text:p>4258.167</text:p>
          </table:table-cell>
        </table:table-row>
        <table:table-row table:style-name="ro1">
          <table:table-cell office:value-type="string" calcext:value-type="string">
            <text:p>Min 166</text:p>
          </table:table-cell>
          <table:table-cell office:value-type="float" office:value="5733.357" calcext:value-type="float">
            <text:p>5733.357</text:p>
          </table:table-cell>
          <table:table-cell office:value-type="float" office:value="4266.645" calcext:value-type="float">
            <text:p>4266.645</text:p>
          </table:table-cell>
        </table:table-row>
        <table:table-row table:style-name="ro1">
          <table:table-cell office:value-type="string" calcext:value-type="string">
            <text:p>Min 167</text:p>
          </table:table-cell>
          <table:table-cell office:value-type="float" office:value="5724.976" calcext:value-type="float">
            <text:p>5724.976</text:p>
          </table:table-cell>
          <table:table-cell office:value-type="float" office:value="4275.026" calcext:value-type="float">
            <text:p>4275.026</text:p>
          </table:table-cell>
        </table:table-row>
        <table:table-row table:style-name="ro1">
          <table:table-cell office:value-type="string" calcext:value-type="string">
            <text:p>Min 168</text:p>
          </table:table-cell>
          <table:table-cell office:value-type="float" office:value="5716.6904" calcext:value-type="float">
            <text:p>5716.6904</text:p>
          </table:table-cell>
          <table:table-cell office:value-type="float" office:value="4283.3115" calcext:value-type="float">
            <text:p>4283.3115</text:p>
          </table:table-cell>
        </table:table-row>
        <table:table-row table:style-name="ro1">
          <table:table-cell office:value-type="string" calcext:value-type="string">
            <text:p>Min 169</text:p>
          </table:table-cell>
          <table:table-cell office:value-type="float" office:value="5708.5" calcext:value-type="float">
            <text:p>5708.5</text:p>
          </table:table-cell>
          <table:table-cell office:value-type="float" office:value="4291.502" calcext:value-type="float">
            <text:p>4291.502</text:p>
          </table:table-cell>
        </table:table-row>
        <table:table-row table:style-name="ro1">
          <table:table-cell office:value-type="string" calcext:value-type="string">
            <text:p>Min 170</text:p>
          </table:table-cell>
          <table:table-cell office:value-type="float" office:value="5700.403" calcext:value-type="float">
            <text:p>5700.403</text:p>
          </table:table-cell>
          <table:table-cell office:value-type="float" office:value="4299.599" calcext:value-type="float">
            <text:p>4299.599</text:p>
          </table:table-cell>
        </table:table-row>
        <table:table-row table:style-name="ro1">
          <table:table-cell office:value-type="string" calcext:value-type="string">
            <text:p>Min 171</text:p>
          </table:table-cell>
          <table:table-cell office:value-type="float" office:value="5692.3984" calcext:value-type="float">
            <text:p>5692.3984</text:p>
          </table:table-cell>
          <table:table-cell office:value-type="float" office:value="4307.6035" calcext:value-type="float">
            <text:p>4307.6035</text:p>
          </table:table-cell>
        </table:table-row>
        <table:table-row table:style-name="ro1">
          <table:table-cell office:value-type="string" calcext:value-type="string">
            <text:p>Min 172</text:p>
          </table:table-cell>
          <table:table-cell office:value-type="float" office:value="5684.4854" calcext:value-type="float">
            <text:p>5684.4854</text:p>
          </table:table-cell>
          <table:table-cell office:value-type="float" office:value="4315.5166" calcext:value-type="float">
            <text:p>4315.5166</text:p>
          </table:table-cell>
        </table:table-row>
        <table:table-row table:style-name="ro1">
          <table:table-cell office:value-type="string" calcext:value-type="string">
            <text:p>Min 173</text:p>
          </table:table-cell>
          <table:table-cell office:value-type="float" office:value="5676.663" calcext:value-type="float">
            <text:p>5676.663</text:p>
          </table:table-cell>
          <table:table-cell office:value-type="float" office:value="4323.339" calcext:value-type="float">
            <text:p>4323.339</text:p>
          </table:table-cell>
        </table:table-row>
        <table:table-row table:style-name="ro1">
          <table:table-cell office:value-type="string" calcext:value-type="string">
            <text:p>Min 174</text:p>
          </table:table-cell>
          <table:table-cell office:value-type="float" office:value="5668.9297" calcext:value-type="float">
            <text:p>5668.9297</text:p>
          </table:table-cell>
          <table:table-cell office:value-type="float" office:value="4331.0723" calcext:value-type="float">
            <text:p>4331.0723</text:p>
          </table:table-cell>
        </table:table-row>
        <table:table-row table:style-name="ro1">
          <table:table-cell office:value-type="string" calcext:value-type="string">
            <text:p>Min 175</text:p>
          </table:table-cell>
          <table:table-cell office:value-type="float" office:value="5661.2847" calcext:value-type="float">
            <text:p>5661.2847</text:p>
          </table:table-cell>
          <table:table-cell office:value-type="float" office:value="4338.7173" calcext:value-type="float">
            <text:p>4338.7173</text:p>
          </table:table-cell>
        </table:table-row>
        <table:table-row table:style-name="ro1">
          <table:table-cell office:value-type="string" calcext:value-type="string">
            <text:p>Min 176</text:p>
          </table:table-cell>
          <table:table-cell office:value-type="float" office:value="5653.727" calcext:value-type="float">
            <text:p>5653.727</text:p>
          </table:table-cell>
          <table:table-cell office:value-type="float" office:value="4346.275" calcext:value-type="float">
            <text:p>4346.275</text:p>
          </table:table-cell>
        </table:table-row>
        <table:table-row table:style-name="ro1">
          <table:table-cell office:value-type="string" calcext:value-type="string">
            <text:p>Min 177</text:p>
          </table:table-cell>
          <table:table-cell office:value-type="float" office:value="5646.256" calcext:value-type="float">
            <text:p>5646.256</text:p>
          </table:table-cell>
          <table:table-cell office:value-type="float" office:value="4353.746" calcext:value-type="float">
            <text:p>4353.746</text:p>
          </table:table-cell>
        </table:table-row>
        <table:table-row table:style-name="ro1">
          <table:table-cell office:value-type="string" calcext:value-type="string">
            <text:p>Min 178</text:p>
          </table:table-cell>
          <table:table-cell office:value-type="float" office:value="5638.87" calcext:value-type="float">
            <text:p>5638.87</text:p>
          </table:table-cell>
          <table:table-cell office:value-type="float" office:value="4361.132" calcext:value-type="float">
            <text:p>4361.132</text:p>
          </table:table-cell>
        </table:table-row>
        <table:table-row table:style-name="ro1">
          <table:table-cell office:value-type="string" calcext:value-type="string">
            <text:p>Min 179</text:p>
          </table:table-cell>
          <table:table-cell office:value-type="float" office:value="5631.5684" calcext:value-type="float">
            <text:p>5631.5684</text:p>
          </table:table-cell>
          <table:table-cell office:value-type="float" office:value="4368.4336" calcext:value-type="float">
            <text:p>4368.4336</text:p>
          </table:table-cell>
        </table:table-row>
        <table:table-row table:style-name="ro1">
          <table:table-cell office:value-type="string" calcext:value-type="string">
            <text:p>Min 180</text:p>
          </table:table-cell>
          <table:table-cell office:value-type="float" office:value="5624.3506" calcext:value-type="float">
            <text:p>5624.3506</text:p>
          </table:table-cell>
          <table:table-cell office:value-type="float" office:value="4375.6514" calcext:value-type="float">
            <text:p>4375.6514</text:p>
          </table:table-cell>
        </table:table-row>
        <table:table-row table:style-name="ro1">
          <table:table-cell office:value-type="string" calcext:value-type="string">
            <text:p>Min 181</text:p>
          </table:table-cell>
          <table:table-cell office:value-type="float" office:value="5617.215" calcext:value-type="float">
            <text:p>5617.215</text:p>
          </table:table-cell>
          <table:table-cell office:value-type="float" office:value="4382.787" calcext:value-type="float">
            <text:p>4382.787</text:p>
          </table:table-cell>
        </table:table-row>
        <table:table-row table:style-name="ro1">
          <table:table-cell office:value-type="string" calcext:value-type="string">
            <text:p>Min 182</text:p>
          </table:table-cell>
          <table:table-cell office:value-type="float" office:value="5610.161" calcext:value-type="float">
            <text:p>5610.161</text:p>
          </table:table-cell>
          <table:table-cell office:value-type="float" office:value="4389.841" calcext:value-type="float">
            <text:p>4389.841</text:p>
          </table:table-cell>
        </table:table-row>
        <table:table-row table:style-name="ro1">
          <table:table-cell office:value-type="string" calcext:value-type="string">
            <text:p>Min 183</text:p>
          </table:table-cell>
          <table:table-cell office:value-type="float" office:value="5603.1875" calcext:value-type="float">
            <text:p>5603.1875</text:p>
          </table:table-cell>
          <table:table-cell office:value-type="float" office:value="4396.8145" calcext:value-type="float">
            <text:p>4396.8145</text:p>
          </table:table-cell>
        </table:table-row>
        <table:table-row table:style-name="ro1">
          <table:table-cell office:value-type="string" calcext:value-type="string">
            <text:p>Min 184</text:p>
          </table:table-cell>
          <table:table-cell office:value-type="float" office:value="5596.294" calcext:value-type="float">
            <text:p>5596.294</text:p>
          </table:table-cell>
          <table:table-cell office:value-type="float" office:value="4403.708" calcext:value-type="float">
            <text:p>4403.708</text:p>
          </table:table-cell>
        </table:table-row>
        <table:table-row table:style-name="ro1">
          <table:table-cell office:value-type="string" calcext:value-type="string">
            <text:p>Min 185</text:p>
          </table:table-cell>
          <table:table-cell office:value-type="float" office:value="5589.479" calcext:value-type="float">
            <text:p>5589.479</text:p>
          </table:table-cell>
          <table:table-cell office:value-type="float" office:value="4410.523" calcext:value-type="float">
            <text:p>4410.523</text:p>
          </table:table-cell>
        </table:table-row>
        <table:table-row table:style-name="ro1">
          <table:table-cell office:value-type="string" calcext:value-type="string">
            <text:p>Min 186</text:p>
          </table:table-cell>
          <table:table-cell office:value-type="float" office:value="5582.742" calcext:value-type="float">
            <text:p>5582.742</text:p>
          </table:table-cell>
          <table:table-cell office:value-type="float" office:value="4417.26" calcext:value-type="float">
            <text:p>4417.26</text:p>
          </table:table-cell>
        </table:table-row>
        <table:table-row table:style-name="ro1">
          <table:table-cell office:value-type="string" calcext:value-type="string">
            <text:p>Min 187</text:p>
          </table:table-cell>
          <table:table-cell office:value-type="float" office:value="5576.082" calcext:value-type="float">
            <text:p>5576.082</text:p>
          </table:table-cell>
          <table:table-cell office:value-type="float" office:value="4423.92" calcext:value-type="float">
            <text:p>4423.92</text:p>
          </table:table-cell>
        </table:table-row>
        <table:table-row table:style-name="ro1">
          <table:table-cell office:value-type="string" calcext:value-type="string">
            <text:p>Min 188</text:p>
          </table:table-cell>
          <table:table-cell office:value-type="float" office:value="5569.498" calcext:value-type="float">
            <text:p>5569.498</text:p>
          </table:table-cell>
          <table:table-cell office:value-type="float" office:value="4430.504" calcext:value-type="float">
            <text:p>4430.504</text:p>
          </table:table-cell>
        </table:table-row>
        <table:table-row table:style-name="ro1">
          <table:table-cell office:value-type="string" calcext:value-type="string">
            <text:p>Min 189</text:p>
          </table:table-cell>
          <table:table-cell office:value-type="float" office:value="5562.9893" calcext:value-type="float">
            <text:p>5562.9893</text:p>
          </table:table-cell>
          <table:table-cell office:value-type="float" office:value="4437.0127" calcext:value-type="float">
            <text:p>4437.0127</text:p>
          </table:table-cell>
        </table:table-row>
        <table:table-row table:style-name="ro1">
          <table:table-cell office:value-type="string" calcext:value-type="string">
            <text:p>Min 190</text:p>
          </table:table-cell>
          <table:table-cell office:value-type="float" office:value="5556.5557" calcext:value-type="float">
            <text:p>5556.5557</text:p>
          </table:table-cell>
          <table:table-cell office:value-type="float" office:value="4443.4463" calcext:value-type="float">
            <text:p>4443.4463</text:p>
          </table:table-cell>
        </table:table-row>
        <table:table-row table:style-name="ro1">
          <table:table-cell office:value-type="string" calcext:value-type="string">
            <text:p>Min 191</text:p>
          </table:table-cell>
          <table:table-cell office:value-type="float" office:value="5550.195" calcext:value-type="float">
            <text:p>5550.195</text:p>
          </table:table-cell>
          <table:table-cell office:value-type="float" office:value="4449.807" calcext:value-type="float">
            <text:p>4449.807</text:p>
          </table:table-cell>
        </table:table-row>
        <table:table-row table:style-name="ro1">
          <table:table-cell office:value-type="string" calcext:value-type="string">
            <text:p>Min 192</text:p>
          </table:table-cell>
          <table:table-cell office:value-type="float" office:value="5543.907" calcext:value-type="float">
            <text:p>5543.907</text:p>
          </table:table-cell>
          <table:table-cell office:value-type="float" office:value="4456.095" calcext:value-type="float">
            <text:p>4456.095</text:p>
          </table:table-cell>
        </table:table-row>
        <table:table-row table:style-name="ro1">
          <table:table-cell office:value-type="string" calcext:value-type="string">
            <text:p>Min 193</text:p>
          </table:table-cell>
          <table:table-cell office:value-type="float" office:value="5537.691" calcext:value-type="float">
            <text:p>5537.691</text:p>
          </table:table-cell>
          <table:table-cell office:value-type="float" office:value="4462.311" calcext:value-type="float">
            <text:p>4462.311</text:p>
          </table:table-cell>
        </table:table-row>
        <table:table-row table:style-name="ro1">
          <table:table-cell office:value-type="string" calcext:value-type="string">
            <text:p>Min 194</text:p>
          </table:table-cell>
          <table:table-cell office:value-type="float" office:value="5531.546" calcext:value-type="float">
            <text:p>5531.546</text:p>
          </table:table-cell>
          <table:table-cell office:value-type="float" office:value="4468.456" calcext:value-type="float">
            <text:p>4468.456</text:p>
          </table:table-cell>
        </table:table-row>
        <table:table-row table:style-name="ro1">
          <table:table-cell office:value-type="string" calcext:value-type="string">
            <text:p>Min 195</text:p>
          </table:table-cell>
          <table:table-cell office:value-type="float" office:value="5525.471" calcext:value-type="float">
            <text:p>5525.471</text:p>
          </table:table-cell>
          <table:table-cell office:value-type="float" office:value="4474.531" calcext:value-type="float">
            <text:p>4474.531</text:p>
          </table:table-cell>
        </table:table-row>
        <table:table-row table:style-name="ro1">
          <table:table-cell office:value-type="string" calcext:value-type="string">
            <text:p>Min 196</text:p>
          </table:table-cell>
          <table:table-cell office:value-type="float" office:value="5519.4653" calcext:value-type="float">
            <text:p>5519.4653</text:p>
          </table:table-cell>
          <table:table-cell office:value-type="float" office:value="4480.5366" calcext:value-type="float">
            <text:p>4480.5366</text:p>
          </table:table-cell>
        </table:table-row>
        <table:table-row table:style-name="ro1">
          <table:table-cell office:value-type="string" calcext:value-type="string">
            <text:p>Min 197</text:p>
          </table:table-cell>
          <table:table-cell office:value-type="float" office:value="5513.529" calcext:value-type="float">
            <text:p>5513.529</text:p>
          </table:table-cell>
          <table:table-cell office:value-type="float" office:value="4486.473" calcext:value-type="float">
            <text:p>4486.473</text:p>
          </table:table-cell>
        </table:table-row>
        <table:table-row table:style-name="ro1">
          <table:table-cell office:value-type="string" calcext:value-type="string">
            <text:p>Min 198</text:p>
          </table:table-cell>
          <table:table-cell office:value-type="float" office:value="5507.66" calcext:value-type="float">
            <text:p>5507.66</text:p>
          </table:table-cell>
          <table:table-cell office:value-type="float" office:value="4492.342" calcext:value-type="float">
            <text:p>4492.342</text:p>
          </table:table-cell>
        </table:table-row>
        <table:table-row table:style-name="ro1">
          <table:table-cell office:value-type="string" calcext:value-type="string">
            <text:p>Min 199</text:p>
          </table:table-cell>
          <table:table-cell office:value-type="float" office:value="5501.858" calcext:value-type="float">
            <text:p>5501.858</text:p>
          </table:table-cell>
          <table:table-cell office:value-type="float" office:value="4498.144" calcext:value-type="float">
            <text:p>4498.144</text:p>
          </table:table-cell>
        </table:table-row>
        <table:table-row table:style-name="ro1">
          <table:table-cell office:value-type="string" calcext:value-type="string">
            <text:p>Min 200</text:p>
          </table:table-cell>
          <table:table-cell office:value-type="float" office:value="5496.1226" calcext:value-type="float">
            <text:p>5496.1226</text:p>
          </table:table-cell>
          <table:table-cell office:value-type="float" office:value="4503.8794" calcext:value-type="float">
            <text:p>4503.8794</text:p>
          </table:table-cell>
        </table:table-row>
        <table:table-row table:style-name="ro1">
          <table:table-cell office:value-type="string" calcext:value-type="string">
            <text:p>Min 201</text:p>
          </table:table-cell>
          <table:table-cell office:value-type="float" office:value="5490.4526" calcext:value-type="float">
            <text:p>5490.4526</text:p>
          </table:table-cell>
          <table:table-cell office:value-type="float" office:value="4509.5493" calcext:value-type="float">
            <text:p>4509.5493</text:p>
          </table:table-cell>
        </table:table-row>
        <table:table-row table:style-name="ro1">
          <table:table-cell office:value-type="string" calcext:value-type="string">
            <text:p>Min 202</text:p>
          </table:table-cell>
          <table:table-cell office:value-type="float" office:value="5484.8477" calcext:value-type="float">
            <text:p>5484.8477</text:p>
          </table:table-cell>
          <table:table-cell office:value-type="float" office:value="4515.1543" calcext:value-type="float">
            <text:p>4515.1543</text:p>
          </table:table-cell>
        </table:table-row>
        <table:table-row table:style-name="ro1">
          <table:table-cell office:value-type="string" calcext:value-type="string">
            <text:p>Min 203</text:p>
          </table:table-cell>
          <table:table-cell office:value-type="float" office:value="5479.3066" calcext:value-type="float">
            <text:p>5479.3066</text:p>
          </table:table-cell>
          <table:table-cell office:value-type="float" office:value="4520.6953" calcext:value-type="float">
            <text:p>4520.6953</text:p>
          </table:table-cell>
        </table:table-row>
        <table:table-row table:style-name="ro1">
          <table:table-cell office:value-type="string" calcext:value-type="string">
            <text:p>Min 204</text:p>
          </table:table-cell>
          <table:table-cell office:value-type="float" office:value="5473.8286" calcext:value-type="float">
            <text:p>5473.8286</text:p>
          </table:table-cell>
          <table:table-cell office:value-type="float" office:value="4526.1733" calcext:value-type="float">
            <text:p>4526.1733</text:p>
          </table:table-cell>
        </table:table-row>
        <table:table-row table:style-name="ro1">
          <table:table-cell office:value-type="string" calcext:value-type="string">
            <text:p>Min 205</text:p>
          </table:table-cell>
          <table:table-cell office:value-type="float" office:value="5468.4136" calcext:value-type="float">
            <text:p>5468.4136</text:p>
          </table:table-cell>
          <table:table-cell office:value-type="float" office:value="4531.5884" calcext:value-type="float">
            <text:p>4531.5884</text:p>
          </table:table-cell>
        </table:table-row>
        <table:table-row table:style-name="ro1">
          <table:table-cell office:value-type="string" calcext:value-type="string">
            <text:p>Min 206</text:p>
          </table:table-cell>
          <table:table-cell office:value-type="float" office:value="5463.06" calcext:value-type="float">
            <text:p>5463.06</text:p>
          </table:table-cell>
          <table:table-cell office:value-type="float" office:value="4536.942" calcext:value-type="float">
            <text:p>4536.942</text:p>
          </table:table-cell>
        </table:table-row>
        <table:table-row table:style-name="ro1">
          <table:table-cell office:value-type="string" calcext:value-type="string">
            <text:p>Min 207</text:p>
          </table:table-cell>
          <table:table-cell office:value-type="float" office:value="5457.768" calcext:value-type="float">
            <text:p>5457.768</text:p>
          </table:table-cell>
          <table:table-cell office:value-type="float" office:value="4542.234" calcext:value-type="float">
            <text:p>4542.234</text:p>
          </table:table-cell>
        </table:table-row>
        <table:table-row table:style-name="ro1">
          <table:table-cell office:value-type="string" calcext:value-type="string">
            <text:p>Min 208</text:p>
          </table:table-cell>
          <table:table-cell office:value-type="float" office:value="5452.5366" calcext:value-type="float">
            <text:p>5452.5366</text:p>
          </table:table-cell>
          <table:table-cell office:value-type="float" office:value="4547.4653" calcext:value-type="float">
            <text:p>4547.4653</text:p>
          </table:table-cell>
        </table:table-row>
        <table:table-row table:style-name="ro1">
          <table:table-cell office:value-type="string" calcext:value-type="string">
            <text:p>Min 209</text:p>
          </table:table-cell>
          <table:table-cell office:value-type="float" office:value="5447.3643" calcext:value-type="float">
            <text:p>5447.3643</text:p>
          </table:table-cell>
          <table:table-cell office:value-type="float" office:value="4552.6377" calcext:value-type="float">
            <text:p>4552.6377</text:p>
          </table:table-cell>
        </table:table-row>
        <table:table-row table:style-name="ro1">
          <table:table-cell office:value-type="string" calcext:value-type="string">
            <text:p>Min 210</text:p>
          </table:table-cell>
          <table:table-cell office:value-type="float" office:value="5442.252" calcext:value-type="float">
            <text:p>5442.252</text:p>
          </table:table-cell>
          <table:table-cell office:value-type="float" office:value="4557.75" calcext:value-type="float">
            <text:p>4557.75</text:p>
          </table:table-cell>
        </table:table-row>
        <table:table-row table:style-name="ro1">
          <table:table-cell office:value-type="string" calcext:value-type="string">
            <text:p>Min 211</text:p>
          </table:table-cell>
          <table:table-cell office:value-type="float" office:value="5437.1973" calcext:value-type="float">
            <text:p>5437.1973</text:p>
          </table:table-cell>
          <table:table-cell office:value-type="float" office:value="4562.8047" calcext:value-type="float">
            <text:p>4562.8047</text:p>
          </table:table-cell>
        </table:table-row>
        <table:table-row table:style-name="ro1">
          <table:table-cell office:value-type="string" calcext:value-type="string">
            <text:p>Min 212</text:p>
          </table:table-cell>
          <table:table-cell office:value-type="float" office:value="5432.201" calcext:value-type="float">
            <text:p>5432.201</text:p>
          </table:table-cell>
          <table:table-cell office:value-type="float" office:value="4567.801" calcext:value-type="float">
            <text:p>4567.801</text:p>
          </table:table-cell>
        </table:table-row>
        <table:table-row table:style-name="ro1">
          <table:table-cell office:value-type="string" calcext:value-type="string">
            <text:p>Min 213</text:p>
          </table:table-cell>
          <table:table-cell office:value-type="float" office:value="5427.2617" calcext:value-type="float">
            <text:p>5427.2617</text:p>
          </table:table-cell>
          <table:table-cell office:value-type="float" office:value="4572.7407" calcext:value-type="float">
            <text:p>4572.7407</text:p>
          </table:table-cell>
        </table:table-row>
        <table:table-row table:style-name="ro1">
          <table:table-cell office:value-type="string" calcext:value-type="string">
            <text:p>Min 214</text:p>
          </table:table-cell>
          <table:table-cell office:value-type="float" office:value="5422.3784" calcext:value-type="float">
            <text:p>5422.3784</text:p>
          </table:table-cell>
          <table:table-cell office:value-type="float" office:value="4577.6235" calcext:value-type="float">
            <text:p>4577.6235</text:p>
          </table:table-cell>
        </table:table-row>
        <table:table-row table:style-name="ro1">
          <table:table-cell office:value-type="string" calcext:value-type="string">
            <text:p>Min 215</text:p>
          </table:table-cell>
          <table:table-cell office:value-type="float" office:value="5417.5513" calcext:value-type="float">
            <text:p>5417.5513</text:p>
          </table:table-cell>
          <table:table-cell office:value-type="float" office:value="4582.4507" calcext:value-type="float">
            <text:p>4582.4507</text:p>
          </table:table-cell>
        </table:table-row>
        <table:table-row table:style-name="ro1">
          <table:table-cell office:value-type="string" calcext:value-type="string">
            <text:p>Min 216</text:p>
          </table:table-cell>
          <table:table-cell office:value-type="float" office:value="5412.7793" calcext:value-type="float">
            <text:p>5412.7793</text:p>
          </table:table-cell>
          <table:table-cell office:value-type="float" office:value="4587.2227" calcext:value-type="float">
            <text:p>4587.2227</text:p>
          </table:table-cell>
        </table:table-row>
        <table:table-row table:style-name="ro1">
          <table:table-cell office:value-type="string" calcext:value-type="string">
            <text:p>Min 217</text:p>
          </table:table-cell>
          <table:table-cell office:value-type="float" office:value="5408.062" calcext:value-type="float">
            <text:p>5408.062</text:p>
          </table:table-cell>
          <table:table-cell office:value-type="float" office:value="4591.94" calcext:value-type="float">
            <text:p>4591.94</text:p>
          </table:table-cell>
        </table:table-row>
        <table:table-row table:style-name="ro1">
          <table:table-cell office:value-type="string" calcext:value-type="string">
            <text:p>Min 218</text:p>
          </table:table-cell>
          <table:table-cell office:value-type="float" office:value="5403.3984" calcext:value-type="float">
            <text:p>5403.3984</text:p>
          </table:table-cell>
          <table:table-cell office:value-type="float" office:value="4596.6035" calcext:value-type="float">
            <text:p>4596.6035</text:p>
          </table:table-cell>
        </table:table-row>
        <table:table-row table:style-name="ro1">
          <table:table-cell office:value-type="string" calcext:value-type="string">
            <text:p>Min 219</text:p>
          </table:table-cell>
          <table:table-cell office:value-type="float" office:value="5398.788" calcext:value-type="float">
            <text:p>5398.788</text:p>
          </table:table-cell>
          <table:table-cell office:value-type="float" office:value="4601.214" calcext:value-type="float">
            <text:p>4601.214</text:p>
          </table:table-cell>
        </table:table-row>
        <table:table-row table:style-name="ro1">
          <table:table-cell office:value-type="string" calcext:value-type="string">
            <text:p>Min 220</text:p>
          </table:table-cell>
          <table:table-cell office:value-type="float" office:value="5394.2305" calcext:value-type="float">
            <text:p>5394.2305</text:p>
          </table:table-cell>
          <table:table-cell office:value-type="float" office:value="4605.7715" calcext:value-type="float">
            <text:p>4605.7715</text:p>
          </table:table-cell>
        </table:table-row>
        <table:table-row table:style-name="ro1">
          <table:table-cell office:value-type="string" calcext:value-type="string">
            <text:p>Min 221</text:p>
          </table:table-cell>
          <table:table-cell office:value-type="float" office:value="5389.725" calcext:value-type="float">
            <text:p>5389.725</text:p>
          </table:table-cell>
          <table:table-cell office:value-type="float" office:value="4610.277" calcext:value-type="float">
            <text:p>4610.277</text:p>
          </table:table-cell>
        </table:table-row>
        <table:table-row table:style-name="ro1">
          <table:table-cell office:value-type="string" calcext:value-type="string">
            <text:p>Min 222</text:p>
          </table:table-cell>
          <table:table-cell office:value-type="float" office:value="5385.271" calcext:value-type="float">
            <text:p>5385.271</text:p>
          </table:table-cell>
          <table:table-cell office:value-type="float" office:value="4614.731" calcext:value-type="float">
            <text:p>4614.731</text:p>
          </table:table-cell>
        </table:table-row>
        <table:table-row table:style-name="ro1">
          <table:table-cell office:value-type="string" calcext:value-type="string">
            <text:p>Min 223</text:p>
          </table:table-cell>
          <table:table-cell office:value-type="float" office:value="5380.868" calcext:value-type="float">
            <text:p>5380.868</text:p>
          </table:table-cell>
          <table:table-cell office:value-type="float" office:value="4619.134" calcext:value-type="float">
            <text:p>4619.134</text:p>
          </table:table-cell>
        </table:table-row>
        <table:table-row table:style-name="ro1">
          <table:table-cell office:value-type="string" calcext:value-type="string">
            <text:p>Min 224</text:p>
          </table:table-cell>
          <table:table-cell office:value-type="float" office:value="5376.515" calcext:value-type="float">
            <text:p>5376.515</text:p>
          </table:table-cell>
          <table:table-cell office:value-type="float" office:value="4623.487" calcext:value-type="float">
            <text:p>4623.487</text:p>
          </table:table-cell>
        </table:table-row>
        <table:table-row table:style-name="ro1">
          <table:table-cell office:value-type="string" calcext:value-type="string">
            <text:p>Min 225</text:p>
          </table:table-cell>
          <table:table-cell office:value-type="float" office:value="5372.212" calcext:value-type="float">
            <text:p>5372.212</text:p>
          </table:table-cell>
          <table:table-cell office:value-type="float" office:value="4627.79" calcext:value-type="float">
            <text:p>4627.79</text:p>
          </table:table-cell>
        </table:table-row>
        <table:table-row table:style-name="ro1">
          <table:table-cell office:value-type="string" calcext:value-type="string">
            <text:p>Min 226</text:p>
          </table:table-cell>
          <table:table-cell office:value-type="float" office:value="5367.958" calcext:value-type="float">
            <text:p>5367.958</text:p>
          </table:table-cell>
          <table:table-cell office:value-type="float" office:value="4632.044" calcext:value-type="float">
            <text:p>4632.044</text:p>
          </table:table-cell>
        </table:table-row>
        <table:table-row table:style-name="ro1">
          <table:table-cell office:value-type="string" calcext:value-type="string">
            <text:p>Min 227</text:p>
          </table:table-cell>
          <table:table-cell office:value-type="float" office:value="5363.753" calcext:value-type="float">
            <text:p>5363.753</text:p>
          </table:table-cell>
          <table:table-cell office:value-type="float" office:value="4636.249" calcext:value-type="float">
            <text:p>4636.249</text:p>
          </table:table-cell>
        </table:table-row>
        <table:table-row table:style-name="ro1">
          <table:table-cell office:value-type="string" calcext:value-type="string">
            <text:p>Min 228</text:p>
          </table:table-cell>
          <table:table-cell office:value-type="float" office:value="5359.596" calcext:value-type="float">
            <text:p>5359.596</text:p>
          </table:table-cell>
          <table:table-cell office:value-type="float" office:value="4640.406" calcext:value-type="float">
            <text:p>4640.406</text:p>
          </table:table-cell>
        </table:table-row>
        <table:table-row table:style-name="ro1">
          <table:table-cell office:value-type="string" calcext:value-type="string">
            <text:p>Min 229</text:p>
          </table:table-cell>
          <table:table-cell office:value-type="float" office:value="5355.4863" calcext:value-type="float">
            <text:p>5355.4863</text:p>
          </table:table-cell>
          <table:table-cell office:value-type="float" office:value="4644.5156" calcext:value-type="float">
            <text:p>4644.5156</text:p>
          </table:table-cell>
        </table:table-row>
        <table:table-row table:style-name="ro1">
          <table:table-cell office:value-type="string" calcext:value-type="string">
            <text:p>Min 230</text:p>
          </table:table-cell>
          <table:table-cell office:value-type="float" office:value="5351.424" calcext:value-type="float">
            <text:p>5351.424</text:p>
          </table:table-cell>
          <table:table-cell office:value-type="float" office:value="4648.578" calcext:value-type="float">
            <text:p>4648.578</text:p>
          </table:table-cell>
        </table:table-row>
        <table:table-row table:style-name="ro1">
          <table:table-cell office:value-type="string" calcext:value-type="string">
            <text:p>Min 231</text:p>
          </table:table-cell>
          <table:table-cell office:value-type="float" office:value="5347.4077" calcext:value-type="float">
            <text:p>5347.4077</text:p>
          </table:table-cell>
          <table:table-cell office:value-type="float" office:value="4652.5947" calcext:value-type="float">
            <text:p>4652.5947</text:p>
          </table:table-cell>
        </table:table-row>
        <table:table-row table:style-name="ro1">
          <table:table-cell office:value-type="string" calcext:value-type="string">
            <text:p>Min 232</text:p>
          </table:table-cell>
          <table:table-cell office:value-type="float" office:value="5343.437" calcext:value-type="float">
            <text:p>5343.437</text:p>
          </table:table-cell>
          <table:table-cell office:value-type="float" office:value="4656.565" calcext:value-type="float">
            <text:p>4656.565</text:p>
          </table:table-cell>
        </table:table-row>
        <table:table-row table:style-name="ro1">
          <table:table-cell office:value-type="string" calcext:value-type="string">
            <text:p>Min 233</text:p>
          </table:table-cell>
          <table:table-cell office:value-type="float" office:value="5339.512" calcext:value-type="float">
            <text:p>5339.512</text:p>
          </table:table-cell>
          <table:table-cell office:value-type="float" office:value="4660.49" calcext:value-type="float">
            <text:p>4660.49</text:p>
          </table:table-cell>
        </table:table-row>
        <table:table-row table:style-name="ro1">
          <table:table-cell office:value-type="string" calcext:value-type="string">
            <text:p>Min 234</text:p>
          </table:table-cell>
          <table:table-cell office:value-type="float" office:value="5335.632" calcext:value-type="float">
            <text:p>5335.632</text:p>
          </table:table-cell>
          <table:table-cell office:value-type="float" office:value="4664.37" calcext:value-type="float">
            <text:p>4664.37</text:p>
          </table:table-cell>
        </table:table-row>
        <table:table-row table:style-name="ro1">
          <table:table-cell office:value-type="string" calcext:value-type="string">
            <text:p>Min 235</text:p>
          </table:table-cell>
          <table:table-cell office:value-type="float" office:value="5331.796" calcext:value-type="float">
            <text:p>5331.796</text:p>
          </table:table-cell>
          <table:table-cell office:value-type="float" office:value="4668.206" calcext:value-type="float">
            <text:p>4668.206</text:p>
          </table:table-cell>
        </table:table-row>
        <table:table-row table:style-name="ro1">
          <table:table-cell office:value-type="string" calcext:value-type="string">
            <text:p>Min 236</text:p>
          </table:table-cell>
          <table:table-cell office:value-type="float" office:value="5328.004" calcext:value-type="float">
            <text:p>5328.004</text:p>
          </table:table-cell>
          <table:table-cell office:value-type="float" office:value="4671.998" calcext:value-type="float">
            <text:p>4671.998</text:p>
          </table:table-cell>
        </table:table-row>
        <table:table-row table:style-name="ro1">
          <table:table-cell office:value-type="string" calcext:value-type="string">
            <text:p>Min 237</text:p>
          </table:table-cell>
          <table:table-cell office:value-type="float" office:value="5324.2554" calcext:value-type="float">
            <text:p>5324.2554</text:p>
          </table:table-cell>
          <table:table-cell office:value-type="float" office:value="4675.7466" calcext:value-type="float">
            <text:p>4675.7466</text:p>
          </table:table-cell>
        </table:table-row>
        <table:table-row table:style-name="ro1">
          <table:table-cell office:value-type="string" calcext:value-type="string">
            <text:p>Min 238</text:p>
          </table:table-cell>
          <table:table-cell office:value-type="float" office:value="5320.5493" calcext:value-type="float">
            <text:p>5320.5493</text:p>
          </table:table-cell>
          <table:table-cell office:value-type="float" office:value="4679.4526" calcext:value-type="float">
            <text:p>4679.4526</text:p>
          </table:table-cell>
        </table:table-row>
        <table:table-row table:style-name="ro1">
          <table:table-cell office:value-type="string" calcext:value-type="string">
            <text:p>Min 239</text:p>
          </table:table-cell>
          <table:table-cell office:value-type="float" office:value="5316.886" calcext:value-type="float">
            <text:p>5316.886</text:p>
          </table:table-cell>
          <table:table-cell office:value-type="float" office:value="4683.116" calcext:value-type="float">
            <text:p>4683.116</text:p>
          </table:table-cell>
        </table:table-row>
        <table:table-row table:style-name="ro1">
          <table:table-cell office:value-type="string" calcext:value-type="string">
            <text:p>Min 240</text:p>
          </table:table-cell>
          <table:table-cell office:value-type="float" office:value="5313.2646" calcext:value-type="float">
            <text:p>5313.2646</text:p>
          </table:table-cell>
          <table:table-cell office:value-type="float" office:value="4686.7373" calcext:value-type="float">
            <text:p>4686.7373</text:p>
          </table:table-cell>
        </table:table-row>
        <table:table-row table:style-name="ro1">
          <table:table-cell office:value-type="string" calcext:value-type="string">
            <text:p>Min 241</text:p>
          </table:table-cell>
          <table:table-cell office:value-type="float" office:value="5309.6846" calcext:value-type="float">
            <text:p>5309.6846</text:p>
          </table:table-cell>
          <table:table-cell office:value-type="float" office:value="4690.3174" calcext:value-type="float">
            <text:p>4690.3174</text:p>
          </table:table-cell>
        </table:table-row>
        <table:table-row table:style-name="ro1">
          <table:table-cell office:value-type="string" calcext:value-type="string">
            <text:p>Min 242</text:p>
          </table:table-cell>
          <table:table-cell office:value-type="float" office:value="5306.1455" calcext:value-type="float">
            <text:p>5306.1455</text:p>
          </table:table-cell>
          <table:table-cell office:value-type="float" office:value="4693.8564" calcext:value-type="float">
            <text:p>4693.8564</text:p>
          </table:table-cell>
        </table:table-row>
        <table:table-row table:style-name="ro1">
          <table:table-cell office:value-type="string" calcext:value-type="string">
            <text:p>Min 243</text:p>
          </table:table-cell>
          <table:table-cell office:value-type="float" office:value="5302.6465" calcext:value-type="float">
            <text:p>5302.6465</text:p>
          </table:table-cell>
          <table:table-cell office:value-type="float" office:value="4697.3555" calcext:value-type="float">
            <text:p>4697.3555</text:p>
          </table:table-cell>
        </table:table-row>
        <table:table-row table:style-name="ro1">
          <table:table-cell office:value-type="string" calcext:value-type="string">
            <text:p>Min 244</text:p>
          </table:table-cell>
          <table:table-cell office:value-type="float" office:value="5299.1875" calcext:value-type="float">
            <text:p>5299.1875</text:p>
          </table:table-cell>
          <table:table-cell office:value-type="float" office:value="4700.8145" calcext:value-type="float">
            <text:p>4700.8145</text:p>
          </table:table-cell>
        </table:table-row>
        <table:table-row table:style-name="ro1">
          <table:table-cell office:value-type="string" calcext:value-type="string">
            <text:p>Min 245</text:p>
          </table:table-cell>
          <table:table-cell office:value-type="float" office:value="5295.768" calcext:value-type="float">
            <text:p>5295.768</text:p>
          </table:table-cell>
          <table:table-cell office:value-type="float" office:value="4704.234" calcext:value-type="float">
            <text:p>4704.234</text:p>
          </table:table-cell>
        </table:table-row>
        <table:table-row table:style-name="ro1">
          <table:table-cell office:value-type="string" calcext:value-type="string">
            <text:p>Min 246</text:p>
          </table:table-cell>
          <table:table-cell office:value-type="float" office:value="5292.388" calcext:value-type="float">
            <text:p>5292.388</text:p>
          </table:table-cell>
          <table:table-cell office:value-type="float" office:value="4707.614" calcext:value-type="float">
            <text:p>4707.614</text:p>
          </table:table-cell>
        </table:table-row>
        <table:table-row table:style-name="ro1">
          <table:table-cell office:value-type="string" calcext:value-type="string">
            <text:p>Min 247</text:p>
          </table:table-cell>
          <table:table-cell office:value-type="float" office:value="5289.0464" calcext:value-type="float">
            <text:p>5289.0464</text:p>
          </table:table-cell>
          <table:table-cell office:value-type="float" office:value="4710.9556" calcext:value-type="float">
            <text:p>4710.9556</text:p>
          </table:table-cell>
        </table:table-row>
        <table:table-row table:style-name="ro1">
          <table:table-cell office:value-type="string" calcext:value-type="string">
            <text:p>Min 248</text:p>
          </table:table-cell>
          <table:table-cell office:value-type="float" office:value="5285.743" calcext:value-type="float">
            <text:p>5285.743</text:p>
          </table:table-cell>
          <table:table-cell office:value-type="float" office:value="4714.259" calcext:value-type="float">
            <text:p>4714.259</text:p>
          </table:table-cell>
        </table:table-row>
        <table:table-row table:style-name="ro1">
          <table:table-cell office:value-type="string" calcext:value-type="string">
            <text:p>Min 249</text:p>
          </table:table-cell>
          <table:table-cell office:value-type="float" office:value="5282.4775" calcext:value-type="float">
            <text:p>5282.4775</text:p>
          </table:table-cell>
          <table:table-cell office:value-type="float" office:value="4717.5244" calcext:value-type="float">
            <text:p>4717.5244</text:p>
          </table:table-cell>
        </table:table-row>
        <table:table-row table:style-name="ro1">
          <table:table-cell office:value-type="string" calcext:value-type="string">
            <text:p>Min 250</text:p>
          </table:table-cell>
          <table:table-cell office:value-type="float" office:value="5279.249" calcext:value-type="float">
            <text:p>5279.249</text:p>
          </table:table-cell>
          <table:table-cell office:value-type="float" office:value="4720.753" calcext:value-type="float">
            <text:p>4720.753</text:p>
          </table:table-cell>
        </table:table-row>
        <table:table-row table:style-name="ro1">
          <table:table-cell office:value-type="string" calcext:value-type="string">
            <text:p>Min 251</text:p>
          </table:table-cell>
          <table:table-cell office:value-type="float" office:value="5276.0576" calcext:value-type="float">
            <text:p>5276.0576</text:p>
          </table:table-cell>
          <table:table-cell office:value-type="float" office:value="4723.9443" calcext:value-type="float">
            <text:p>4723.9443</text:p>
          </table:table-cell>
        </table:table-row>
        <table:table-row table:style-name="ro1">
          <table:table-cell office:value-type="string" calcext:value-type="string">
            <text:p>Min 252</text:p>
          </table:table-cell>
          <table:table-cell office:value-type="float" office:value="5272.9023" calcext:value-type="float">
            <text:p>5272.9023</text:p>
          </table:table-cell>
          <table:table-cell office:value-type="float" office:value="4727.0996" calcext:value-type="float">
            <text:p>4727.0996</text:p>
          </table:table-cell>
        </table:table-row>
        <table:table-row table:style-name="ro1">
          <table:table-cell office:value-type="string" calcext:value-type="string">
            <text:p>Min 253</text:p>
          </table:table-cell>
          <table:table-cell office:value-type="float" office:value="5269.7837" calcext:value-type="float">
            <text:p>5269.7837</text:p>
          </table:table-cell>
          <table:table-cell office:value-type="float" office:value="4730.2183" calcext:value-type="float">
            <text:p>4730.2183</text:p>
          </table:table-cell>
        </table:table-row>
        <table:table-row table:style-name="ro1">
          <table:table-cell office:value-type="string" calcext:value-type="string">
            <text:p>Min 254</text:p>
          </table:table-cell>
          <table:table-cell office:value-type="float" office:value="5266.7007" calcext:value-type="float">
            <text:p>5266.7007</text:p>
          </table:table-cell>
          <table:table-cell office:value-type="float" office:value="4733.3013" calcext:value-type="float">
            <text:p>4733.3013</text:p>
          </table:table-cell>
        </table:table-row>
        <table:table-row table:style-name="ro1">
          <table:table-cell office:value-type="string" calcext:value-type="string">
            <text:p>Min 255</text:p>
          </table:table-cell>
          <table:table-cell office:value-type="float" office:value="5263.6523" calcext:value-type="float">
            <text:p>5263.6523</text:p>
          </table:table-cell>
          <table:table-cell office:value-type="float" office:value="4736.3496" calcext:value-type="float">
            <text:p>4736.3496</text:p>
          </table:table-cell>
        </table:table-row>
        <table:table-row table:style-name="ro1">
          <table:table-cell office:value-type="string" calcext:value-type="string">
            <text:p>Min 256</text:p>
          </table:table-cell>
          <table:table-cell office:value-type="float" office:value="5260.6396" calcext:value-type="float">
            <text:p>5260.6396</text:p>
          </table:table-cell>
          <table:table-cell office:value-type="float" office:value="4739.3623" calcext:value-type="float">
            <text:p>4739.3623</text:p>
          </table:table-cell>
        </table:table-row>
        <table:table-row table:style-name="ro1">
          <table:table-cell office:value-type="string" calcext:value-type="string">
            <text:p>Min 257</text:p>
          </table:table-cell>
          <table:table-cell office:value-type="float" office:value="5257.661" calcext:value-type="float">
            <text:p>5257.661</text:p>
          </table:table-cell>
          <table:table-cell office:value-type="float" office:value="4742.341" calcext:value-type="float">
            <text:p>4742.341</text:p>
          </table:table-cell>
        </table:table-row>
        <table:table-row table:style-name="ro1">
          <table:table-cell office:value-type="string" calcext:value-type="string">
            <text:p>Min 258</text:p>
          </table:table-cell>
          <table:table-cell office:value-type="float" office:value="5254.7163" calcext:value-type="float">
            <text:p>5254.7163</text:p>
          </table:table-cell>
          <table:table-cell office:value-type="float" office:value="4745.2856" calcext:value-type="float">
            <text:p>4745.2856</text:p>
          </table:table-cell>
        </table:table-row>
        <table:table-row table:style-name="ro1">
          <table:table-cell office:value-type="string" calcext:value-type="string">
            <text:p>Min 259</text:p>
          </table:table-cell>
          <table:table-cell office:value-type="float" office:value="5251.8057" calcext:value-type="float">
            <text:p>5251.8057</text:p>
          </table:table-cell>
          <table:table-cell office:value-type="float" office:value="4748.1963" calcext:value-type="float">
            <text:p>4748.1963</text:p>
          </table:table-cell>
        </table:table-row>
        <table:table-row table:style-name="ro1">
          <table:table-cell office:value-type="string" calcext:value-type="string">
            <text:p>Min 260</text:p>
          </table:table-cell>
          <table:table-cell office:value-type="float" office:value="5248.9277" calcext:value-type="float">
            <text:p>5248.9277</text:p>
          </table:table-cell>
          <table:table-cell office:value-type="float" office:value="4751.0747" calcext:value-type="float">
            <text:p>4751.0747</text:p>
          </table:table-cell>
        </table:table-row>
        <table:table-row table:style-name="ro1">
          <table:table-cell office:value-type="string" calcext:value-type="string">
            <text:p>Min 261</text:p>
          </table:table-cell>
          <table:table-cell office:value-type="float" office:value="5246.0825" calcext:value-type="float">
            <text:p>5246.0825</text:p>
          </table:table-cell>
          <table:table-cell office:value-type="float" office:value="4753.9194" calcext:value-type="float">
            <text:p>4753.9194</text:p>
          </table:table-cell>
        </table:table-row>
        <table:table-row table:style-name="ro1">
          <table:table-cell office:value-type="string" calcext:value-type="string">
            <text:p>Min 262</text:p>
          </table:table-cell>
          <table:table-cell office:value-type="float" office:value="5243.27" calcext:value-type="float">
            <text:p>5243.27</text:p>
          </table:table-cell>
          <table:table-cell office:value-type="float" office:value="4756.732" calcext:value-type="float">
            <text:p>4756.732</text:p>
          </table:table-cell>
        </table:table-row>
        <table:table-row table:style-name="ro1">
          <table:table-cell office:value-type="string" calcext:value-type="string">
            <text:p>Min 263</text:p>
          </table:table-cell>
          <table:table-cell office:value-type="float" office:value="5240.49" calcext:value-type="float">
            <text:p>5240.49</text:p>
          </table:table-cell>
          <table:table-cell office:value-type="float" office:value="4759.512" calcext:value-type="float">
            <text:p>4759.512</text:p>
          </table:table-cell>
        </table:table-row>
        <table:table-row table:style-name="ro1">
          <table:table-cell office:value-type="string" calcext:value-type="string">
            <text:p>Min 264</text:p>
          </table:table-cell>
          <table:table-cell office:value-type="float" office:value="5237.7417" calcext:value-type="float">
            <text:p>5237.7417</text:p>
          </table:table-cell>
          <table:table-cell office:value-type="float" office:value="4762.2607" calcext:value-type="float">
            <text:p>4762.2607</text:p>
          </table:table-cell>
        </table:table-row>
        <table:table-row table:style-name="ro1">
          <table:table-cell office:value-type="string" calcext:value-type="string">
            <text:p>Min 265</text:p>
          </table:table-cell>
          <table:table-cell office:value-type="float" office:value="5235.0244" calcext:value-type="float">
            <text:p>5235.0244</text:p>
          </table:table-cell>
          <table:table-cell office:value-type="float" office:value="4764.9775" calcext:value-type="float">
            <text:p>4764.9775</text:p>
          </table:table-cell>
        </table:table-row>
        <table:table-row table:style-name="ro1">
          <table:table-cell office:value-type="string" calcext:value-type="string">
            <text:p>Min 266</text:p>
          </table:table-cell>
          <table:table-cell office:value-type="float" office:value="5232.3384" calcext:value-type="float">
            <text:p>5232.3384</text:p>
          </table:table-cell>
          <table:table-cell office:value-type="float" office:value="4767.6636" calcext:value-type="float">
            <text:p>4767.6636</text:p>
          </table:table-cell>
        </table:table-row>
        <table:table-row table:style-name="ro1">
          <table:table-cell office:value-type="string" calcext:value-type="string">
            <text:p>Min 267</text:p>
          </table:table-cell>
          <table:table-cell office:value-type="float" office:value="5229.683" calcext:value-type="float">
            <text:p>5229.683</text:p>
          </table:table-cell>
          <table:table-cell office:value-type="float" office:value="4770.319" calcext:value-type="float">
            <text:p>4770.319</text:p>
          </table:table-cell>
        </table:table-row>
        <table:table-row table:style-name="ro1">
          <table:table-cell office:value-type="string" calcext:value-type="string">
            <text:p>Min 268</text:p>
          </table:table-cell>
          <table:table-cell office:value-type="float" office:value="5227.058" calcext:value-type="float">
            <text:p>5227.058</text:p>
          </table:table-cell>
          <table:table-cell office:value-type="float" office:value="4772.944" calcext:value-type="float">
            <text:p>4772.944</text:p>
          </table:table-cell>
        </table:table-row>
        <table:table-row table:style-name="ro1">
          <table:table-cell office:value-type="string" calcext:value-type="string">
            <text:p>Min 269</text:p>
          </table:table-cell>
          <table:table-cell office:value-type="float" office:value="5224.463" calcext:value-type="float">
            <text:p>5224.463</text:p>
          </table:table-cell>
          <table:table-cell office:value-type="float" office:value="4775.539" calcext:value-type="float">
            <text:p>4775.539</text:p>
          </table:table-cell>
        </table:table-row>
        <table:table-row table:style-name="ro1">
          <table:table-cell office:value-type="string" calcext:value-type="string">
            <text:p>Min 270</text:p>
          </table:table-cell>
          <table:table-cell office:value-type="float" office:value="5221.8975" calcext:value-type="float">
            <text:p>5221.8975</text:p>
          </table:table-cell>
          <table:table-cell office:value-type="float" office:value="4778.1045" calcext:value-type="float">
            <text:p>4778.1045</text:p>
          </table:table-cell>
        </table:table-row>
        <table:table-row table:style-name="ro1">
          <table:table-cell office:value-type="string" calcext:value-type="string">
            <text:p>Min 271</text:p>
          </table:table-cell>
          <table:table-cell office:value-type="float" office:value="5219.3613" calcext:value-type="float">
            <text:p>5219.3613</text:p>
          </table:table-cell>
          <table:table-cell office:value-type="float" office:value="4780.6406" calcext:value-type="float">
            <text:p>4780.6406</text:p>
          </table:table-cell>
        </table:table-row>
        <table:table-row table:style-name="ro1">
          <table:table-cell office:value-type="string" calcext:value-type="string">
            <text:p>Min 272</text:p>
          </table:table-cell>
          <table:table-cell office:value-type="float" office:value="5216.8545" calcext:value-type="float">
            <text:p>5216.8545</text:p>
          </table:table-cell>
          <table:table-cell office:value-type="float" office:value="4783.1475" calcext:value-type="float">
            <text:p>4783.1475</text:p>
          </table:table-cell>
        </table:table-row>
        <table:table-row table:style-name="ro1">
          <table:table-cell office:value-type="string" calcext:value-type="string">
            <text:p>Min 273</text:p>
          </table:table-cell>
          <table:table-cell office:value-type="float" office:value="5214.376" calcext:value-type="float">
            <text:p>5214.376</text:p>
          </table:table-cell>
          <table:table-cell office:value-type="float" office:value="4785.626" calcext:value-type="float">
            <text:p>4785.626</text:p>
          </table:table-cell>
        </table:table-row>
        <table:table-row table:style-name="ro1">
          <table:table-cell office:value-type="string" calcext:value-type="string">
            <text:p>Min 274</text:p>
          </table:table-cell>
          <table:table-cell office:value-type="float" office:value="5211.926" calcext:value-type="float">
            <text:p>5211.926</text:p>
          </table:table-cell>
          <table:table-cell office:value-type="float" office:value="4788.076" calcext:value-type="float">
            <text:p>4788.076</text:p>
          </table:table-cell>
        </table:table-row>
        <table:table-row table:style-name="ro1">
          <table:table-cell office:value-type="string" calcext:value-type="string">
            <text:p>Min 275</text:p>
          </table:table-cell>
          <table:table-cell office:value-type="float" office:value="5209.504" calcext:value-type="float">
            <text:p>5209.504</text:p>
          </table:table-cell>
          <table:table-cell office:value-type="float" office:value="4790.498" calcext:value-type="float">
            <text:p>4790.498</text:p>
          </table:table-cell>
        </table:table-row>
        <table:table-row table:style-name="ro1">
          <table:table-cell office:value-type="string" calcext:value-type="string">
            <text:p>Min 276</text:p>
          </table:table-cell>
          <table:table-cell office:value-type="float" office:value="5207.1094" calcext:value-type="float">
            <text:p>5207.1094</text:p>
          </table:table-cell>
          <table:table-cell office:value-type="float" office:value="4792.8926" calcext:value-type="float">
            <text:p>4792.8926</text:p>
          </table:table-cell>
        </table:table-row>
        <table:table-row table:style-name="ro1">
          <table:table-cell office:value-type="string" calcext:value-type="string">
            <text:p>Min 277</text:p>
          </table:table-cell>
          <table:table-cell office:value-type="float" office:value="5204.7427" calcext:value-type="float">
            <text:p>5204.7427</text:p>
          </table:table-cell>
          <table:table-cell office:value-type="float" office:value="4795.2593" calcext:value-type="float">
            <text:p>4795.2593</text:p>
          </table:table-cell>
        </table:table-row>
        <table:table-row table:style-name="ro1">
          <table:table-cell office:value-type="string" calcext:value-type="string">
            <text:p>Min 278</text:p>
          </table:table-cell>
          <table:table-cell office:value-type="float" office:value="5202.4023" calcext:value-type="float">
            <text:p>5202.4023</text:p>
          </table:table-cell>
          <table:table-cell office:value-type="float" office:value="4797.5996" calcext:value-type="float">
            <text:p>4797.5996</text:p>
          </table:table-cell>
        </table:table-row>
        <table:table-row table:style-name="ro1">
          <table:table-cell office:value-type="string" calcext:value-type="string">
            <text:p>Min 279</text:p>
          </table:table-cell>
          <table:table-cell office:value-type="float" office:value="5200.0894" calcext:value-type="float">
            <text:p>5200.0894</text:p>
          </table:table-cell>
          <table:table-cell office:value-type="float" office:value="4799.9126" calcext:value-type="float">
            <text:p>4799.9126</text:p>
          </table:table-cell>
        </table:table-row>
        <table:table-row table:style-name="ro1">
          <table:table-cell office:value-type="string" calcext:value-type="string">
            <text:p>Min 280</text:p>
          </table:table-cell>
          <table:table-cell office:value-type="float" office:value="5197.803" calcext:value-type="float">
            <text:p>5197.803</text:p>
          </table:table-cell>
          <table:table-cell office:value-type="float" office:value="4802.199" calcext:value-type="float">
            <text:p>4802.199</text:p>
          </table:table-cell>
        </table:table-row>
        <table:table-row table:style-name="ro1">
          <table:table-cell office:value-type="string" calcext:value-type="string">
            <text:p>Min 281</text:p>
          </table:table-cell>
          <table:table-cell office:value-type="float" office:value="5195.5425" calcext:value-type="float">
            <text:p>5195.5425</text:p>
          </table:table-cell>
          <table:table-cell office:value-type="float" office:value="4804.4595" calcext:value-type="float">
            <text:p>4804.4595</text:p>
          </table:table-cell>
        </table:table-row>
        <table:table-row table:style-name="ro1">
          <table:table-cell office:value-type="string" calcext:value-type="string">
            <text:p>Min 282</text:p>
          </table:table-cell>
          <table:table-cell office:value-type="float" office:value="5193.3076" calcext:value-type="float">
            <text:p>5193.3076</text:p>
          </table:table-cell>
          <table:table-cell office:value-type="float" office:value="4806.6943" calcext:value-type="float">
            <text:p>4806.6943</text:p>
          </table:table-cell>
        </table:table-row>
        <table:table-row table:style-name="ro1">
          <table:table-cell office:value-type="string" calcext:value-type="string">
            <text:p>Min 283</text:p>
          </table:table-cell>
          <table:table-cell office:value-type="float" office:value="5191.0986" calcext:value-type="float">
            <text:p>5191.0986</text:p>
          </table:table-cell>
          <table:table-cell office:value-type="float" office:value="4808.9033" calcext:value-type="float">
            <text:p>4808.9033</text:p>
          </table:table-cell>
        </table:table-row>
        <table:table-row table:style-name="ro1">
          <table:table-cell office:value-type="string" calcext:value-type="string">
            <text:p>Min 284</text:p>
          </table:table-cell>
          <table:table-cell office:value-type="float" office:value="5188.9146" calcext:value-type="float">
            <text:p>5188.9146</text:p>
          </table:table-cell>
          <table:table-cell office:value-type="float" office:value="4811.0874" calcext:value-type="float">
            <text:p>4811.0874</text:p>
          </table:table-cell>
        </table:table-row>
        <table:table-row table:style-name="ro1">
          <table:table-cell office:value-type="string" calcext:value-type="string">
            <text:p>Min 285</text:p>
          </table:table-cell>
          <table:table-cell office:value-type="float" office:value="5186.7554" calcext:value-type="float">
            <text:p>5186.7554</text:p>
          </table:table-cell>
          <table:table-cell office:value-type="float" office:value="4813.2466" calcext:value-type="float">
            <text:p>4813.2466</text:p>
          </table:table-cell>
        </table:table-row>
        <table:table-row table:style-name="ro1">
          <table:table-cell office:value-type="string" calcext:value-type="string">
            <text:p>Min 286</text:p>
          </table:table-cell>
          <table:table-cell office:value-type="float" office:value="5184.621" calcext:value-type="float">
            <text:p>5184.621</text:p>
          </table:table-cell>
          <table:table-cell office:value-type="float" office:value="4815.381" calcext:value-type="float">
            <text:p>4815.381</text:p>
          </table:table-cell>
        </table:table-row>
        <table:table-row table:style-name="ro1">
          <table:table-cell office:value-type="string" calcext:value-type="string">
            <text:p>Min 287</text:p>
          </table:table-cell>
          <table:table-cell office:value-type="float" office:value="5182.511" calcext:value-type="float">
            <text:p>5182.511</text:p>
          </table:table-cell>
          <table:table-cell office:value-type="float" office:value="4817.491" calcext:value-type="float">
            <text:p>4817.491</text:p>
          </table:table-cell>
        </table:table-row>
        <table:table-row table:style-name="ro1">
          <table:table-cell office:value-type="string" calcext:value-type="string">
            <text:p>Min 288</text:p>
          </table:table-cell>
          <table:table-cell office:value-type="float" office:value="5180.425" calcext:value-type="float">
            <text:p>5180.425</text:p>
          </table:table-cell>
          <table:table-cell office:value-type="float" office:value="4819.577" calcext:value-type="float">
            <text:p>4819.577</text:p>
          </table:table-cell>
        </table:table-row>
        <table:table-row table:style-name="ro1">
          <table:table-cell office:value-type="string" calcext:value-type="string">
            <text:p>Min 289</text:p>
          </table:table-cell>
          <table:table-cell office:value-type="float" office:value="5178.363" calcext:value-type="float">
            <text:p>5178.363</text:p>
          </table:table-cell>
          <table:table-cell office:value-type="float" office:value="4821.639" calcext:value-type="float">
            <text:p>4821.639</text:p>
          </table:table-cell>
        </table:table-row>
        <table:table-row table:style-name="ro1">
          <table:table-cell office:value-type="string" calcext:value-type="string">
            <text:p>Min 290</text:p>
          </table:table-cell>
          <table:table-cell office:value-type="float" office:value="5176.3247" calcext:value-type="float">
            <text:p>5176.3247</text:p>
          </table:table-cell>
          <table:table-cell office:value-type="float" office:value="4823.6777" calcext:value-type="float">
            <text:p>4823.6777</text:p>
          </table:table-cell>
        </table:table-row>
        <table:table-row table:style-name="ro1">
          <table:table-cell office:value-type="string" calcext:value-type="string">
            <text:p>Min 291</text:p>
          </table:table-cell>
          <table:table-cell office:value-type="float" office:value="5174.3096" calcext:value-type="float">
            <text:p>5174.3096</text:p>
          </table:table-cell>
          <table:table-cell office:value-type="float" office:value="4825.6924" calcext:value-type="float">
            <text:p>4825.6924</text:p>
          </table:table-cell>
        </table:table-row>
        <table:table-row table:style-name="ro1">
          <table:table-cell office:value-type="string" calcext:value-type="string">
            <text:p>Min 292</text:p>
          </table:table-cell>
          <table:table-cell office:value-type="float" office:value="5172.3174" calcext:value-type="float">
            <text:p>5172.3174</text:p>
          </table:table-cell>
          <table:table-cell office:value-type="float" office:value="4827.6846" calcext:value-type="float">
            <text:p>4827.6846</text:p>
          </table:table-cell>
        </table:table-row>
        <table:table-row table:style-name="ro1">
          <table:table-cell office:value-type="string" calcext:value-type="string">
            <text:p>Min 293</text:p>
          </table:table-cell>
          <table:table-cell office:value-type="float" office:value="5170.348" calcext:value-type="float">
            <text:p>5170.348</text:p>
          </table:table-cell>
          <table:table-cell office:value-type="float" office:value="4829.654" calcext:value-type="float">
            <text:p>4829.654</text:p>
          </table:table-cell>
        </table:table-row>
        <table:table-row table:style-name="ro1">
          <table:table-cell office:value-type="string" calcext:value-type="string">
            <text:p>Min 294</text:p>
          </table:table-cell>
          <table:table-cell office:value-type="float" office:value="5168.401" calcext:value-type="float">
            <text:p>5168.401</text:p>
          </table:table-cell>
          <table:table-cell office:value-type="float" office:value="4831.601" calcext:value-type="float">
            <text:p>4831.601</text:p>
          </table:table-cell>
        </table:table-row>
        <table:table-row table:style-name="ro1">
          <table:table-cell office:value-type="string" calcext:value-type="string">
            <text:p>Min 295</text:p>
          </table:table-cell>
          <table:table-cell office:value-type="float" office:value="5166.4766" calcext:value-type="float">
            <text:p>5166.4766</text:p>
          </table:table-cell>
          <table:table-cell office:value-type="float" office:value="4833.5254" calcext:value-type="float">
            <text:p>4833.5254</text:p>
          </table:table-cell>
        </table:table-row>
        <table:table-row table:style-name="ro1">
          <table:table-cell office:value-type="string" calcext:value-type="string">
            <text:p>Min 296</text:p>
          </table:table-cell>
          <table:table-cell office:value-type="float" office:value="5164.574" calcext:value-type="float">
            <text:p>5164.574</text:p>
          </table:table-cell>
          <table:table-cell office:value-type="float" office:value="4835.428" calcext:value-type="float">
            <text:p>4835.428</text:p>
          </table:table-cell>
        </table:table-row>
        <table:table-row table:style-name="ro1">
          <table:table-cell office:value-type="string" calcext:value-type="string">
            <text:p>Min 297</text:p>
          </table:table-cell>
          <table:table-cell office:value-type="float" office:value="5162.693" calcext:value-type="float">
            <text:p>5162.693</text:p>
          </table:table-cell>
          <table:table-cell office:value-type="float" office:value="4837.309" calcext:value-type="float">
            <text:p>4837.309</text:p>
          </table:table-cell>
        </table:table-row>
        <table:table-row table:style-name="ro1">
          <table:table-cell office:value-type="string" calcext:value-type="string">
            <text:p>Min 298</text:p>
          </table:table-cell>
          <table:table-cell office:value-type="float" office:value="5160.8335" calcext:value-type="float">
            <text:p>5160.8335</text:p>
          </table:table-cell>
          <table:table-cell office:value-type="float" office:value="4839.1685" calcext:value-type="float">
            <text:p>4839.1685</text:p>
          </table:table-cell>
        </table:table-row>
        <table:table-row table:style-name="ro1">
          <table:table-cell office:value-type="string" calcext:value-type="string">
            <text:p>Min 299</text:p>
          </table:table-cell>
          <table:table-cell office:value-type="float" office:value="5158.9956" calcext:value-type="float">
            <text:p>5158.9956</text:p>
          </table:table-cell>
          <table:table-cell office:value-type="float" office:value="4841.0063" calcext:value-type="float">
            <text:p>4841.0063</text:p>
          </table:table-cell>
        </table:table-row>
        <table:table-row table:style-name="ro1">
          <table:table-cell office:value-type="string" calcext:value-type="string">
            <text:p>Min 300</text:p>
          </table:table-cell>
          <table:table-cell office:value-type="float" office:value="5157.1787" calcext:value-type="float">
            <text:p>5157.1787</text:p>
          </table:table-cell>
          <table:table-cell office:value-type="float" office:value="4842.8237" calcext:value-type="float">
            <text:p>4842.8237</text:p>
          </table:table-cell>
        </table:table-row>
        <table:table-row table:style-name="ro1">
          <table:table-cell office:value-type="string" calcext:value-type="string">
            <text:p>Min 301</text:p>
          </table:table-cell>
          <table:table-cell office:value-type="float" office:value="5155.382" calcext:value-type="float">
            <text:p>5155.382</text:p>
          </table:table-cell>
          <table:table-cell office:value-type="float" office:value="4844.62" calcext:value-type="float">
            <text:p>4844.62</text:p>
          </table:table-cell>
        </table:table-row>
        <table:table-row table:style-name="ro1">
          <table:table-cell office:value-type="string" calcext:value-type="string">
            <text:p>Min 302</text:p>
          </table:table-cell>
          <table:table-cell office:value-type="float" office:value="5153.606" calcext:value-type="float">
            <text:p>5153.606</text:p>
          </table:table-cell>
          <table:table-cell office:value-type="float" office:value="4846.396" calcext:value-type="float">
            <text:p>4846.396</text:p>
          </table:table-cell>
        </table:table-row>
        <table:table-row table:style-name="ro1">
          <table:table-cell office:value-type="string" calcext:value-type="string">
            <text:p>Min 303</text:p>
          </table:table-cell>
          <table:table-cell office:value-type="float" office:value="5151.8506" calcext:value-type="float">
            <text:p>5151.8506</text:p>
          </table:table-cell>
          <table:table-cell office:value-type="float" office:value="4848.1514" calcext:value-type="float">
            <text:p>4848.1514</text:p>
          </table:table-cell>
        </table:table-row>
        <table:table-row table:style-name="ro1">
          <table:table-cell office:value-type="string" calcext:value-type="string">
            <text:p>Min 304</text:p>
          </table:table-cell>
          <table:table-cell office:value-type="float" office:value="5150.115" calcext:value-type="float">
            <text:p>5150.115</text:p>
          </table:table-cell>
          <table:table-cell office:value-type="float" office:value="4849.887" calcext:value-type="float">
            <text:p>4849.887</text:p>
          </table:table-cell>
        </table:table-row>
        <table:table-row table:style-name="ro1">
          <table:table-cell office:value-type="string" calcext:value-type="string">
            <text:p>Min 305</text:p>
          </table:table-cell>
          <table:table-cell office:value-type="float" office:value="5148.3994" calcext:value-type="float">
            <text:p>5148.3994</text:p>
          </table:table-cell>
          <table:table-cell office:value-type="float" office:value="4851.6025" calcext:value-type="float">
            <text:p>4851.6025</text:p>
          </table:table-cell>
        </table:table-row>
        <table:table-row table:style-name="ro1">
          <table:table-cell office:value-type="string" calcext:value-type="string">
            <text:p>Min 306</text:p>
          </table:table-cell>
          <table:table-cell office:value-type="float" office:value="5146.7036" calcext:value-type="float">
            <text:p>5146.7036</text:p>
          </table:table-cell>
          <table:table-cell office:value-type="float" office:value="4853.2983" calcext:value-type="float">
            <text:p>4853.2983</text:p>
          </table:table-cell>
        </table:table-row>
        <table:table-row table:style-name="ro1">
          <table:table-cell office:value-type="string" calcext:value-type="string">
            <text:p>Min 307</text:p>
          </table:table-cell>
          <table:table-cell office:value-type="float" office:value="5145.027" calcext:value-type="float">
            <text:p>5145.027</text:p>
          </table:table-cell>
          <table:table-cell office:value-type="float" office:value="4854.975" calcext:value-type="float">
            <text:p>4854.975</text:p>
          </table:table-cell>
        </table:table-row>
        <table:table-row table:style-name="ro1">
          <table:table-cell office:value-type="string" calcext:value-type="string">
            <text:p>Min 308</text:p>
          </table:table-cell>
          <table:table-cell office:value-type="float" office:value="5143.3696" calcext:value-type="float">
            <text:p>5143.3696</text:p>
          </table:table-cell>
          <table:table-cell office:value-type="float" office:value="4856.6323" calcext:value-type="float">
            <text:p>4856.6323</text:p>
          </table:table-cell>
        </table:table-row>
        <table:table-row table:style-name="ro1">
          <table:table-cell office:value-type="string" calcext:value-type="string">
            <text:p>Min 309</text:p>
          </table:table-cell>
          <table:table-cell office:value-type="float" office:value="5141.731" calcext:value-type="float">
            <text:p>5141.731</text:p>
          </table:table-cell>
          <table:table-cell office:value-type="float" office:value="4858.271" calcext:value-type="float">
            <text:p>4858.271</text:p>
          </table:table-cell>
        </table:table-row>
        <table:table-row table:style-name="ro1">
          <table:table-cell office:value-type="string" calcext:value-type="string">
            <text:p>Min 310</text:p>
          </table:table-cell>
          <table:table-cell office:value-type="float" office:value="5140.111" calcext:value-type="float">
            <text:p>5140.111</text:p>
          </table:table-cell>
          <table:table-cell office:value-type="float" office:value="4859.891" calcext:value-type="float">
            <text:p>4859.891</text:p>
          </table:table-cell>
        </table:table-row>
        <table:table-row table:style-name="ro1">
          <table:table-cell office:value-type="string" calcext:value-type="string">
            <text:p>Min 311</text:p>
          </table:table-cell>
          <table:table-cell office:value-type="float" office:value="5138.5093" calcext:value-type="float">
            <text:p>5138.5093</text:p>
          </table:table-cell>
          <table:table-cell office:value-type="float" office:value="4861.4927" calcext:value-type="float">
            <text:p>4861.4927</text:p>
          </table:table-cell>
        </table:table-row>
        <table:table-row table:style-name="ro1">
          <table:table-cell office:value-type="string" calcext:value-type="string">
            <text:p>Min 312</text:p>
          </table:table-cell>
          <table:table-cell office:value-type="float" office:value="5136.9263" calcext:value-type="float">
            <text:p>5136.9263</text:p>
          </table:table-cell>
          <table:table-cell office:value-type="float" office:value="4863.0757" calcext:value-type="float">
            <text:p>4863.0757</text:p>
          </table:table-cell>
        </table:table-row>
        <table:table-row table:style-name="ro1">
          <table:table-cell office:value-type="string" calcext:value-type="string">
            <text:p>Min 313</text:p>
          </table:table-cell>
          <table:table-cell office:value-type="float" office:value="5135.3613" calcext:value-type="float">
            <text:p>5135.3613</text:p>
          </table:table-cell>
          <table:table-cell office:value-type="float" office:value="4864.6406" calcext:value-type="float">
            <text:p>4864.6406</text:p>
          </table:table-cell>
        </table:table-row>
        <table:table-row table:style-name="ro1">
          <table:table-cell office:value-type="string" calcext:value-type="string">
            <text:p>Min 314</text:p>
          </table:table-cell>
          <table:table-cell office:value-type="float" office:value="5133.8145" calcext:value-type="float">
            <text:p>5133.8145</text:p>
          </table:table-cell>
          <table:table-cell office:value-type="float" office:value="4866.1875" calcext:value-type="float">
            <text:p>4866.1875</text:p>
          </table:table-cell>
        </table:table-row>
        <table:table-row table:style-name="ro1">
          <table:table-cell office:value-type="string" calcext:value-type="string">
            <text:p>Min 315</text:p>
          </table:table-cell>
          <table:table-cell office:value-type="float" office:value="5132.285" calcext:value-type="float">
            <text:p>5132.285</text:p>
          </table:table-cell>
          <table:table-cell office:value-type="float" office:value="4867.717" calcext:value-type="float">
            <text:p>4867.717</text:p>
          </table:table-cell>
        </table:table-row>
        <table:table-row table:style-name="ro1">
          <table:table-cell office:value-type="string" calcext:value-type="string">
            <text:p>Min 316</text:p>
          </table:table-cell>
          <table:table-cell office:value-type="float" office:value="5130.773" calcext:value-type="float">
            <text:p>5130.773</text:p>
          </table:table-cell>
          <table:table-cell office:value-type="float" office:value="4869.229" calcext:value-type="float">
            <text:p>4869.229</text:p>
          </table:table-cell>
        </table:table-row>
        <table:table-row table:style-name="ro1">
          <table:table-cell office:value-type="string" calcext:value-type="string">
            <text:p>Min 317</text:p>
          </table:table-cell>
          <table:table-cell office:value-type="float" office:value="5129.2783" calcext:value-type="float">
            <text:p>5129.2783</text:p>
          </table:table-cell>
          <table:table-cell office:value-type="float" office:value="4870.7236" calcext:value-type="float">
            <text:p>4870.7236</text:p>
          </table:table-cell>
        </table:table-row>
        <table:table-row table:style-name="ro1">
          <table:table-cell office:value-type="string" calcext:value-type="string">
            <text:p>Min 318</text:p>
          </table:table-cell>
          <table:table-cell office:value-type="float" office:value="5127.801" calcext:value-type="float">
            <text:p>5127.801</text:p>
          </table:table-cell>
          <table:table-cell office:value-type="float" office:value="4872.201" calcext:value-type="float">
            <text:p>4872.201</text:p>
          </table:table-cell>
        </table:table-row>
        <table:table-row table:style-name="ro1">
          <table:table-cell office:value-type="string" calcext:value-type="string">
            <text:p>Min 319</text:p>
          </table:table-cell>
          <table:table-cell office:value-type="float" office:value="5126.3403" calcext:value-type="float">
            <text:p>5126.3403</text:p>
          </table:table-cell>
          <table:table-cell office:value-type="float" office:value="4873.6616" calcext:value-type="float">
            <text:p>4873.6616</text:p>
          </table:table-cell>
        </table:table-row>
        <table:table-row table:style-name="ro1">
          <table:table-cell office:value-type="string" calcext:value-type="string">
            <text:p>Min 320</text:p>
          </table:table-cell>
          <table:table-cell office:value-type="float" office:value="5124.8965" calcext:value-type="float">
            <text:p>5124.8965</text:p>
          </table:table-cell>
          <table:table-cell office:value-type="float" office:value="4875.1055" calcext:value-type="float">
            <text:p>4875.1055</text:p>
          </table:table-cell>
        </table:table-row>
        <table:table-row table:style-name="ro1">
          <table:table-cell office:value-type="string" calcext:value-type="string">
            <text:p>Min 321</text:p>
          </table:table-cell>
          <table:table-cell office:value-type="float" office:value="5123.469" calcext:value-type="float">
            <text:p>5123.469</text:p>
          </table:table-cell>
          <table:table-cell office:value-type="float" office:value="4876.533" calcext:value-type="float">
            <text:p>4876.533</text:p>
          </table:table-cell>
        </table:table-row>
        <table:table-row table:style-name="ro1">
          <table:table-cell office:value-type="string" calcext:value-type="string">
            <text:p>Min 322</text:p>
          </table:table-cell>
          <table:table-cell office:value-type="float" office:value="5122.058" calcext:value-type="float">
            <text:p>5122.058</text:p>
          </table:table-cell>
          <table:table-cell office:value-type="float" office:value="4877.944" calcext:value-type="float">
            <text:p>4877.944</text:p>
          </table:table-cell>
        </table:table-row>
        <table:table-row table:style-name="ro1">
          <table:table-cell office:value-type="string" calcext:value-type="string">
            <text:p>Min 323</text:p>
          </table:table-cell>
          <table:table-cell office:value-type="float" office:value="5120.663" calcext:value-type="float">
            <text:p>5120.663</text:p>
          </table:table-cell>
          <table:table-cell office:value-type="float" office:value="4879.339" calcext:value-type="float">
            <text:p>4879.339</text:p>
          </table:table-cell>
        </table:table-row>
        <table:table-row table:style-name="ro1">
          <table:table-cell office:value-type="string" calcext:value-type="string">
            <text:p>Min 324</text:p>
          </table:table-cell>
          <table:table-cell office:value-type="float" office:value="5119.284" calcext:value-type="float">
            <text:p>5119.284</text:p>
          </table:table-cell>
          <table:table-cell office:value-type="float" office:value="4880.718" calcext:value-type="float">
            <text:p>4880.718</text:p>
          </table:table-cell>
        </table:table-row>
        <table:table-row table:style-name="ro1">
          <table:table-cell office:value-type="string" calcext:value-type="string">
            <text:p>Min 325</text:p>
          </table:table-cell>
          <table:table-cell office:value-type="float" office:value="5117.921" calcext:value-type="float">
            <text:p>5117.921</text:p>
          </table:table-cell>
          <table:table-cell office:value-type="float" office:value="4882.081" calcext:value-type="float">
            <text:p>4882.081</text:p>
          </table:table-cell>
        </table:table-row>
        <table:table-row table:style-name="ro1">
          <table:table-cell office:value-type="string" calcext:value-type="string">
            <text:p>Min 326</text:p>
          </table:table-cell>
          <table:table-cell office:value-type="float" office:value="5116.5737" calcext:value-type="float">
            <text:p>5116.5737</text:p>
          </table:table-cell>
          <table:table-cell office:value-type="float" office:value="4883.4287" calcext:value-type="float">
            <text:p>4883.4287</text:p>
          </table:table-cell>
        </table:table-row>
        <table:table-row table:style-name="ro1">
          <table:table-cell office:value-type="string" calcext:value-type="string">
            <text:p>Min 327</text:p>
          </table:table-cell>
          <table:table-cell office:value-type="float" office:value="5115.241" calcext:value-type="float">
            <text:p>5115.241</text:p>
          </table:table-cell>
          <table:table-cell office:value-type="float" office:value="4884.761" calcext:value-type="float">
            <text:p>4884.761</text:p>
          </table:table-cell>
        </table:table-row>
        <table:table-row table:style-name="ro1">
          <table:table-cell office:value-type="string" calcext:value-type="string">
            <text:p>Min 328</text:p>
          </table:table-cell>
          <table:table-cell office:value-type="float" office:value="5113.924" calcext:value-type="float">
            <text:p>5113.924</text:p>
          </table:table-cell>
          <table:table-cell office:value-type="float" office:value="4886.078" calcext:value-type="float">
            <text:p>4886.078</text:p>
          </table:table-cell>
        </table:table-row>
        <table:table-row table:style-name="ro1">
          <table:table-cell office:value-type="string" calcext:value-type="string">
            <text:p>Min 329</text:p>
          </table:table-cell>
          <table:table-cell office:value-type="float" office:value="5112.622" calcext:value-type="float">
            <text:p>5112.622</text:p>
          </table:table-cell>
          <table:table-cell office:value-type="float" office:value="4887.38" calcext:value-type="float">
            <text:p>4887.38</text:p>
          </table:table-cell>
        </table:table-row>
        <table:table-row table:style-name="ro1">
          <table:table-cell office:value-type="string" calcext:value-type="string">
            <text:p>Min 330</text:p>
          </table:table-cell>
          <table:table-cell office:value-type="float" office:value="5111.335" calcext:value-type="float">
            <text:p>5111.335</text:p>
          </table:table-cell>
          <table:table-cell office:value-type="float" office:value="4888.667" calcext:value-type="float">
            <text:p>4888.667</text:p>
          </table:table-cell>
        </table:table-row>
        <table:table-row table:style-name="ro1">
          <table:table-cell office:value-type="string" calcext:value-type="string">
            <text:p>Min 331</text:p>
          </table:table-cell>
          <table:table-cell office:value-type="float" office:value="5110.0625" calcext:value-type="float">
            <text:p>5110.0625</text:p>
          </table:table-cell>
          <table:table-cell office:value-type="float" office:value="4889.9395" calcext:value-type="float">
            <text:p>4889.9395</text:p>
          </table:table-cell>
        </table:table-row>
        <table:table-row table:style-name="ro1">
          <table:table-cell office:value-type="string" calcext:value-type="string">
            <text:p>Min 332</text:p>
          </table:table-cell>
          <table:table-cell office:value-type="float" office:value="5108.8047" calcext:value-type="float">
            <text:p>5108.8047</text:p>
          </table:table-cell>
          <table:table-cell office:value-type="float" office:value="4891.1973" calcext:value-type="float">
            <text:p>4891.1973</text:p>
          </table:table-cell>
        </table:table-row>
        <table:table-row table:style-name="ro1">
          <table:table-cell office:value-type="string" calcext:value-type="string">
            <text:p>Min 333</text:p>
          </table:table-cell>
          <table:table-cell office:value-type="float" office:value="5107.561" calcext:value-type="float">
            <text:p>5107.561</text:p>
          </table:table-cell>
          <table:table-cell office:value-type="float" office:value="4892.441" calcext:value-type="float">
            <text:p>4892.441</text:p>
          </table:table-cell>
        </table:table-row>
        <table:table-row table:style-name="ro1">
          <table:table-cell office:value-type="string" calcext:value-type="string">
            <text:p>Min 334</text:p>
          </table:table-cell>
          <table:table-cell office:value-type="float" office:value="5106.3315" calcext:value-type="float">
            <text:p>5106.3315</text:p>
          </table:table-cell>
          <table:table-cell office:value-type="float" office:value="4893.6704" calcext:value-type="float">
            <text:p>4893.6704</text:p>
          </table:table-cell>
        </table:table-row>
        <table:table-row table:style-name="ro1">
          <table:table-cell office:value-type="string" calcext:value-type="string">
            <text:p>Min 335</text:p>
          </table:table-cell>
          <table:table-cell office:value-type="float" office:value="5105.1167" calcext:value-type="float">
            <text:p>5105.1167</text:p>
          </table:table-cell>
          <table:table-cell office:value-type="float" office:value="4894.8857" calcext:value-type="float">
            <text:p>4894.8857</text:p>
          </table:table-cell>
        </table:table-row>
        <table:table-row table:style-name="ro1">
          <table:table-cell office:value-type="string" calcext:value-type="string">
            <text:p>Min 336</text:p>
          </table:table-cell>
          <table:table-cell office:value-type="float" office:value="5103.915" calcext:value-type="float">
            <text:p>5103.915</text:p>
          </table:table-cell>
          <table:table-cell office:value-type="float" office:value="4896.087" calcext:value-type="float">
            <text:p>4896.087</text:p>
          </table:table-cell>
        </table:table-row>
        <table:table-row table:style-name="ro1">
          <table:table-cell office:value-type="string" calcext:value-type="string">
            <text:p>Min 337</text:p>
          </table:table-cell>
          <table:table-cell office:value-type="float" office:value="5102.7275" calcext:value-type="float">
            <text:p>5102.7275</text:p>
          </table:table-cell>
          <table:table-cell office:value-type="float" office:value="4897.2744" calcext:value-type="float">
            <text:p>4897.2744</text:p>
          </table:table-cell>
        </table:table-row>
        <table:table-row table:style-name="ro1">
          <table:table-cell office:value-type="string" calcext:value-type="string">
            <text:p>Min 338</text:p>
          </table:table-cell>
          <table:table-cell office:value-type="float" office:value="5101.5537" calcext:value-type="float">
            <text:p>5101.5537</text:p>
          </table:table-cell>
          <table:table-cell office:value-type="float" office:value="4898.4487" calcext:value-type="float">
            <text:p>4898.4487</text:p>
          </table:table-cell>
        </table:table-row>
        <table:table-row table:style-name="ro1">
          <table:table-cell office:value-type="string" calcext:value-type="string">
            <text:p>Min 339</text:p>
          </table:table-cell>
          <table:table-cell office:value-type="float" office:value="5100.393" calcext:value-type="float">
            <text:p>5100.393</text:p>
          </table:table-cell>
          <table:table-cell office:value-type="float" office:value="4899.609" calcext:value-type="float">
            <text:p>4899.609</text:p>
          </table:table-cell>
        </table:table-row>
        <table:table-row table:style-name="ro1">
          <table:table-cell office:value-type="string" calcext:value-type="string">
            <text:p>Min 340</text:p>
          </table:table-cell>
          <table:table-cell office:value-type="float" office:value="5099.2456" calcext:value-type="float">
            <text:p>5099.2456</text:p>
          </table:table-cell>
          <table:table-cell office:value-type="float" office:value="4900.7563" calcext:value-type="float">
            <text:p>4900.7563</text:p>
          </table:table-cell>
        </table:table-row>
        <table:table-row table:style-name="ro1">
          <table:table-cell office:value-type="string" calcext:value-type="string">
            <text:p>Min 341</text:p>
          </table:table-cell>
          <table:table-cell office:value-type="float" office:value="5098.1113" calcext:value-type="float">
            <text:p>5098.1113</text:p>
          </table:table-cell>
          <table:table-cell office:value-type="float" office:value="4901.8906" calcext:value-type="float">
            <text:p>4901.8906</text:p>
          </table:table-cell>
        </table:table-row>
        <table:table-row table:style-name="ro1">
          <table:table-cell office:value-type="string" calcext:value-type="string">
            <text:p>Min 342</text:p>
          </table:table-cell>
          <table:table-cell office:value-type="float" office:value="5096.99" calcext:value-type="float">
            <text:p>5096.99</text:p>
          </table:table-cell>
          <table:table-cell office:value-type="float" office:value="4903.012" calcext:value-type="float">
            <text:p>4903.012</text:p>
          </table:table-cell>
        </table:table-row>
        <table:table-row table:style-name="ro1">
          <table:table-cell office:value-type="string" calcext:value-type="string">
            <text:p>Min 343</text:p>
          </table:table-cell>
          <table:table-cell office:value-type="float" office:value="5095.8813" calcext:value-type="float">
            <text:p>5095.8813</text:p>
          </table:table-cell>
          <table:table-cell office:value-type="float" office:value="4904.1206" calcext:value-type="float">
            <text:p>4904.1206</text:p>
          </table:table-cell>
        </table:table-row>
        <table:table-row table:style-name="ro1">
          <table:table-cell office:value-type="string" calcext:value-type="string">
            <text:p>Min 344</text:p>
          </table:table-cell>
          <table:table-cell office:value-type="float" office:value="5094.7856" calcext:value-type="float">
            <text:p>5094.7856</text:p>
          </table:table-cell>
          <table:table-cell office:value-type="float" office:value="4905.2163" calcext:value-type="float">
            <text:p>4905.2163</text:p>
          </table:table-cell>
        </table:table-row>
        <table:table-row table:style-name="ro1">
          <table:table-cell office:value-type="string" calcext:value-type="string">
            <text:p>Min 345</text:p>
          </table:table-cell>
          <table:table-cell office:value-type="float" office:value="5093.702" calcext:value-type="float">
            <text:p>5093.702</text:p>
          </table:table-cell>
          <table:table-cell office:value-type="float" office:value="4906.3" calcext:value-type="float">
            <text:p>4906.3</text:p>
          </table:table-cell>
        </table:table-row>
        <table:table-row table:style-name="ro1">
          <table:table-cell office:value-type="string" calcext:value-type="string">
            <text:p>Min 346</text:p>
          </table:table-cell>
          <table:table-cell office:value-type="float" office:value="5092.631" calcext:value-type="float">
            <text:p>5092.631</text:p>
          </table:table-cell>
          <table:table-cell office:value-type="float" office:value="4907.371" calcext:value-type="float">
            <text:p>4907.371</text:p>
          </table:table-cell>
        </table:table-row>
        <table:table-row table:style-name="ro1">
          <table:table-cell office:value-type="string" calcext:value-type="string">
            <text:p>Min 347</text:p>
          </table:table-cell>
          <table:table-cell office:value-type="float" office:value="5091.5723" calcext:value-type="float">
            <text:p>5091.5723</text:p>
          </table:table-cell>
          <table:table-cell office:value-type="float" office:value="4908.4297" calcext:value-type="float">
            <text:p>4908.4297</text:p>
          </table:table-cell>
        </table:table-row>
        <table:table-row table:style-name="ro1">
          <table:table-cell office:value-type="string" calcext:value-type="string">
            <text:p>Min 348</text:p>
          </table:table-cell>
          <table:table-cell office:value-type="float" office:value="5090.526" calcext:value-type="float">
            <text:p>5090.526</text:p>
          </table:table-cell>
          <table:table-cell office:value-type="float" office:value="4909.476" calcext:value-type="float">
            <text:p>4909.476</text:p>
          </table:table-cell>
        </table:table-row>
        <table:table-row table:style-name="ro1">
          <table:table-cell office:value-type="string" calcext:value-type="string">
            <text:p>Min 349</text:p>
          </table:table-cell>
          <table:table-cell office:value-type="float" office:value="5089.4917" calcext:value-type="float">
            <text:p>5089.4917</text:p>
          </table:table-cell>
          <table:table-cell office:value-type="float" office:value="4910.5107" calcext:value-type="float">
            <text:p>4910.5107</text:p>
          </table:table-cell>
        </table:table-row>
        <table:table-row table:style-name="ro1">
          <table:table-cell office:value-type="string" calcext:value-type="string">
            <text:p>Min 350</text:p>
          </table:table-cell>
          <table:table-cell office:value-type="float" office:value="5088.469" calcext:value-type="float">
            <text:p>5088.469</text:p>
          </table:table-cell>
          <table:table-cell office:value-type="float" office:value="4911.533" calcext:value-type="float">
            <text:p>4911.533</text:p>
          </table:table-cell>
        </table:table-row>
        <table:table-row table:style-name="ro1">
          <table:table-cell office:value-type="string" calcext:value-type="string">
            <text:p>Min 351</text:p>
          </table:table-cell>
          <table:table-cell office:value-type="float" office:value="5087.458" calcext:value-type="float">
            <text:p>5087.458</text:p>
          </table:table-cell>
          <table:table-cell office:value-type="float" office:value="4912.544" calcext:value-type="float">
            <text:p>4912.544</text:p>
          </table:table-cell>
        </table:table-row>
        <table:table-row table:style-name="ro1">
          <table:table-cell office:value-type="string" calcext:value-type="string">
            <text:p>Min 352</text:p>
          </table:table-cell>
          <table:table-cell office:value-type="float" office:value="5086.4585" calcext:value-type="float">
            <text:p>5086.4585</text:p>
          </table:table-cell>
          <table:table-cell office:value-type="float" office:value="4913.5435" calcext:value-type="float">
            <text:p>4913.5435</text:p>
          </table:table-cell>
        </table:table-row>
        <table:table-row table:style-name="ro1">
          <table:table-cell office:value-type="string" calcext:value-type="string">
            <text:p>Min 353</text:p>
          </table:table-cell>
          <table:table-cell office:value-type="float" office:value="5085.4707" calcext:value-type="float">
            <text:p>5085.4707</text:p>
          </table:table-cell>
          <table:table-cell office:value-type="float" office:value="4914.5317" calcext:value-type="float">
            <text:p>4914.5317</text:p>
          </table:table-cell>
        </table:table-row>
        <table:table-row table:style-name="ro1">
          <table:table-cell office:value-type="string" calcext:value-type="string">
            <text:p>Min 354</text:p>
          </table:table-cell>
          <table:table-cell office:value-type="float" office:value="5084.4937" calcext:value-type="float">
            <text:p>5084.4937</text:p>
          </table:table-cell>
          <table:table-cell office:value-type="float" office:value="4915.5083" calcext:value-type="float">
            <text:p>4915.5083</text:p>
          </table:table-cell>
        </table:table-row>
        <table:table-row table:style-name="ro1">
          <table:table-cell office:value-type="string" calcext:value-type="string">
            <text:p>Min 355</text:p>
          </table:table-cell>
          <table:table-cell office:value-type="float" office:value="5083.528" calcext:value-type="float">
            <text:p>5083.528</text:p>
          </table:table-cell>
          <table:table-cell office:value-type="float" office:value="4916.474" calcext:value-type="float">
            <text:p>4916.474</text:p>
          </table:table-cell>
        </table:table-row>
        <table:table-row table:style-name="ro1">
          <table:table-cell office:value-type="string" calcext:value-type="string">
            <text:p>Min 356</text:p>
          </table:table-cell>
          <table:table-cell office:value-type="float" office:value="5082.5737" calcext:value-type="float">
            <text:p>5082.5737</text:p>
          </table:table-cell>
          <table:table-cell office:value-type="float" office:value="4917.4287" calcext:value-type="float">
            <text:p>4917.4287</text:p>
          </table:table-cell>
        </table:table-row>
        <table:table-row table:style-name="ro1">
          <table:table-cell office:value-type="string" calcext:value-type="string">
            <text:p>Min 357</text:p>
          </table:table-cell>
          <table:table-cell office:value-type="float" office:value="5081.63" calcext:value-type="float">
            <text:p>5081.63</text:p>
          </table:table-cell>
          <table:table-cell office:value-type="float" office:value="4918.372" calcext:value-type="float">
            <text:p>4918.372</text:p>
          </table:table-cell>
        </table:table-row>
        <table:table-row table:style-name="ro1">
          <table:table-cell office:value-type="string" calcext:value-type="string">
            <text:p>Min 358</text:p>
          </table:table-cell>
          <table:table-cell office:value-type="float" office:value="5080.697" calcext:value-type="float">
            <text:p>5080.697</text:p>
          </table:table-cell>
          <table:table-cell office:value-type="float" office:value="4919.305" calcext:value-type="float">
            <text:p>4919.305</text:p>
          </table:table-cell>
        </table:table-row>
        <table:table-row table:style-name="ro1">
          <table:table-cell office:value-type="string" calcext:value-type="string">
            <text:p>Min 359</text:p>
          </table:table-cell>
          <table:table-cell office:value-type="float" office:value="5079.775" calcext:value-type="float">
            <text:p>5079.775</text:p>
          </table:table-cell>
          <table:table-cell office:value-type="float" office:value="4920.227" calcext:value-type="float">
            <text:p>4920.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7:49:02.487000000</dc:date>
    <meta:editing-duration>PT1M25S</meta:editing-duration>
    <meta:editing-cycles>1</meta:editing-cycles>
    <meta:document-statistic meta:table-count="1" meta:cell-count="1080" meta:object-count="1"/>
    <meta:generator>LibreOffice/4.3.4.1$Windows_x86 LibreOffice_project/bc356b2f991740509f321d70e4512a6a54c5f24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New Text Document'.B1:'New Text Document'.C360" svg:x="0.32cm" svg:y="0.18cm" svg:width="12.508cm" svg:height="8.64cm">
          <chartooo:coordinate-region svg:x="1.497cm" svg:y="0.38cm" svg:width="11.331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ew Text Document'.B1:'New Text Document'.B360" chart:class="chart:line">
            <chart:data-point chart:repeated="360"/>
          </chart:series>
          <chart:series chart:style-name="ch7" chart:values-cell-range-address="'New Text Document'.C1:'New Text Document'.C360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42.857">
                <text:p>9942.857</text:p>
                <draw:g>
                  <svg:desc>'New Text Document'.B1:'New Text Document'.B360</svg:desc>
                </draw:g>
              </table:table-cell>
              <table:table-cell office:value-type="float" office:value="57.14286">
                <text:p>57.14286</text:p>
                <draw:g>
                  <svg:desc>'New Text Document'.C1:'New Text Document'.C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86.367">
                <text:p>9886.367</text:p>
              </table:table-cell>
              <table:table-cell office:value-type="float" office:value="113.63266">
                <text:p>113.6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30.523">
                <text:p>9830.523</text:p>
              </table:table-cell>
              <table:table-cell office:value-type="float" office:value="169.47685">
                <text:p>169.47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75.317">
                <text:p>9775.317</text:p>
              </table:table-cell>
              <table:table-cell office:value-type="float" office:value="224.68285">
                <text:p>224.68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20.742">
                <text:p>9720.742</text:p>
              </table:table-cell>
              <table:table-cell office:value-type="float" office:value="279.2579">
                <text:p>279.2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66.791">
                <text:p>9666.791</text:p>
              </table:table-cell>
              <table:table-cell office:value-type="float" office:value="333.20926">
                <text:p>333.20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13.456">
                <text:p>9613.456</text:p>
              </table:table-cell>
              <table:table-cell office:value-type="float" office:value="386.544">
                <text:p>386.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60.731">
                <text:p>9560.731</text:p>
              </table:table-cell>
              <table:table-cell office:value-type="float" office:value="439.26923">
                <text:p>439.26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08.608">
                <text:p>9508.608</text:p>
              </table:table-cell>
              <table:table-cell office:value-type="float" office:value="491.39188">
                <text:p>491.39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57.081">
                <text:p>9457.081</text:p>
              </table:table-cell>
              <table:table-cell office:value-type="float" office:value="542.9188">
                <text:p>542.9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06.143">
                <text:p>9406.143</text:p>
              </table:table-cell>
              <table:table-cell office:value-type="float" office:value="593.8569">
                <text:p>593.85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55.787">
                <text:p>9355.787</text:p>
              </table:table-cell>
              <table:table-cell office:value-type="float" office:value="644.2128">
                <text:p>644.2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06.007">
                <text:p>9306.007</text:p>
              </table:table-cell>
              <table:table-cell office:value-type="float" office:value="693.9932">
                <text:p>693.9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56.795">
                <text:p>9256.795</text:p>
              </table:table-cell>
              <table:table-cell office:value-type="float" office:value="743.2048">
                <text:p>743.2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08.146">
                <text:p>9208.146</text:p>
              </table:table-cell>
              <table:table-cell office:value-type="float" office:value="791.8538">
                <text:p>791.8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60.053">
                <text:p>9160.053</text:p>
              </table:table-cell>
              <table:table-cell office:value-type="float" office:value="839.94696">
                <text:p>839.94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12.51">
                <text:p>9112.51</text:p>
              </table:table-cell>
              <table:table-cell office:value-type="float" office:value="887.49036">
                <text:p>887.49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65.51">
                <text:p>9065.51</text:p>
              </table:table-cell>
              <table:table-cell office:value-type="float" office:value="934.4905">
                <text:p>934.4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19.047">
                <text:p>9019.047</text:p>
              </table:table-cell>
              <table:table-cell office:value-type="float" office:value="980.9535">
                <text:p>980.9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73.115">
                <text:p>8973.115</text:p>
              </table:table-cell>
              <table:table-cell office:value-type="float" office:value="1026.8855">
                <text:p>1026.8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27.708">
                <text:p>8927.708</text:p>
              </table:table-cell>
              <table:table-cell office:value-type="float" office:value="1072.2925">
                <text:p>1072.2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82.82">
                <text:p>8882.82</text:p>
              </table:table-cell>
              <table:table-cell office:value-type="float" office:value="1117.1807">
                <text:p>1117.1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38.445">
                <text:p>8838.445</text:p>
              </table:table-cell>
              <table:table-cell office:value-type="float" office:value="1161.5558">
                <text:p>1161.5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94.577">
                <text:p>8794.577</text:p>
              </table:table-cell>
              <table:table-cell office:value-type="float" office:value="1205.4237">
                <text:p>1205.4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51.21">
                <text:p>8751.21</text:p>
              </table:table-cell>
              <table:table-cell office:value-type="float" office:value="1248.7904">
                <text:p>1248.7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08.339">
                <text:p>8708.339</text:p>
              </table:table-cell>
              <table:table-cell office:value-type="float" office:value="1291.6614">
                <text:p>1291.6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65.958">
                <text:p>8665.958</text:p>
              </table:table-cell>
              <table:table-cell office:value-type="float" office:value="1334.0424">
                <text:p>1334.0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24.061">
                <text:p>8624.061</text:p>
              </table:table-cell>
              <table:table-cell office:value-type="float" office:value="1375.939">
                <text:p>1375.9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82.643">
                <text:p>8582.643</text:p>
              </table:table-cell>
              <table:table-cell office:value-type="float" office:value="1417.3569">
                <text:p>1417.3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41.699">
                <text:p>8541.699</text:p>
              </table:table-cell>
              <table:table-cell office:value-type="float" office:value="1458.3014">
                <text:p>1458.3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01.222">
                <text:p>8501.222</text:p>
              </table:table-cell>
              <table:table-cell office:value-type="float" office:value="1498.7778">
                <text:p>1498.7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61.208">
                <text:p>8461.208</text:p>
              </table:table-cell>
              <table:table-cell office:value-type="float" office:value="1538.7919">
                <text:p>1538.79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1.651">
                <text:p>8421.651</text:p>
              </table:table-cell>
              <table:table-cell office:value-type="float" office:value="1578.3485">
                <text:p>1578.3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82.547">
                <text:p>8382.547</text:p>
              </table:table-cell>
              <table:table-cell office:value-type="float" office:value="1617.4531">
                <text:p>1617.4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43.89">
                <text:p>8343.89</text:p>
              </table:table-cell>
              <table:table-cell office:value-type="float" office:value="1656.1107">
                <text:p>1656.1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05.674">
                <text:p>8305.674</text:p>
              </table:table-cell>
              <table:table-cell office:value-type="float" office:value="1694.3267">
                <text:p>1694.3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67.895">
                <text:p>8267.895</text:p>
              </table:table-cell>
              <table:table-cell office:value-type="float" office:value="1732.1057">
                <text:p>1732.1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30.547">
                <text:p>8230.547</text:p>
              </table:table-cell>
              <table:table-cell office:value-type="float" office:value="1769.4531">
                <text:p>1769.4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93.627">
                <text:p>8193.627</text:p>
              </table:table-cell>
              <table:table-cell office:value-type="float" office:value="1806.3737">
                <text:p>1806.3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57.1284">
                <text:p>8157.1284</text:p>
              </table:table-cell>
              <table:table-cell office:value-type="float" office:value="1842.8722">
                <text:p>1842.8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21.047">
                <text:p>8121.047</text:p>
              </table:table-cell>
              <table:table-cell office:value-type="float" office:value="1878.9537">
                <text:p>1878.9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85.378">
                <text:p>8085.378</text:p>
              </table:table-cell>
              <table:table-cell office:value-type="float" office:value="1914.6229">
                <text:p>1914.6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50.1167">
                <text:p>8050.1167</text:p>
              </table:table-cell>
              <table:table-cell office:value-type="float" office:value="1949.8844">
                <text:p>1949.88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15.258">
                <text:p>8015.258</text:p>
              </table:table-cell>
              <table:table-cell office:value-type="float" office:value="1984.7429">
                <text:p>1984.7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80.798">
                <text:p>7980.798</text:p>
              </table:table-cell>
              <table:table-cell office:value-type="float" office:value="2019.203">
                <text:p>2019.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46.7314">
                <text:p>7946.7314</text:p>
              </table:table-cell>
              <table:table-cell office:value-type="float" office:value="2053.2693">
                <text:p>2053.2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13.0547">
                <text:p>7913.0547</text:p>
              </table:table-cell>
              <table:table-cell office:value-type="float" office:value="2086.946">
                <text:p>2086.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79.7627">
                <text:p>7879.7627</text:p>
              </table:table-cell>
              <table:table-cell office:value-type="float" office:value="2120.238">
                <text:p>2120.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46.851">
                <text:p>7846.851</text:p>
              </table:table-cell>
              <table:table-cell office:value-type="float" office:value="2153.1494">
                <text:p>2153.1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14.3154">
                <text:p>7814.3154</text:p>
              </table:table-cell>
              <table:table-cell office:value-type="float" office:value="2185.685">
                <text:p>2185.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82.152">
                <text:p>7782.152</text:p>
              </table:table-cell>
              <table:table-cell office:value-type="float" office:value="2217.8484">
                <text:p>2217.8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50.356">
                <text:p>7750.356</text:p>
              </table:table-cell>
              <table:table-cell office:value-type="float" office:value="2249.6445">
                <text:p>2249.6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18.9233">
                <text:p>7718.9233</text:p>
              </table:table-cell>
              <table:table-cell office:value-type="float" office:value="2281.0771">
                <text:p>2281.0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87.85">
                <text:p>7687.85</text:p>
              </table:table-cell>
              <table:table-cell office:value-type="float" office:value="2312.1506">
                <text:p>2312.1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57.1313">
                <text:p>7657.1313</text:p>
              </table:table-cell>
              <table:table-cell office:value-type="float" office:value="2342.869">
                <text:p>2342.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26.7646">
                <text:p>7626.7646</text:p>
              </table:table-cell>
              <table:table-cell office:value-type="float" office:value="2373.2363">
                <text:p>2373.23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96.7446">
                <text:p>7596.7446</text:p>
              </table:table-cell>
              <table:table-cell office:value-type="float" office:value="2403.2566">
                <text:p>2403.2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67.0674">
                <text:p>7567.0674</text:p>
              </table:table-cell>
              <table:table-cell office:value-type="float" office:value="2432.9336">
                <text:p>2432.9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37.7295">
                <text:p>7537.7295</text:p>
              </table:table-cell>
              <table:table-cell office:value-type="float" office:value="2462.2715">
                <text:p>2462.2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08.727">
                <text:p>7508.727</text:p>
              </table:table-cell>
              <table:table-cell office:value-type="float" office:value="2491.274">
                <text:p>2491.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80.056">
                <text:p>7480.056</text:p>
              </table:table-cell>
              <table:table-cell office:value-type="float" office:value="2519.9453">
                <text:p>2519.9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51.7124">
                <text:p>7451.7124</text:p>
              </table:table-cell>
              <table:table-cell office:value-type="float" office:value="2548.2888">
                <text:p>2548.28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23.693">
                <text:p>7423.693</text:p>
              </table:table-cell>
              <table:table-cell office:value-type="float" office:value="2576.3083">
                <text:p>2576.30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5.9937">
                <text:p>7395.9937</text:p>
              </table:table-cell>
              <table:table-cell office:value-type="float" office:value="2604.0076">
                <text:p>2604.00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68.6104">
                <text:p>7368.6104</text:p>
              </table:table-cell>
              <table:table-cell office:value-type="float" office:value="2631.3901">
                <text:p>2631.3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41.5405">
                <text:p>7341.5405</text:p>
              </table:table-cell>
              <table:table-cell office:value-type="float" office:value="2658.46">
                <text:p>2658.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14.78">
                <text:p>7314.78</text:p>
              </table:table-cell>
              <table:table-cell office:value-type="float" office:value="2685.2205">
                <text:p>2685.22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88.3257">
                <text:p>7288.3257</text:p>
              </table:table-cell>
              <table:table-cell office:value-type="float" office:value="2711.6753">
                <text:p>2711.6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62.173">
                <text:p>7262.173</text:p>
              </table:table-cell>
              <table:table-cell office:value-type="float" office:value="2737.8274">
                <text:p>2737.82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36.3193">
                <text:p>7236.3193</text:p>
              </table:table-cell>
              <table:table-cell office:value-type="float" office:value="2763.681">
                <text:p>2763.6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10.7617">
                <text:p>7210.7617</text:p>
              </table:table-cell>
              <table:table-cell office:value-type="float" office:value="2789.239">
                <text:p>2789.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85.4956">
                <text:p>7185.4956</text:p>
              </table:table-cell>
              <table:table-cell office:value-type="float" office:value="2814.5046">
                <text:p>2814.5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60.5186">
                <text:p>7160.5186</text:p>
              </table:table-cell>
              <table:table-cell office:value-type="float" office:value="2839.4817">
                <text:p>2839.48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35.827">
                <text:p>7135.827</text:p>
              </table:table-cell>
              <table:table-cell office:value-type="float" office:value="2864.1736">
                <text:p>2864.1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11.4175">
                <text:p>7111.4175</text:p>
              </table:table-cell>
              <table:table-cell office:value-type="float" office:value="2888.583">
                <text:p>2888.5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87.287">
                <text:p>7087.287</text:p>
              </table:table-cell>
              <table:table-cell office:value-type="float" office:value="2912.7134">
                <text:p>2912.71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63.4326">
                <text:p>7063.4326</text:p>
              </table:table-cell>
              <table:table-cell office:value-type="float" office:value="2936.5684">
                <text:p>2936.5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39.8506">
                <text:p>7039.8506</text:p>
              </table:table-cell>
              <table:table-cell office:value-type="float" office:value="2960.1501">
                <text:p>2960.15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16.538">
                <text:p>7016.538</text:p>
              </table:table-cell>
              <table:table-cell office:value-type="float" office:value="2983.4626">
                <text:p>2983.46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93.492">
                <text:p>6993.492</text:p>
              </table:table-cell>
              <table:table-cell office:value-type="float" office:value="3006.509">
                <text:p>3006.5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70.709">
                <text:p>6970.709</text:p>
              </table:table-cell>
              <table:table-cell office:value-type="float" office:value="3029.2917">
                <text:p>3029.2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48.1865">
                <text:p>6948.1865</text:p>
              </table:table-cell>
              <table:table-cell office:value-type="float" office:value="3051.8142">
                <text:p>3051.8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25.9214">
                <text:p>6925.9214</text:p>
              </table:table-cell>
              <table:table-cell office:value-type="float" office:value="3074.0793">
                <text:p>3074.07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03.911">
                <text:p>6903.911</text:p>
              </table:table-cell>
              <table:table-cell office:value-type="float" office:value="3096.0898">
                <text:p>3096.08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2.152">
                <text:p>6882.152</text:p>
              </table:table-cell>
              <table:table-cell office:value-type="float" office:value="3117.8486">
                <text:p>3117.84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60.6416">
                <text:p>6860.6416</text:p>
              </table:table-cell>
              <table:table-cell office:value-type="float" office:value="3139.359">
                <text:p>3139.3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39.377">
                <text:p>6839.377</text:p>
              </table:table-cell>
              <table:table-cell office:value-type="float" office:value="3160.6235">
                <text:p>3160.62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18.3555">
                <text:p>6818.3555</text:p>
              </table:table-cell>
              <table:table-cell office:value-type="float" office:value="3181.645">
                <text:p>3181.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97.5747">
                <text:p>6797.5747</text:p>
              </table:table-cell>
              <table:table-cell office:value-type="float" office:value="3202.4263">
                <text:p>3202.42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77.031">
                <text:p>6777.031</text:p>
              </table:table-cell>
              <table:table-cell office:value-type="float" office:value="3222.97">
                <text:p>3222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56.722">
                <text:p>6756.722</text:p>
              </table:table-cell>
              <table:table-cell office:value-type="float" office:value="3243.279">
                <text:p>3243.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36.645">
                <text:p>6736.645</text:p>
              </table:table-cell>
              <table:table-cell office:value-type="float" office:value="3263.3557">
                <text:p>3263.35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16.7974">
                <text:p>6716.7974</text:p>
              </table:table-cell>
              <table:table-cell office:value-type="float" office:value="3283.203">
                <text:p>3283.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97.177">
                <text:p>6697.177</text:p>
              </table:table-cell>
              <table:table-cell office:value-type="float" office:value="3302.8235">
                <text:p>3302.8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77.7803">
                <text:p>6677.7803</text:p>
              </table:table-cell>
              <table:table-cell office:value-type="float" office:value="3322.2197">
                <text:p>3322.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58.606">
                <text:p>6658.606</text:p>
              </table:table-cell>
              <table:table-cell office:value-type="float" office:value="3341.3945">
                <text:p>3341.39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39.6504">
                <text:p>6639.6504</text:p>
              </table:table-cell>
              <table:table-cell office:value-type="float" office:value="3360.35">
                <text:p>3360.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20.9116">
                <text:p>6620.9116</text:p>
              </table:table-cell>
              <table:table-cell office:value-type="float" office:value="3379.0889">
                <text:p>3379.08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02.387">
                <text:p>6602.387</text:p>
              </table:table-cell>
              <table:table-cell office:value-type="float" office:value="3397.6135">
                <text:p>3397.61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84.074">
                <text:p>6584.074</text:p>
              </table:table-cell>
              <table:table-cell office:value-type="float" office:value="3415.9265">
                <text:p>3415.9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65.9707">
                <text:p>6565.9707</text:p>
              </table:table-cell>
              <table:table-cell office:value-type="float" office:value="3434.0303">
                <text:p>3434.03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48.0737">
                <text:p>6548.0737</text:p>
              </table:table-cell>
              <table:table-cell office:value-type="float" office:value="3451.927">
                <text:p>3451.9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30.381">
                <text:p>6530.381</text:p>
              </table:table-cell>
              <table:table-cell office:value-type="float" office:value="3469.6191">
                <text:p>3469.61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12.891">
                <text:p>6512.891</text:p>
              </table:table-cell>
              <table:table-cell office:value-type="float" office:value="3487.1091">
                <text:p>3487.10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95.601">
                <text:p>6495.601</text:p>
              </table:table-cell>
              <table:table-cell office:value-type="float" office:value="3504.3994">
                <text:p>3504.39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478.5083">
                <text:p>6478.5083</text:p>
              </table:table-cell>
              <table:table-cell office:value-type="float" office:value="3521.492">
                <text:p>3521.4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61.6113">
                <text:p>6461.6113</text:p>
              </table:table-cell>
              <table:table-cell office:value-type="float" office:value="3538.3892">
                <text:p>3538.38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44.9077">
                <text:p>6444.9077</text:p>
              </table:table-cell>
              <table:table-cell office:value-type="float" office:value="3555.0935">
                <text:p>3555.09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28.3945">
                <text:p>6428.3945</text:p>
              </table:table-cell>
              <table:table-cell office:value-type="float" office:value="3571.6067">
                <text:p>3571.6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12.07">
                <text:p>6412.07</text:p>
              </table:table-cell>
              <table:table-cell office:value-type="float" office:value="3587.9312">
                <text:p>3587.93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95.932">
                <text:p>6395.932</text:p>
              </table:table-cell>
              <table:table-cell office:value-type="float" office:value="3604.0693">
                <text:p>3604.06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79.9785">
                <text:p>6379.9785</text:p>
              </table:table-cell>
              <table:table-cell office:value-type="float" office:value="3620.0227">
                <text:p>3620.0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64.2075">
                <text:p>6364.2075</text:p>
              </table:table-cell>
              <table:table-cell office:value-type="float" office:value="3635.794">
                <text:p>3635.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48.6167">
                <text:p>6348.6167</text:p>
              </table:table-cell>
              <table:table-cell office:value-type="float" office:value="3651.385">
                <text:p>3651.3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33.2036">
                <text:p>6333.2036</text:p>
              </table:table-cell>
              <table:table-cell office:value-type="float" office:value="3666.7979">
                <text:p>3666.79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17.967">
                <text:p>6317.967</text:p>
              </table:table-cell>
              <table:table-cell office:value-type="float" office:value="3682.0342">
                <text:p>3682.03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02.9043">
                <text:p>6302.9043</text:p>
              </table:table-cell>
              <table:table-cell office:value-type="float" office:value="3697.0967">
                <text:p>3697.09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88.014">
                <text:p>6288.014</text:p>
              </table:table-cell>
              <table:table-cell office:value-type="float" office:value="3711.987">
                <text:p>3711.9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73.294">
                <text:p>6273.294</text:p>
              </table:table-cell>
              <table:table-cell office:value-type="float" office:value="3726.7073">
                <text:p>3726.70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58.742">
                <text:p>6258.742</text:p>
              </table:table-cell>
              <table:table-cell office:value-type="float" office:value="3741.2593">
                <text:p>3741.25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44.3564">
                <text:p>6244.3564</text:p>
              </table:table-cell>
              <table:table-cell office:value-type="float" office:value="3755.6448">
                <text:p>3755.64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30.1357">
                <text:p>6230.1357</text:p>
              </table:table-cell>
              <table:table-cell office:value-type="float" office:value="3769.866">
                <text:p>3769.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16.077">
                <text:p>6216.077</text:p>
              </table:table-cell>
              <table:table-cell office:value-type="float" office:value="3783.9248">
                <text:p>3783.92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2.179">
                <text:p>6202.179</text:p>
              </table:table-cell>
              <table:table-cell office:value-type="float" office:value="3797.8228">
                <text:p>3797.82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88.44">
                <text:p>6188.44</text:p>
              </table:table-cell>
              <table:table-cell office:value-type="float" office:value="3811.562">
                <text:p>3811.5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74.858">
                <text:p>6174.858</text:p>
              </table:table-cell>
              <table:table-cell office:value-type="float" office:value="3825.1443">
                <text:p>3825.14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61.431">
                <text:p>6161.431</text:p>
              </table:table-cell>
              <table:table-cell office:value-type="float" office:value="3838.5713">
                <text:p>3838.57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48.1577">
                <text:p>6148.1577</text:p>
              </table:table-cell>
              <table:table-cell office:value-type="float" office:value="3851.8447">
                <text:p>3851.84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35.0356">
                <text:p>6135.0356</text:p>
              </table:table-cell>
              <table:table-cell office:value-type="float" office:value="3864.9666">
                <text:p>3864.9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22.0635">
                <text:p>6122.0635</text:p>
              </table:table-cell>
              <table:table-cell office:value-type="float" office:value="3877.9382">
                <text:p>3877.93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09.24">
                <text:p>6109.24</text:p>
              </table:table-cell>
              <table:table-cell office:value-type="float" office:value="3890.7617">
                <text:p>3890.76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96.563">
                <text:p>6096.563</text:p>
              </table:table-cell>
              <table:table-cell office:value-type="float" office:value="3903.4387">
                <text:p>3903.43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84.031">
                <text:p>6084.031</text:p>
              </table:table-cell>
              <table:table-cell office:value-type="float" office:value="3915.971">
                <text:p>3915.9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71.642">
                <text:p>6071.642</text:p>
              </table:table-cell>
              <table:table-cell office:value-type="float" office:value="3928.36">
                <text:p>3928.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59.3945">
                <text:p>6059.3945</text:p>
              </table:table-cell>
              <table:table-cell office:value-type="float" office:value="3940.6072">
                <text:p>3940.60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047.287">
                <text:p>6047.287</text:p>
              </table:table-cell>
              <table:table-cell office:value-type="float" office:value="3952.7146">
                <text:p>3952.71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35.318">
                <text:p>6035.318</text:p>
              </table:table-cell>
              <table:table-cell office:value-type="float" office:value="3964.6836">
                <text:p>3964.68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23.486">
                <text:p>6023.486</text:p>
              </table:table-cell>
              <table:table-cell office:value-type="float" office:value="3976.5159">
                <text:p>3976.51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11.789">
                <text:p>6011.789</text:p>
              </table:table-cell>
              <table:table-cell office:value-type="float" office:value="3988.2126">
                <text:p>3988.21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00.2256">
                <text:p>6000.2256</text:p>
              </table:table-cell>
              <table:table-cell office:value-type="float" office:value="3999.776">
                <text:p>3999.7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88.7944">
                <text:p>5988.7944</text:p>
              </table:table-cell>
              <table:table-cell office:value-type="float" office:value="4011.2073">
                <text:p>4011.20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77.494">
                <text:p>5977.494</text:p>
              </table:table-cell>
              <table:table-cell office:value-type="float" office:value="4022.5078">
                <text:p>4022.50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66.3223">
                <text:p>5966.3223</text:p>
              </table:table-cell>
              <table:table-cell office:value-type="float" office:value="4033.679">
                <text:p>4033.6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55.279">
                <text:p>5955.279</text:p>
              </table:table-cell>
              <table:table-cell office:value-type="float" office:value="4044.7227">
                <text:p>4044.72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44.3613">
                <text:p>5944.3613</text:p>
              </table:table-cell>
              <table:table-cell office:value-type="float" office:value="4055.6401">
                <text:p>4055.64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33.569">
                <text:p>5933.569</text:p>
              </table:table-cell>
              <table:table-cell office:value-type="float" office:value="4066.433">
                <text:p>4066.4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22.8994">
                <text:p>5922.8994</text:p>
              </table:table-cell>
              <table:table-cell office:value-type="float" office:value="4077.1023">
                <text:p>4077.10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12.352">
                <text:p>5912.352</text:p>
              </table:table-cell>
              <table:table-cell office:value-type="float" office:value="4087.6497">
                <text:p>4087.64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01.925">
                <text:p>5901.925</text:p>
              </table:table-cell>
              <table:table-cell office:value-type="float" office:value="4098.0767">
                <text:p>4098.07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91.6177">
                <text:p>5891.6177</text:p>
              </table:table-cell>
              <table:table-cell office:value-type="float" office:value="4108.3843">
                <text:p>4108.38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81.4277">
                <text:p>5881.4277</text:p>
              </table:table-cell>
              <table:table-cell office:value-type="float" office:value="4118.574">
                <text:p>4118.5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71.354">
                <text:p>5871.354</text:p>
              </table:table-cell>
              <table:table-cell office:value-type="float" office:value="4128.648">
                <text:p>4128.6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861.3955">
                <text:p>5861.3955</text:p>
              </table:table-cell>
              <table:table-cell office:value-type="float" office:value="4138.6064">
                <text:p>4138.60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1.551">
                <text:p>5851.551</text:p>
              </table:table-cell>
              <table:table-cell office:value-type="float" office:value="4148.451">
                <text:p>4148.4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841.819">
                <text:p>5841.819</text:p>
              </table:table-cell>
              <table:table-cell office:value-type="float" office:value="4158.183">
                <text:p>4158.1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832.198">
                <text:p>5832.198</text:p>
              </table:table-cell>
              <table:table-cell office:value-type="float" office:value="4167.8037">
                <text:p>4167.80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22.687">
                <text:p>5822.687</text:p>
              </table:table-cell>
              <table:table-cell office:value-type="float" office:value="4177.3145">
                <text:p>4177.31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13.285">
                <text:p>5813.285</text:p>
              </table:table-cell>
              <table:table-cell office:value-type="float" office:value="4186.717">
                <text:p>4186.7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03.9907">
                <text:p>5803.9907</text:p>
              </table:table-cell>
              <table:table-cell office:value-type="float" office:value="4196.0117">
                <text:p>4196.01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794.802">
                <text:p>5794.802</text:p>
              </table:table-cell>
              <table:table-cell office:value-type="float" office:value="4205.2">
                <text:p>4205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85.7183">
                <text:p>5785.7183</text:p>
              </table:table-cell>
              <table:table-cell office:value-type="float" office:value="4214.2837">
                <text:p>4214.28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76.739">
                <text:p>5776.739</text:p>
              </table:table-cell>
              <table:table-cell office:value-type="float" office:value="4223.263">
                <text:p>4223.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67.862">
                <text:p>5767.862</text:p>
              </table:table-cell>
              <table:table-cell office:value-type="float" office:value="4232.14">
                <text:p>4232.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59.0864">
                <text:p>5759.0864</text:p>
              </table:table-cell>
              <table:table-cell office:value-type="float" office:value="4240.9155">
                <text:p>4240.91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50.411">
                <text:p>5750.411</text:p>
              </table:table-cell>
              <table:table-cell office:value-type="float" office:value="4249.591">
                <text:p>4249.5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41.835">
                <text:p>5741.835</text:p>
              </table:table-cell>
              <table:table-cell office:value-type="float" office:value="4258.167">
                <text:p>4258.1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33.357">
                <text:p>5733.357</text:p>
              </table:table-cell>
              <table:table-cell office:value-type="float" office:value="4266.645">
                <text:p>4266.6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24.976">
                <text:p>5724.976</text:p>
              </table:table-cell>
              <table:table-cell office:value-type="float" office:value="4275.026">
                <text:p>4275.0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16.6904">
                <text:p>5716.6904</text:p>
              </table:table-cell>
              <table:table-cell office:value-type="float" office:value="4283.3115">
                <text:p>4283.31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08.5">
                <text:p>5708.5</text:p>
              </table:table-cell>
              <table:table-cell office:value-type="float" office:value="4291.502">
                <text:p>4291.5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00.403">
                <text:p>5700.403</text:p>
              </table:table-cell>
              <table:table-cell office:value-type="float" office:value="4299.599">
                <text:p>4299.5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92.3984">
                <text:p>5692.3984</text:p>
              </table:table-cell>
              <table:table-cell office:value-type="float" office:value="4307.6035">
                <text:p>4307.60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84.4854">
                <text:p>5684.4854</text:p>
              </table:table-cell>
              <table:table-cell office:value-type="float" office:value="4315.5166">
                <text:p>4315.51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76.663">
                <text:p>5676.663</text:p>
              </table:table-cell>
              <table:table-cell office:value-type="float" office:value="4323.339">
                <text:p>4323.3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68.9297">
                <text:p>5668.9297</text:p>
              </table:table-cell>
              <table:table-cell office:value-type="float" office:value="4331.0723">
                <text:p>4331.07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61.2847">
                <text:p>5661.2847</text:p>
              </table:table-cell>
              <table:table-cell office:value-type="float" office:value="4338.7173">
                <text:p>4338.71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53.727">
                <text:p>5653.727</text:p>
              </table:table-cell>
              <table:table-cell office:value-type="float" office:value="4346.275">
                <text:p>4346.2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46.256">
                <text:p>5646.256</text:p>
              </table:table-cell>
              <table:table-cell office:value-type="float" office:value="4353.746">
                <text:p>4353.7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38.87">
                <text:p>5638.87</text:p>
              </table:table-cell>
              <table:table-cell office:value-type="float" office:value="4361.132">
                <text:p>4361.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631.5684">
                <text:p>5631.5684</text:p>
              </table:table-cell>
              <table:table-cell office:value-type="float" office:value="4368.4336">
                <text:p>4368.4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24.3506">
                <text:p>5624.3506</text:p>
              </table:table-cell>
              <table:table-cell office:value-type="float" office:value="4375.6514">
                <text:p>4375.6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17.215">
                <text:p>5617.215</text:p>
              </table:table-cell>
              <table:table-cell office:value-type="float" office:value="4382.787">
                <text:p>4382.7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10.161">
                <text:p>5610.161</text:p>
              </table:table-cell>
              <table:table-cell office:value-type="float" office:value="4389.841">
                <text:p>4389.8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03.1875">
                <text:p>5603.1875</text:p>
              </table:table-cell>
              <table:table-cell office:value-type="float" office:value="4396.8145">
                <text:p>4396.81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96.294">
                <text:p>5596.294</text:p>
              </table:table-cell>
              <table:table-cell office:value-type="float" office:value="4403.708">
                <text:p>4403.7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89.479">
                <text:p>5589.479</text:p>
              </table:table-cell>
              <table:table-cell office:value-type="float" office:value="4410.523">
                <text:p>4410.5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82.742">
                <text:p>5582.742</text:p>
              </table:table-cell>
              <table:table-cell office:value-type="float" office:value="4417.26">
                <text:p>4417.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76.082">
                <text:p>5576.082</text:p>
              </table:table-cell>
              <table:table-cell office:value-type="float" office:value="4423.92">
                <text:p>4423.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69.498">
                <text:p>5569.498</text:p>
              </table:table-cell>
              <table:table-cell office:value-type="float" office:value="4430.504">
                <text:p>4430.5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62.9893">
                <text:p>5562.9893</text:p>
              </table:table-cell>
              <table:table-cell office:value-type="float" office:value="4437.0127">
                <text:p>4437.01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56.5557">
                <text:p>5556.5557</text:p>
              </table:table-cell>
              <table:table-cell office:value-type="float" office:value="4443.4463">
                <text:p>4443.4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50.195">
                <text:p>5550.195</text:p>
              </table:table-cell>
              <table:table-cell office:value-type="float" office:value="4449.807">
                <text:p>4449.8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43.907">
                <text:p>5543.907</text:p>
              </table:table-cell>
              <table:table-cell office:value-type="float" office:value="4456.095">
                <text:p>4456.0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37.691">
                <text:p>5537.691</text:p>
              </table:table-cell>
              <table:table-cell office:value-type="float" office:value="4462.311">
                <text:p>4462.3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31.546">
                <text:p>5531.546</text:p>
              </table:table-cell>
              <table:table-cell office:value-type="float" office:value="4468.456">
                <text:p>4468.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25.471">
                <text:p>5525.471</text:p>
              </table:table-cell>
              <table:table-cell office:value-type="float" office:value="4474.531">
                <text:p>4474.5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19.4653">
                <text:p>5519.4653</text:p>
              </table:table-cell>
              <table:table-cell office:value-type="float" office:value="4480.5366">
                <text:p>4480.53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13.529">
                <text:p>5513.529</text:p>
              </table:table-cell>
              <table:table-cell office:value-type="float" office:value="4486.473">
                <text:p>4486.4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07.66">
                <text:p>5507.66</text:p>
              </table:table-cell>
              <table:table-cell office:value-type="float" office:value="4492.342">
                <text:p>4492.3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01.858">
                <text:p>5501.858</text:p>
              </table:table-cell>
              <table:table-cell office:value-type="float" office:value="4498.144">
                <text:p>4498.1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96.1226">
                <text:p>5496.1226</text:p>
              </table:table-cell>
              <table:table-cell office:value-type="float" office:value="4503.8794">
                <text:p>4503.87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90.4526">
                <text:p>5490.4526</text:p>
              </table:table-cell>
              <table:table-cell office:value-type="float" office:value="4509.5493">
                <text:p>4509.54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84.8477">
                <text:p>5484.8477</text:p>
              </table:table-cell>
              <table:table-cell office:value-type="float" office:value="4515.1543">
                <text:p>4515.15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79.3066">
                <text:p>5479.3066</text:p>
              </table:table-cell>
              <table:table-cell office:value-type="float" office:value="4520.6953">
                <text:p>4520.69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73.8286">
                <text:p>5473.8286</text:p>
              </table:table-cell>
              <table:table-cell office:value-type="float" office:value="4526.1733">
                <text:p>4526.17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68.4136">
                <text:p>5468.4136</text:p>
              </table:table-cell>
              <table:table-cell office:value-type="float" office:value="4531.5884">
                <text:p>4531.58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63.06">
                <text:p>5463.06</text:p>
              </table:table-cell>
              <table:table-cell office:value-type="float" office:value="4536.942">
                <text:p>4536.9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57.768">
                <text:p>5457.768</text:p>
              </table:table-cell>
              <table:table-cell office:value-type="float" office:value="4542.234">
                <text:p>4542.2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52.5366">
                <text:p>5452.5366</text:p>
              </table:table-cell>
              <table:table-cell office:value-type="float" office:value="4547.4653">
                <text:p>4547.46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47.3643">
                <text:p>5447.3643</text:p>
              </table:table-cell>
              <table:table-cell office:value-type="float" office:value="4552.6377">
                <text:p>4552.63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2.252">
                <text:p>5442.252</text:p>
              </table:table-cell>
              <table:table-cell office:value-type="float" office:value="4557.75">
                <text:p>4557.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37.1973">
                <text:p>5437.1973</text:p>
              </table:table-cell>
              <table:table-cell office:value-type="float" office:value="4562.8047">
                <text:p>4562.80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32.201">
                <text:p>5432.201</text:p>
              </table:table-cell>
              <table:table-cell office:value-type="float" office:value="4567.801">
                <text:p>4567.8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27.2617">
                <text:p>5427.2617</text:p>
              </table:table-cell>
              <table:table-cell office:value-type="float" office:value="4572.7407">
                <text:p>4572.74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22.3784">
                <text:p>5422.3784</text:p>
              </table:table-cell>
              <table:table-cell office:value-type="float" office:value="4577.6235">
                <text:p>4577.62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17.5513">
                <text:p>5417.5513</text:p>
              </table:table-cell>
              <table:table-cell office:value-type="float" office:value="4582.4507">
                <text:p>4582.45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12.7793">
                <text:p>5412.7793</text:p>
              </table:table-cell>
              <table:table-cell office:value-type="float" office:value="4587.2227">
                <text:p>4587.22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08.062">
                <text:p>5408.062</text:p>
              </table:table-cell>
              <table:table-cell office:value-type="float" office:value="4591.94">
                <text:p>4591.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03.3984">
                <text:p>5403.3984</text:p>
              </table:table-cell>
              <table:table-cell office:value-type="float" office:value="4596.6035">
                <text:p>4596.60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398.788">
                <text:p>5398.788</text:p>
              </table:table-cell>
              <table:table-cell office:value-type="float" office:value="4601.214">
                <text:p>4601.2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94.2305">
                <text:p>5394.2305</text:p>
              </table:table-cell>
              <table:table-cell office:value-type="float" office:value="4605.7715">
                <text:p>4605.77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89.725">
                <text:p>5389.725</text:p>
              </table:table-cell>
              <table:table-cell office:value-type="float" office:value="4610.277">
                <text:p>4610.2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385.271">
                <text:p>5385.271</text:p>
              </table:table-cell>
              <table:table-cell office:value-type="float" office:value="4614.731">
                <text:p>4614.7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80.868">
                <text:p>5380.868</text:p>
              </table:table-cell>
              <table:table-cell office:value-type="float" office:value="4619.134">
                <text:p>4619.1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376.515">
                <text:p>5376.515</text:p>
              </table:table-cell>
              <table:table-cell office:value-type="float" office:value="4623.487">
                <text:p>4623.4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372.212">
                <text:p>5372.212</text:p>
              </table:table-cell>
              <table:table-cell office:value-type="float" office:value="4627.79">
                <text:p>4627.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67.958">
                <text:p>5367.958</text:p>
              </table:table-cell>
              <table:table-cell office:value-type="float" office:value="4632.044">
                <text:p>4632.0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363.753">
                <text:p>5363.753</text:p>
              </table:table-cell>
              <table:table-cell office:value-type="float" office:value="4636.249">
                <text:p>4636.2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359.596">
                <text:p>5359.596</text:p>
              </table:table-cell>
              <table:table-cell office:value-type="float" office:value="4640.406">
                <text:p>4640.4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55.4863">
                <text:p>5355.4863</text:p>
              </table:table-cell>
              <table:table-cell office:value-type="float" office:value="4644.5156">
                <text:p>4644.51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51.424">
                <text:p>5351.424</text:p>
              </table:table-cell>
              <table:table-cell office:value-type="float" office:value="4648.578">
                <text:p>4648.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47.4077">
                <text:p>5347.4077</text:p>
              </table:table-cell>
              <table:table-cell office:value-type="float" office:value="4652.5947">
                <text:p>4652.59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43.437">
                <text:p>5343.437</text:p>
              </table:table-cell>
              <table:table-cell office:value-type="float" office:value="4656.565">
                <text:p>4656.5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39.512">
                <text:p>5339.512</text:p>
              </table:table-cell>
              <table:table-cell office:value-type="float" office:value="4660.49">
                <text:p>4660.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35.632">
                <text:p>5335.632</text:p>
              </table:table-cell>
              <table:table-cell office:value-type="float" office:value="4664.37">
                <text:p>4664.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31.796">
                <text:p>5331.796</text:p>
              </table:table-cell>
              <table:table-cell office:value-type="float" office:value="4668.206">
                <text:p>4668.2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28.004">
                <text:p>5328.004</text:p>
              </table:table-cell>
              <table:table-cell office:value-type="float" office:value="4671.998">
                <text:p>4671.9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24.2554">
                <text:p>5324.2554</text:p>
              </table:table-cell>
              <table:table-cell office:value-type="float" office:value="4675.7466">
                <text:p>4675.74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20.5493">
                <text:p>5320.5493</text:p>
              </table:table-cell>
              <table:table-cell office:value-type="float" office:value="4679.4526">
                <text:p>4679.45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16.886">
                <text:p>5316.886</text:p>
              </table:table-cell>
              <table:table-cell office:value-type="float" office:value="4683.116">
                <text:p>4683.1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313.2646">
                <text:p>5313.2646</text:p>
              </table:table-cell>
              <table:table-cell office:value-type="float" office:value="4686.7373">
                <text:p>4686.73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309.6846">
                <text:p>5309.6846</text:p>
              </table:table-cell>
              <table:table-cell office:value-type="float" office:value="4690.3174">
                <text:p>4690.31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306.1455">
                <text:p>5306.1455</text:p>
              </table:table-cell>
              <table:table-cell office:value-type="float" office:value="4693.8564">
                <text:p>4693.85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302.6465">
                <text:p>5302.6465</text:p>
              </table:table-cell>
              <table:table-cell office:value-type="float" office:value="4697.3555">
                <text:p>4697.35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299.1875">
                <text:p>5299.1875</text:p>
              </table:table-cell>
              <table:table-cell office:value-type="float" office:value="4700.8145">
                <text:p>4700.81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295.768">
                <text:p>5295.768</text:p>
              </table:table-cell>
              <table:table-cell office:value-type="float" office:value="4704.234">
                <text:p>4704.2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292.388">
                <text:p>5292.388</text:p>
              </table:table-cell>
              <table:table-cell office:value-type="float" office:value="4707.614">
                <text:p>4707.6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89.0464">
                <text:p>5289.0464</text:p>
              </table:table-cell>
              <table:table-cell office:value-type="float" office:value="4710.9556">
                <text:p>4710.95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85.743">
                <text:p>5285.743</text:p>
              </table:table-cell>
              <table:table-cell office:value-type="float" office:value="4714.259">
                <text:p>4714.2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282.4775">
                <text:p>5282.4775</text:p>
              </table:table-cell>
              <table:table-cell office:value-type="float" office:value="4717.5244">
                <text:p>4717.52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279.249">
                <text:p>5279.249</text:p>
              </table:table-cell>
              <table:table-cell office:value-type="float" office:value="4720.753">
                <text:p>4720.7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276.0576">
                <text:p>5276.0576</text:p>
              </table:table-cell>
              <table:table-cell office:value-type="float" office:value="4723.9443">
                <text:p>4723.94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72.9023">
                <text:p>5272.9023</text:p>
              </table:table-cell>
              <table:table-cell office:value-type="float" office:value="4727.0996">
                <text:p>4727.09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69.7837">
                <text:p>5269.7837</text:p>
              </table:table-cell>
              <table:table-cell office:value-type="float" office:value="4730.2183">
                <text:p>4730.21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266.7007">
                <text:p>5266.7007</text:p>
              </table:table-cell>
              <table:table-cell office:value-type="float" office:value="4733.3013">
                <text:p>4733.30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63.6523">
                <text:p>5263.6523</text:p>
              </table:table-cell>
              <table:table-cell office:value-type="float" office:value="4736.3496">
                <text:p>4736.34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60.6396">
                <text:p>5260.6396</text:p>
              </table:table-cell>
              <table:table-cell office:value-type="float" office:value="4739.3623">
                <text:p>4739.36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57.661">
                <text:p>5257.661</text:p>
              </table:table-cell>
              <table:table-cell office:value-type="float" office:value="4742.341">
                <text:p>4742.3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54.7163">
                <text:p>5254.7163</text:p>
              </table:table-cell>
              <table:table-cell office:value-type="float" office:value="4745.2856">
                <text:p>4745.28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51.8057">
                <text:p>5251.8057</text:p>
              </table:table-cell>
              <table:table-cell office:value-type="float" office:value="4748.1963">
                <text:p>4748.1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48.9277">
                <text:p>5248.9277</text:p>
              </table:table-cell>
              <table:table-cell office:value-type="float" office:value="4751.0747">
                <text:p>4751.07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6.0825">
                <text:p>5246.0825</text:p>
              </table:table-cell>
              <table:table-cell office:value-type="float" office:value="4753.9194">
                <text:p>4753.91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43.27">
                <text:p>5243.27</text:p>
              </table:table-cell>
              <table:table-cell office:value-type="float" office:value="4756.732">
                <text:p>4756.7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40.49">
                <text:p>5240.49</text:p>
              </table:table-cell>
              <table:table-cell office:value-type="float" office:value="4759.512">
                <text:p>4759.5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37.7417">
                <text:p>5237.7417</text:p>
              </table:table-cell>
              <table:table-cell office:value-type="float" office:value="4762.2607">
                <text:p>4762.26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35.0244">
                <text:p>5235.0244</text:p>
              </table:table-cell>
              <table:table-cell office:value-type="float" office:value="4764.9775">
                <text:p>4764.97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32.3384">
                <text:p>5232.3384</text:p>
              </table:table-cell>
              <table:table-cell office:value-type="float" office:value="4767.6636">
                <text:p>4767.66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29.683">
                <text:p>5229.683</text:p>
              </table:table-cell>
              <table:table-cell office:value-type="float" office:value="4770.319">
                <text:p>4770.3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227.058">
                <text:p>5227.058</text:p>
              </table:table-cell>
              <table:table-cell office:value-type="float" office:value="4772.944">
                <text:p>4772.9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224.463">
                <text:p>5224.463</text:p>
              </table:table-cell>
              <table:table-cell office:value-type="float" office:value="4775.539">
                <text:p>4775.5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221.8975">
                <text:p>5221.8975</text:p>
              </table:table-cell>
              <table:table-cell office:value-type="float" office:value="4778.1045">
                <text:p>4778.10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219.3613">
                <text:p>5219.3613</text:p>
              </table:table-cell>
              <table:table-cell office:value-type="float" office:value="4780.6406">
                <text:p>4780.64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16.8545">
                <text:p>5216.8545</text:p>
              </table:table-cell>
              <table:table-cell office:value-type="float" office:value="4783.1475">
                <text:p>4783.14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214.376">
                <text:p>5214.376</text:p>
              </table:table-cell>
              <table:table-cell office:value-type="float" office:value="4785.626">
                <text:p>4785.6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211.926">
                <text:p>5211.926</text:p>
              </table:table-cell>
              <table:table-cell office:value-type="float" office:value="4788.076">
                <text:p>4788.0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09.504">
                <text:p>5209.504</text:p>
              </table:table-cell>
              <table:table-cell office:value-type="float" office:value="4790.498">
                <text:p>4790.4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07.1094">
                <text:p>5207.1094</text:p>
              </table:table-cell>
              <table:table-cell office:value-type="float" office:value="4792.8926">
                <text:p>4792.89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04.7427">
                <text:p>5204.7427</text:p>
              </table:table-cell>
              <table:table-cell office:value-type="float" office:value="4795.2593">
                <text:p>4795.25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202.4023">
                <text:p>5202.4023</text:p>
              </table:table-cell>
              <table:table-cell office:value-type="float" office:value="4797.5996">
                <text:p>4797.59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00.0894">
                <text:p>5200.0894</text:p>
              </table:table-cell>
              <table:table-cell office:value-type="float" office:value="4799.9126">
                <text:p>4799.91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97.803">
                <text:p>5197.803</text:p>
              </table:table-cell>
              <table:table-cell office:value-type="float" office:value="4802.199">
                <text:p>4802.1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95.5425">
                <text:p>5195.5425</text:p>
              </table:table-cell>
              <table:table-cell office:value-type="float" office:value="4804.4595">
                <text:p>4804.45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193.3076">
                <text:p>5193.3076</text:p>
              </table:table-cell>
              <table:table-cell office:value-type="float" office:value="4806.6943">
                <text:p>4806.69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191.0986">
                <text:p>5191.0986</text:p>
              </table:table-cell>
              <table:table-cell office:value-type="float" office:value="4808.9033">
                <text:p>4808.90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188.9146">
                <text:p>5188.9146</text:p>
              </table:table-cell>
              <table:table-cell office:value-type="float" office:value="4811.0874">
                <text:p>4811.08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86.7554">
                <text:p>5186.7554</text:p>
              </table:table-cell>
              <table:table-cell office:value-type="float" office:value="4813.2466">
                <text:p>4813.24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184.621">
                <text:p>5184.621</text:p>
              </table:table-cell>
              <table:table-cell office:value-type="float" office:value="4815.381">
                <text:p>4815.3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182.511">
                <text:p>5182.511</text:p>
              </table:table-cell>
              <table:table-cell office:value-type="float" office:value="4817.491">
                <text:p>4817.4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80.425">
                <text:p>5180.425</text:p>
              </table:table-cell>
              <table:table-cell office:value-type="float" office:value="4819.577">
                <text:p>4819.5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78.363">
                <text:p>5178.363</text:p>
              </table:table-cell>
              <table:table-cell office:value-type="float" office:value="4821.639">
                <text:p>4821.6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76.3247">
                <text:p>5176.3247</text:p>
              </table:table-cell>
              <table:table-cell office:value-type="float" office:value="4823.6777">
                <text:p>4823.67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74.3096">
                <text:p>5174.3096</text:p>
              </table:table-cell>
              <table:table-cell office:value-type="float" office:value="4825.6924">
                <text:p>4825.69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72.3174">
                <text:p>5172.3174</text:p>
              </table:table-cell>
              <table:table-cell office:value-type="float" office:value="4827.6846">
                <text:p>4827.68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170.348">
                <text:p>5170.348</text:p>
              </table:table-cell>
              <table:table-cell office:value-type="float" office:value="4829.654">
                <text:p>4829.6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168.401">
                <text:p>5168.401</text:p>
              </table:table-cell>
              <table:table-cell office:value-type="float" office:value="4831.601">
                <text:p>4831.6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166.4766">
                <text:p>5166.4766</text:p>
              </table:table-cell>
              <table:table-cell office:value-type="float" office:value="4833.5254">
                <text:p>4833.52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164.574">
                <text:p>5164.574</text:p>
              </table:table-cell>
              <table:table-cell office:value-type="float" office:value="4835.428">
                <text:p>4835.4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162.693">
                <text:p>5162.693</text:p>
              </table:table-cell>
              <table:table-cell office:value-type="float" office:value="4837.309">
                <text:p>4837.3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160.8335">
                <text:p>5160.8335</text:p>
              </table:table-cell>
              <table:table-cell office:value-type="float" office:value="4839.1685">
                <text:p>4839.16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158.9956">
                <text:p>5158.9956</text:p>
              </table:table-cell>
              <table:table-cell office:value-type="float" office:value="4841.0063">
                <text:p>4841.00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157.1787">
                <text:p>5157.1787</text:p>
              </table:table-cell>
              <table:table-cell office:value-type="float" office:value="4842.8237">
                <text:p>4842.82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55.382">
                <text:p>5155.382</text:p>
              </table:table-cell>
              <table:table-cell office:value-type="float" office:value="4844.62">
                <text:p>4844.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53.606">
                <text:p>5153.606</text:p>
              </table:table-cell>
              <table:table-cell office:value-type="float" office:value="4846.396">
                <text:p>4846.3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51.8506">
                <text:p>5151.8506</text:p>
              </table:table-cell>
              <table:table-cell office:value-type="float" office:value="4848.1514">
                <text:p>4848.15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50.115">
                <text:p>5150.115</text:p>
              </table:table-cell>
              <table:table-cell office:value-type="float" office:value="4849.887">
                <text:p>4849.8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148.3994">
                <text:p>5148.3994</text:p>
              </table:table-cell>
              <table:table-cell office:value-type="float" office:value="4851.6025">
                <text:p>4851.60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46.7036">
                <text:p>5146.7036</text:p>
              </table:table-cell>
              <table:table-cell office:value-type="float" office:value="4853.2983">
                <text:p>4853.29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45.027">
                <text:p>5145.027</text:p>
              </table:table-cell>
              <table:table-cell office:value-type="float" office:value="4854.975">
                <text:p>4854.9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143.3696">
                <text:p>5143.3696</text:p>
              </table:table-cell>
              <table:table-cell office:value-type="float" office:value="4856.6323">
                <text:p>4856.63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41.731">
                <text:p>5141.731</text:p>
              </table:table-cell>
              <table:table-cell office:value-type="float" office:value="4858.271">
                <text:p>4858.2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40.111">
                <text:p>5140.111</text:p>
              </table:table-cell>
              <table:table-cell office:value-type="float" office:value="4859.891">
                <text:p>4859.8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38.5093">
                <text:p>5138.5093</text:p>
              </table:table-cell>
              <table:table-cell office:value-type="float" office:value="4861.4927">
                <text:p>4861.49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136.9263">
                <text:p>5136.9263</text:p>
              </table:table-cell>
              <table:table-cell office:value-type="float" office:value="4863.0757">
                <text:p>4863.07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135.3613">
                <text:p>5135.3613</text:p>
              </table:table-cell>
              <table:table-cell office:value-type="float" office:value="4864.6406">
                <text:p>4864.64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33.8145">
                <text:p>5133.8145</text:p>
              </table:table-cell>
              <table:table-cell office:value-type="float" office:value="4866.1875">
                <text:p>4866.1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132.285">
                <text:p>5132.285</text:p>
              </table:table-cell>
              <table:table-cell office:value-type="float" office:value="4867.717">
                <text:p>4867.7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30.773">
                <text:p>5130.773</text:p>
              </table:table-cell>
              <table:table-cell office:value-type="float" office:value="4869.229">
                <text:p>4869.2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129.2783">
                <text:p>5129.2783</text:p>
              </table:table-cell>
              <table:table-cell office:value-type="float" office:value="4870.7236">
                <text:p>4870.72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27.801">
                <text:p>5127.801</text:p>
              </table:table-cell>
              <table:table-cell office:value-type="float" office:value="4872.201">
                <text:p>4872.2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26.3403">
                <text:p>5126.3403</text:p>
              </table:table-cell>
              <table:table-cell office:value-type="float" office:value="4873.6616">
                <text:p>4873.66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24.8965">
                <text:p>5124.8965</text:p>
              </table:table-cell>
              <table:table-cell office:value-type="float" office:value="4875.1055">
                <text:p>4875.10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23.469">
                <text:p>5123.469</text:p>
              </table:table-cell>
              <table:table-cell office:value-type="float" office:value="4876.533">
                <text:p>4876.5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22.058">
                <text:p>5122.058</text:p>
              </table:table-cell>
              <table:table-cell office:value-type="float" office:value="4877.944">
                <text:p>4877.9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20.663">
                <text:p>5120.663</text:p>
              </table:table-cell>
              <table:table-cell office:value-type="float" office:value="4879.339">
                <text:p>4879.3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119.284">
                <text:p>5119.284</text:p>
              </table:table-cell>
              <table:table-cell office:value-type="float" office:value="4880.718">
                <text:p>4880.7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117.921">
                <text:p>5117.921</text:p>
              </table:table-cell>
              <table:table-cell office:value-type="float" office:value="4882.081">
                <text:p>4882.0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116.5737">
                <text:p>5116.5737</text:p>
              </table:table-cell>
              <table:table-cell office:value-type="float" office:value="4883.4287">
                <text:p>4883.42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15.241">
                <text:p>5115.241</text:p>
              </table:table-cell>
              <table:table-cell office:value-type="float" office:value="4884.761">
                <text:p>4884.7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13.924">
                <text:p>5113.924</text:p>
              </table:table-cell>
              <table:table-cell office:value-type="float" office:value="4886.078">
                <text:p>4886.0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12.622">
                <text:p>5112.622</text:p>
              </table:table-cell>
              <table:table-cell office:value-type="float" office:value="4887.38">
                <text:p>4887.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11.335">
                <text:p>5111.335</text:p>
              </table:table-cell>
              <table:table-cell office:value-type="float" office:value="4888.667">
                <text:p>4888.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10.0625">
                <text:p>5110.0625</text:p>
              </table:table-cell>
              <table:table-cell office:value-type="float" office:value="4889.9395">
                <text:p>4889.93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08.8047">
                <text:p>5108.8047</text:p>
              </table:table-cell>
              <table:table-cell office:value-type="float" office:value="4891.1973">
                <text:p>4891.19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07.561">
                <text:p>5107.561</text:p>
              </table:table-cell>
              <table:table-cell office:value-type="float" office:value="4892.441">
                <text:p>4892.4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06.3315">
                <text:p>5106.3315</text:p>
              </table:table-cell>
              <table:table-cell office:value-type="float" office:value="4893.6704">
                <text:p>4893.67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05.1167">
                <text:p>5105.1167</text:p>
              </table:table-cell>
              <table:table-cell office:value-type="float" office:value="4894.8857">
                <text:p>4894.88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03.915">
                <text:p>5103.915</text:p>
              </table:table-cell>
              <table:table-cell office:value-type="float" office:value="4896.087">
                <text:p>4896.0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02.7275">
                <text:p>5102.7275</text:p>
              </table:table-cell>
              <table:table-cell office:value-type="float" office:value="4897.2744">
                <text:p>4897.27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01.5537">
                <text:p>5101.5537</text:p>
              </table:table-cell>
              <table:table-cell office:value-type="float" office:value="4898.4487">
                <text:p>4898.44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00.393">
                <text:p>5100.393</text:p>
              </table:table-cell>
              <table:table-cell office:value-type="float" office:value="4899.609">
                <text:p>4899.6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99.2456">
                <text:p>5099.2456</text:p>
              </table:table-cell>
              <table:table-cell office:value-type="float" office:value="4900.7563">
                <text:p>4900.75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98.1113">
                <text:p>5098.1113</text:p>
              </table:table-cell>
              <table:table-cell office:value-type="float" office:value="4901.8906">
                <text:p>4901.89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96.99">
                <text:p>5096.99</text:p>
              </table:table-cell>
              <table:table-cell office:value-type="float" office:value="4903.012">
                <text:p>4903.0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95.8813">
                <text:p>5095.8813</text:p>
              </table:table-cell>
              <table:table-cell office:value-type="float" office:value="4904.1206">
                <text:p>4904.12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94.7856">
                <text:p>5094.7856</text:p>
              </table:table-cell>
              <table:table-cell office:value-type="float" office:value="4905.2163">
                <text:p>4905.21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93.702">
                <text:p>5093.702</text:p>
              </table:table-cell>
              <table:table-cell office:value-type="float" office:value="4906.3">
                <text:p>4906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92.631">
                <text:p>5092.631</text:p>
              </table:table-cell>
              <table:table-cell office:value-type="float" office:value="4907.371">
                <text:p>4907.3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91.5723">
                <text:p>5091.5723</text:p>
              </table:table-cell>
              <table:table-cell office:value-type="float" office:value="4908.4297">
                <text:p>4908.42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90.526">
                <text:p>5090.526</text:p>
              </table:table-cell>
              <table:table-cell office:value-type="float" office:value="4909.476">
                <text:p>4909.4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89.4917">
                <text:p>5089.4917</text:p>
              </table:table-cell>
              <table:table-cell office:value-type="float" office:value="4910.5107">
                <text:p>4910.51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88.469">
                <text:p>5088.469</text:p>
              </table:table-cell>
              <table:table-cell office:value-type="float" office:value="4911.533">
                <text:p>4911.5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87.458">
                <text:p>5087.458</text:p>
              </table:table-cell>
              <table:table-cell office:value-type="float" office:value="4912.544">
                <text:p>4912.5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86.4585">
                <text:p>5086.4585</text:p>
              </table:table-cell>
              <table:table-cell office:value-type="float" office:value="4913.5435">
                <text:p>4913.54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85.4707">
                <text:p>5085.4707</text:p>
              </table:table-cell>
              <table:table-cell office:value-type="float" office:value="4914.5317">
                <text:p>4914.53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84.4937">
                <text:p>5084.4937</text:p>
              </table:table-cell>
              <table:table-cell office:value-type="float" office:value="4915.5083">
                <text:p>4915.50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83.528">
                <text:p>5083.528</text:p>
              </table:table-cell>
              <table:table-cell office:value-type="float" office:value="4916.474">
                <text:p>4916.4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82.5737">
                <text:p>5082.5737</text:p>
              </table:table-cell>
              <table:table-cell office:value-type="float" office:value="4917.4287">
                <text:p>4917.42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81.63">
                <text:p>5081.63</text:p>
              </table:table-cell>
              <table:table-cell office:value-type="float" office:value="4918.372">
                <text:p>4918.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80.697">
                <text:p>5080.697</text:p>
              </table:table-cell>
              <table:table-cell office:value-type="float" office:value="4919.305">
                <text:p>4919.3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79.775">
                <text:p>5079.775</text:p>
              </table:table-cell>
              <table:table-cell office:value-type="float" office:value="4920.227">
                <text:p>4920.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